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umberland" svg:font-family="Cumberland" style:font-family-generic="modern" style:font-pitch="fixed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OpenSymbol" svg:font-family="OpenSymbol" style:font-family-generic="system"/>
    <style:font-face style:name="StarSymbol" style:font-charset="x-symbol" svg:font-family="StarSymbol" style:font-family-generic="system"/>
    <style:font-face style:name="TimesNewRomanPSMT" svg:font-family="TimesNewRomanPSMT" style:font-family-generic="swiss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" style:master-page-name="MP0" style:family="paragraph">
      <style:paragraph-properties fo:break-before="page"/>
    </style:style>
    <style:style style:name="P17" style:parent-style-name="Standard" style:family="paragraph">
      <style:text-properties fo:font-size="16pt" style:font-size-asian="16pt" style:font-size-complex="16pt"/>
    </style:style>
    <style:style style:name="S1" style:family="section">
      <style:section-properties fo:margin-left="0in" fo:margin-right="0in" style:writing-mode="lr-tb"/>
    </style:style>
    <style:style style:name="P18" style:parent-style-name="Standard" style:family="paragraph">
      <style:text-properties fo:font-size="16pt" style:font-size-asian="16pt" style:font-size-complex="16pt"/>
    </style:style>
    <style:style style:name="P19" style:parent-style-name="Standard" style:family="paragraph">
      <style:text-properties fo:font-size="16pt" style:font-size-asian="16pt" style:font-size-complex="16pt"/>
    </style:style>
    <style:style style:name="P20" style:parent-style-name="Textbody" style:family="paragraph">
      <style:text-properties fo:font-size="16pt" style:font-size-asian="16pt" style:font-size-complex="16pt"/>
    </style:style>
    <style:style style:name="S2" style:family="section">
      <style:section-properties fo:margin-left="0in" fo:margin-right="0in" style:writing-mode="lr-tb"/>
    </style:style>
    <style:style style:name="P21" style:parent-style-name="Título2" style:family="paragraph">
      <style:paragraph-properties>
        <style:tab-stops>
          <style:tab-stop style:type="center" style:position="2.4673in"/>
          <style:tab-stop style:type="right" style:position="5.9055in"/>
        </style:tab-stops>
      </style:paragraph-properties>
    </style:style>
    <style:style style:name="P22" style:parent-style-name="Standard" style:family="paragraph">
      <style:paragraph-properties style:text-autospace="none" fo:text-align="justify"/>
      <style:text-properties style:font-name-asian="TimesNewRomanPSMT" style:font-name-complex="TimesNewRomanPSMT" style:font-weight-complex="bold" style:font-style-complex="italic"/>
    </style:style>
    <style:style style:name="S3" style:family="section">
      <style:section-properties fo:margin-left="0in" fo:margin-right="0in" style:writing-mode="lr-tb"/>
    </style:style>
    <style:style style:name="P23" style:parent-style-name="Standard" style:family="paragraph">
      <style:paragraph-properties style:text-autospace="none"/>
      <style:text-properties style:font-name-asian="TimesNewRomanPSMT" style:font-name-complex="TimesNewRomanPSMT"/>
    </style:style>
    <style:style style:name="P24" style:parent-style-name="Standard" style:family="paragraph">
      <style:paragraph-properties style:text-autospace="none" fo:text-align="justify"/>
      <style:text-properties style:font-name-asian="TimesNewRomanPSMT" style:font-name-complex="Arial" style:font-weight-complex="bold" style:font-style-complex="italic" fo:font-size="12.5pt" style:font-size-asian="12.5pt"/>
    </style:style>
    <style:style style:name="P25" style:parent-style-name="Standard" style:family="paragraph">
      <style:paragraph-properties style:text-autospace="none" fo:text-align="justify"/>
    </style:style>
    <style:style style:name="T26" style:parent-style-name="Fuentedepárrafopredeter." style:family="text">
      <style:text-properties style:font-name="Courier New" style:font-name-asian="Courier New" style:font-name-complex="Courier New" style:font-weight-complex="bold" style:font-style-complex="italic" fo:color="#0000FF" fo:font-size="10pt" style:font-size-asian="10pt" style:font-size-complex="10pt"/>
    </style:style>
    <style:style style:name="T27" style:parent-style-name="Fuentedepárrafopredeter." style:family="text">
      <style:text-properties style:font-name="Courier New" style:font-name-asian="Courier New" style:font-name-complex="Courier New" style:font-weight-complex="bold" style:font-style-complex="italic" fo:color="#000000" fo:font-size="10pt" style:font-size-asian="10pt" style:font-size-complex="10pt"/>
    </style:style>
    <style:style style:name="P28" style:parent-style-name="Standard" style:family="paragraph">
      <style:paragraph-properties style:text-autospace="none"/>
      <style:text-properties style:font-name="Courier New" style:font-name-asian="Courier New" style:font-name-complex="Courier New" fo:color="#000000" fo:font-size="10pt" style:font-size-asian="10pt" style:font-size-complex="10pt" fo:language="en" fo:country="US"/>
    </style:style>
    <style:style style:name="P29" style:parent-style-name="Standard" style:family="paragraph">
      <style:paragraph-properties style:text-autospace="none"/>
      <style:text-properties style:font-name="Courier New" style:font-name-asian="Courier New" style:font-name-complex="Courier New" fo:color="#000000" fo:font-size="10pt" style:font-size-asian="10pt" style:font-size-complex="10pt" fo:language="en" fo:country="US"/>
    </style:style>
    <style:style style:name="P30" style:parent-style-name="Standard" style:family="paragraph">
      <style:paragraph-properties style:text-autospace="none"/>
    </style:style>
    <style:style style:name="T31" style:parent-style-name="Fuentedepárrafopredeter." style:family="text">
      <style:text-properties style:font-name="Courier New" style:font-name-asian="Courier New" style:font-name-complex="Courier New" fo:color="#000000" fo:font-size="10pt" style:font-size-asian="10pt" style:font-size-complex="10pt" fo:language="en" fo:country="US"/>
    </style:style>
    <style:style style:name="T32" style:parent-style-name="Fuentedepárrafopredeter." style:family="text">
      <style:text-properties style:font-name="Courier New" style:font-name-asian="Courier New" style:font-name-complex="Courier New" fo:color="#A020F0" fo:font-size="10pt" style:font-size-asian="10pt" style:font-size-complex="10pt" fo:language="en" fo:country="US"/>
    </style:style>
    <style:style style:name="T33" style:parent-style-name="Fuentedepárrafopredeter." style:family="text">
      <style:text-properties style:font-name="Courier New" style:font-name-asian="Courier New" style:font-name-complex="Courier New" fo:color="#000000" fo:font-size="10pt" style:font-size-asian="10pt" style:font-size-complex="10pt" fo:language="en" fo:country="US"/>
    </style:style>
    <style:style style:name="P34" style:parent-style-name="Standard" style:family="paragraph">
      <style:paragraph-properties style:text-autospace="none"/>
    </style:style>
    <style:style style:name="T35" style:parent-style-name="Fuentedepárrafopredeter." style:family="text">
      <style:text-properties style:font-name="Courier New" style:font-name-asian="Courier New" style:font-name-complex="Courier New" fo:color="#000000" fo:font-size="10pt" style:font-size-asian="10pt" style:font-size-complex="10pt" fo:language="en" fo:country="US"/>
    </style:style>
    <style:style style:name="T36" style:parent-style-name="Fuentedepárrafopredeter." style:family="text">
      <style:text-properties style:font-name="Courier New" style:font-name-asian="Courier New" style:font-name-complex="Courier New" fo:color="#000000" fo:font-size="10pt" style:font-size-asian="10pt" style:font-size-complex="10pt" fo:language="en" fo:country="US"/>
    </style:style>
    <style:style style:name="T37" style:parent-style-name="Fuentedepárrafopredeter." style:family="text">
      <style:text-properties style:font-name="Courier New" style:font-name-asian="Courier New" style:font-name-complex="Courier New" fo:color="#A020F0" fo:font-size="10pt" style:font-size-asian="10pt" style:font-size-complex="10pt" fo:language="en" fo:country="US"/>
    </style:style>
    <style:style style:name="T38" style:parent-style-name="Fuentedepárrafopredeter." style:family="text">
      <style:text-properties style:font-name="Courier New" style:font-name-asian="Courier New" style:font-name-complex="Courier New" fo:color="#000000" fo:font-size="10pt" style:font-size-asian="10pt" style:font-size-complex="10pt" fo:language="en" fo:country="US"/>
    </style:style>
    <style:style style:name="P39" style:parent-style-name="Standard" style:family="paragraph">
      <style:paragraph-properties style:text-autospace="none"/>
    </style:style>
    <style:style style:name="T40" style:parent-style-name="Fuentedepárrafopredeter." style:family="text">
      <style:text-properties style:font-name="Courier New" style:font-name-asian="Courier New" style:font-name-complex="Courier New" fo:color="#000000" fo:font-size="10pt" style:font-size-asian="10pt" style:font-size-complex="10pt" fo:language="en" fo:country="US"/>
    </style:style>
    <style:style style:name="T41" style:parent-style-name="Fuentedepárrafopredeter." style:family="text">
      <style:text-properties style:font-name="Courier New" style:font-name-asian="Courier New" style:font-name-complex="Courier New" fo:color="#A020F0" fo:font-size="10pt" style:font-size-asian="10pt" style:font-size-complex="10pt" fo:language="en" fo:country="US"/>
    </style:style>
    <style:style style:name="T42" style:parent-style-name="Fuentedepárrafopredeter." style:family="text">
      <style:text-properties style:font-name="Courier New" style:font-name-asian="Courier New" style:font-name-complex="Courier New" fo:color="#000000" fo:font-size="10pt" style:font-size-asian="10pt" style:font-size-complex="10pt" fo:language="en" fo:country="US"/>
    </style:style>
    <style:style style:name="P43" style:parent-style-name="Standard" style:family="paragraph">
      <style:paragraph-properties style:text-autospace="none"/>
    </style:style>
    <style:style style:name="T44" style:parent-style-name="Fuentedepárrafopredeter." style:family="text">
      <style:text-properties style:font-name="Courier New" style:font-name-asian="Courier New" style:font-name-complex="Courier New" fo:color="#000000" fo:font-size="10pt" style:font-size-asian="10pt" style:font-size-complex="10pt" fo:language="en" fo:country="US"/>
    </style:style>
    <style:style style:name="T45" style:parent-style-name="Fuentedepárrafopredeter." style:family="text">
      <style:text-properties style:font-name="Courier New" style:font-name-asian="Courier New" style:font-name-complex="Courier New" fo:color="#A020F0" fo:font-size="10pt" style:font-size-asian="10pt" style:font-size-complex="10pt" fo:language="en" fo:country="US"/>
    </style:style>
    <style:style style:name="T46" style:parent-style-name="Fuentedepárrafopredeter." style:family="text">
      <style:text-properties style:font-name="Courier New" style:font-name-asian="Courier New" style:font-name-complex="Courier New" fo:color="#000000" fo:font-size="10pt" style:font-size-asian="10pt" style:font-size-complex="10pt" fo:language="en" fo:country="US"/>
    </style:style>
    <style:style style:name="P47" style:parent-style-name="Standard" style:family="paragraph">
      <style:paragraph-properties style:text-autospace="none"/>
    </style:style>
    <style:style style:name="T48" style:parent-style-name="Fuentedepárrafopredeter." style:family="text">
      <style:text-properties style:font-name="Courier New" style:font-name-asian="Courier New" style:font-name-complex="Courier New" fo:color="#000000" fo:font-size="10pt" style:font-size-asian="10pt" style:font-size-complex="10pt" fo:language="en" fo:country="US"/>
    </style:style>
    <style:style style:name="T49" style:parent-style-name="Fuentedepárrafopredeter." style:family="text">
      <style:text-properties style:font-name="Courier New" style:font-name-asian="Courier New" style:font-name-complex="Courier New" fo:color="#A020F0" fo:font-size="10pt" style:font-size-asian="10pt" style:font-size-complex="10pt" fo:language="en" fo:country="US"/>
    </style:style>
    <style:style style:name="T50" style:parent-style-name="Fuentedepárrafopredeter." style:family="text">
      <style:text-properties style:font-name="Courier New" style:font-name-asian="Courier New" style:font-name-complex="Courier New" fo:color="#000000" fo:font-size="10pt" style:font-size-asian="10pt" style:font-size-complex="10pt" fo:language="en" fo:country="US"/>
    </style:style>
    <style:style style:name="P51" style:parent-style-name="Standard" style:family="paragraph">
      <style:paragraph-properties style:text-autospace="none"/>
      <style:text-properties style:font-name="Courier New" style:font-name-asian="Courier New" style:font-name-complex="Courier New" fo:color="#000000" fo:font-size="10pt" style:font-size-asian="10pt" style:font-size-complex="10pt" fo:language="en" fo:country="US"/>
    </style:style>
    <style:style style:name="P52" style:parent-style-name="Standard" style:family="paragraph">
      <style:paragraph-properties style:text-autospace="none"/>
    </style:style>
    <style:style style:name="T53" style:parent-style-name="Fuentedepárrafopredeter." style:family="text">
      <style:text-properties style:font-name="Courier New" style:font-name-asian="Courier New" style:font-name-complex="Courier New" fo:color="#0000FF" fo:font-size="10pt" style:font-size-asian="10pt" style:font-size-complex="10pt" fo:language="en" fo:country="US"/>
    </style:style>
    <style:style style:name="T54" style:parent-style-name="Fuentedepárrafopredeter." style:family="text">
      <style:text-properties style:font-name="Courier New" style:font-name-asian="Courier New" style:font-name-complex="Courier New" fo:color="#000000" fo:font-size="10pt" style:font-size-asian="10pt" style:font-size-complex="10pt" fo:language="en" fo:country="US"/>
    </style:style>
    <style:style style:name="P55" style:parent-style-name="Standard" style:family="paragraph">
      <style:paragraph-properties style:text-autospace="none"/>
      <style:text-properties style:font-name="Courier New" style:font-name-asian="Courier New" style:font-name-complex="Courier New" fo:color="#000000" fo:font-size="10pt" style:font-size-asian="10pt" style:font-size-complex="10pt" fo:language="en" fo:country="US"/>
    </style:style>
    <style:style style:name="P56" style:parent-style-name="Standard" style:family="paragraph">
      <style:paragraph-properties style:text-autospace="none"/>
    </style:style>
    <style:style style:name="T57" style:parent-style-name="Fuentedepárrafopredeter." style:family="text">
      <style:text-properties style:font-name="Courier New" style:font-name-asian="Courier New" style:font-name-complex="Courier New" fo:color="#000000" fo:font-size="10pt" style:font-size-asian="10pt" style:font-size-complex="10pt" fo:language="en" fo:country="US"/>
    </style:style>
    <style:style style:name="T58" style:parent-style-name="Fuentedepárrafopredeter.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59" style:parent-style-name="Standard" style:family="paragraph">
      <style:paragraph-properties style:text-autospace="none"/>
    </style:style>
    <style:style style:name="T60" style:parent-style-name="Fuentedepárrafopredeter.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61" style:parent-style-name="Fuentedepárrafopredeter.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62" style:parent-style-name="Fuentedepárrafopredeter." style:family="text">
      <style:text-properties style:font-name="Courier New" style:font-name-asian="Courier New" style:font-name-complex="Courier New" fo:color="#228B22" fo:font-size="10pt" style:font-size-asian="10pt" style:font-size-complex="10pt"/>
    </style:style>
    <style:style style:name="P63" style:parent-style-name="Standard" style:family="paragraph">
      <style:paragraph-properties style:text-autospace="none"/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64" style:parent-style-name="Standard" style:family="paragraph">
      <style:paragraph-properties style:text-autospace="none"/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65" style:parent-style-name="Standard" style:family="paragraph">
      <style:paragraph-properties style:text-autospace="none"/>
    </style:style>
    <style:style style:name="T66" style:parent-style-name="Fuentedepárrafopredeter.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67" style:parent-style-name="Fuentedepárrafopredeter." style:family="text">
      <style:text-properties style:font-name="Courier New" style:font-name-asian="Courier New" style:font-name-complex="Courier New" fo:color="#228B22" fo:font-size="10pt" style:font-size-asian="10pt" style:font-size-complex="10pt"/>
    </style:style>
    <style:style style:name="P68" style:parent-style-name="Standard" style:family="paragraph">
      <style:paragraph-properties style:text-autospace="none"/>
      <style:text-properties style:font-name="Courier New" style:font-name-asian="Courier New" style:font-name-complex="Courier New" fo:color="#0000FF" fo:font-size="10pt" style:font-size-asian="10pt" style:font-size-complex="10pt"/>
    </style:style>
    <style:style style:name="P69" style:parent-style-name="Standard" style:family="paragraph">
      <style:paragraph-properties style:text-autospace="none"/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70" style:parent-style-name="Standard" style:family="paragraph">
      <style:paragraph-properties style:text-autospace="none"/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71" style:parent-style-name="Standard" style:family="paragraph">
      <style:paragraph-properties style:text-autospace="none"/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72" style:parent-style-name="Standard" style:family="paragraph">
      <style:paragraph-properties style:text-autospace="none"/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73" style:parent-style-name="Standard" style:family="paragraph">
      <style:paragraph-properties style:text-autospace="none" fo:text-align="justify"/>
      <style:text-properties style:font-name-asian="TimesNewRomanPSMT" style:font-name-complex="Arial" style:font-weight-complex="bold" style:font-style-complex="italic" fo:font-size="12.5pt" style:font-size-asian="12.5pt"/>
    </style:style>
    <style:style style:name="P74" style:parent-style-name="Standard" style:family="paragraph">
      <style:paragraph-properties style:text-autospace="none"/>
      <style:text-properties style:font-name-asian="TimesNewRomanPSMT" style:font-name-complex="TimesNewRomanPSMT"/>
    </style:style>
    <style:style style:name="P75" style:parent-style-name="Standard" style:family="paragraph">
      <style:paragraph-properties style:text-autospace="none"/>
      <style:text-properties style:font-name-asian="TimesNewRomanPSMT" style:font-name-complex="TimesNewRomanPSMT"/>
    </style:style>
    <style:style style:name="S4" style:family="section">
      <style:section-properties fo:margin-left="0in" fo:margin-right="0in" style:writing-mode="lr-tb"/>
    </style:style>
    <style:style style:name="P76" style:parent-style-name="Standard" style:family="paragraph">
      <style:paragraph-properties style:text-autospace="none"/>
      <style:text-properties style:font-name-asian="TimesNewRomanPSMT" style:font-name-complex="TimesNewRomanPSMT"/>
    </style:style>
    <style:style style:name="P77" style:parent-style-name="Standard" style:family="paragraph">
      <style:paragraph-properties style:text-autospace="none"/>
      <style:text-properties style:font-name-asian="TimesNewRomanPSMT" style:font-name-complex="TimesNewRomanPSMT"/>
    </style:style>
    <style:style style:name="P78" style:parent-style-name="Standard" style:family="paragraph">
      <style:paragraph-properties style:text-autospace="none"/>
      <style:text-properties style:font-name-asian="TimesNewRomanPSMT" style:font-name-complex="TimesNewRomanPSMT"/>
    </style:style>
    <style:style style:name="P79" style:parent-style-name="Standard" style:family="paragraph">
      <style:paragraph-properties style:text-autospace="none"/>
      <style:text-properties style:font-name-asian="TimesNewRomanPSMT" style:font-name-complex="TimesNewRomanPSMT"/>
    </style:style>
    <style:style style:name="P80" style:parent-style-name="Standard" style:family="paragraph">
      <style:paragraph-properties style:text-autospace="none"/>
      <style:text-properties style:font-name-asian="TimesNewRomanPSMT" style:font-name-complex="TimesNewRomanPSMT"/>
    </style:style>
    <style:style style:name="S5" style:family="section">
      <style:section-properties fo:margin-left="0in" fo:margin-right="0in" style:writing-mode="lr-tb"/>
    </style:style>
    <style:style style:name="P81" style:parent-style-name="Standard" style:family="paragraph">
      <style:paragraph-properties style:text-autospace="none"/>
      <style:text-properties style:font-name-asian="TimesNewRomanPSMT" style:font-name-complex="TimesNewRomanPSMT"/>
    </style:style>
    <style:style style:name="P82" style:parent-style-name="Standard" style:family="paragraph">
      <style:paragraph-properties style:text-autospace="none"/>
      <style:text-properties style:font-name-asian="TimesNewRomanPSMT" style:font-name-complex="TimesNewRomanPSMT"/>
    </style:style>
    <style:style style:name="P83" style:parent-style-name="Standard" style:family="paragraph">
      <style:paragraph-properties style:text-autospace="none" fo:text-align="justify"/>
    </style:style>
    <style:style style:name="T84" style:parent-style-name="Fuentedepárrafopredeter." style:family="text">
      <style:text-properties style:font-name="Courier New" style:font-name-asian="Courier New" style:font-name-complex="Courier New" style:font-weight-complex="bold" style:font-style-complex="italic" fo:color="#0000FF" fo:font-size="10pt" style:font-size-asian="10pt" style:font-size-complex="10pt"/>
    </style:style>
    <style:style style:name="T85" style:parent-style-name="Fuentedepárrafopredeter." style:family="text">
      <style:text-properties style:font-name="Courier New" style:font-name-asian="Courier New" style:font-name-complex="Courier New" style:font-weight-complex="bold" style:font-style-complex="italic" fo:color="#000000" fo:font-size="10pt" style:font-size-asian="10pt" style:font-size-complex="10pt"/>
    </style:style>
    <style:style style:name="P86" style:parent-style-name="Standard" style:family="paragraph">
      <style:paragraph-properties style:text-autospace="none"/>
      <style:text-properties style:font-name="Courier New" style:font-name-asian="Courier New" style:font-name-complex="Courier New" fo:color="#000000" fo:font-size="10pt" style:font-size-asian="10pt" style:font-size-complex="10pt" fo:language="en" fo:country="US"/>
    </style:style>
    <style:style style:name="P87" style:parent-style-name="Standard" style:family="paragraph">
      <style:paragraph-properties style:text-autospace="none"/>
      <style:text-properties style:font-name="Courier New" style:font-name-asian="Courier New" style:font-name-complex="Courier New" fo:color="#000000" fo:font-size="10pt" style:font-size-asian="10pt" style:font-size-complex="10pt" fo:language="en" fo:country="US"/>
    </style:style>
    <style:style style:name="P88" style:parent-style-name="Standard" style:family="paragraph">
      <style:paragraph-properties style:text-autospace="none"/>
      <style:text-properties style:font-name="Courier New" style:font-name-asian="Courier New" style:font-name-complex="Courier New" fo:color="#000000" fo:font-size="10pt" style:font-size-asian="10pt" style:font-size-complex="10pt" fo:language="en" fo:country="US"/>
    </style:style>
    <style:style style:name="P89" style:parent-style-name="Standard" style:family="paragraph">
      <style:paragraph-properties style:text-autospace="none"/>
      <style:text-properties style:font-name="Courier New" style:font-name-asian="Courier New" style:font-name-complex="Courier New" fo:color="#000000" fo:font-size="10pt" style:font-size-asian="10pt" style:font-size-complex="10pt" fo:language="en" fo:country="US"/>
    </style:style>
    <style:style style:name="P90" style:parent-style-name="Standard" style:family="paragraph">
      <style:paragraph-properties style:text-autospace="none"/>
      <style:text-properties style:font-name="Courier New" style:font-name-asian="Courier New" style:font-name-complex="Courier New" fo:color="#000000" fo:font-size="10pt" style:font-size-asian="10pt" style:font-size-complex="10pt" fo:language="en" fo:country="US"/>
    </style:style>
    <style:style style:name="P91" style:parent-style-name="Standard" style:family="paragraph">
      <style:paragraph-properties style:text-autospace="none"/>
    </style:style>
    <style:style style:name="T92" style:parent-style-name="Fuentedepárrafopredeter." style:family="text">
      <style:text-properties style:font-name="Courier New" style:font-name-asian="Courier New" style:font-name-complex="Courier New" fo:color="#000000" fo:font-size="10pt" style:font-size-asian="10pt" style:font-size-complex="10pt" fo:language="en" fo:country="US"/>
    </style:style>
    <style:style style:name="T93" style:parent-style-name="Fuentedepárrafopredeter." style:family="text">
      <style:text-properties style:font-name="Courier New" style:font-name-asian="Courier New" style:font-name-complex="Courier New" fo:color="#A020F0" fo:font-size="10pt" style:font-size-asian="10pt" style:font-size-complex="10pt" fo:language="en" fo:country="US"/>
    </style:style>
    <style:style style:name="T94" style:parent-style-name="Fuentedepárrafopredeter." style:family="text">
      <style:text-properties style:font-name="Courier New" style:font-name-asian="Courier New" style:font-name-complex="Courier New" fo:color="#000000" fo:font-size="10pt" style:font-size-asian="10pt" style:font-size-complex="10pt" fo:language="en" fo:country="US"/>
    </style:style>
    <style:style style:name="P95" style:parent-style-name="Standard" style:family="paragraph">
      <style:paragraph-properties style:text-autospace="none"/>
    </style:style>
    <style:style style:name="T96" style:parent-style-name="Fuentedepárrafopredeter." style:family="text">
      <style:text-properties style:font-name="Courier New" style:font-name-asian="Courier New" style:font-name-complex="Courier New" fo:color="#000000" fo:font-size="10pt" style:font-size-asian="10pt" style:font-size-complex="10pt" fo:language="en" fo:country="US"/>
    </style:style>
    <style:style style:name="T97" style:parent-style-name="Fuentedepárrafopredeter." style:family="text">
      <style:text-properties style:font-name="Courier New" style:font-name-asian="Courier New" style:font-name-complex="Courier New" fo:color="#A020F0" fo:font-size="10pt" style:font-size-asian="10pt" style:font-size-complex="10pt" fo:language="en" fo:country="US"/>
    </style:style>
    <style:style style:name="T98" style:parent-style-name="Fuentedepárrafopredeter." style:family="text">
      <style:text-properties style:font-name="Courier New" style:font-name-asian="Courier New" style:font-name-complex="Courier New" fo:color="#000000" fo:font-size="10pt" style:font-size-asian="10pt" style:font-size-complex="10pt" fo:language="en" fo:country="US"/>
    </style:style>
    <style:style style:name="P99" style:parent-style-name="Standard" style:family="paragraph">
      <style:paragraph-properties style:text-autospace="none"/>
    </style:style>
    <style:style style:name="T100" style:parent-style-name="Fuentedepárrafopredeter." style:family="text">
      <style:text-properties style:font-name="Courier New" style:font-name-asian="Courier New" style:font-name-complex="Courier New" fo:color="#000000" fo:font-size="10pt" style:font-size-asian="10pt" style:font-size-complex="10pt" fo:language="en" fo:country="US"/>
    </style:style>
    <style:style style:name="T101" style:parent-style-name="Fuentedepárrafopredeter." style:family="text">
      <style:text-properties style:font-name="Courier New" style:font-name-asian="Courier New" style:font-name-complex="Courier New" fo:color="#A020F0" fo:font-size="10pt" style:font-size-asian="10pt" style:font-size-complex="10pt" fo:language="en" fo:country="US"/>
    </style:style>
    <style:style style:name="T102" style:parent-style-name="Fuentedepárrafopredeter." style:family="text">
      <style:text-properties style:font-name="Courier New" style:font-name-asian="Courier New" style:font-name-complex="Courier New" fo:color="#000000" fo:font-size="10pt" style:font-size-asian="10pt" style:font-size-complex="10pt" fo:language="en" fo:country="US"/>
    </style:style>
    <style:style style:name="P103" style:parent-style-name="Standard" style:family="paragraph">
      <style:paragraph-properties style:text-autospace="none"/>
    </style:style>
    <style:style style:name="T104" style:parent-style-name="Fuentedepárrafopredeter." style:family="text">
      <style:text-properties style:font-name="Courier New" style:font-name-asian="Courier New" style:font-name-complex="Courier New" fo:color="#000000" fo:font-size="10pt" style:font-size-asian="10pt" style:font-size-complex="10pt" fo:language="en" fo:country="US"/>
    </style:style>
    <style:style style:name="T105" style:parent-style-name="Fuentedepárrafopredeter." style:family="text">
      <style:text-properties style:font-name="Courier New" style:font-name-asian="Courier New" style:font-name-complex="Courier New" fo:color="#A020F0" fo:font-size="10pt" style:font-size-asian="10pt" style:font-size-complex="10pt" fo:language="en" fo:country="US"/>
    </style:style>
    <style:style style:name="T106" style:parent-style-name="Fuentedepárrafopredeter." style:family="text">
      <style:text-properties style:font-name="Courier New" style:font-name-asian="Courier New" style:font-name-complex="Courier New" fo:color="#000000" fo:font-size="10pt" style:font-size-asian="10pt" style:font-size-complex="10pt" fo:language="en" fo:country="US"/>
    </style:style>
    <style:style style:name="P107" style:parent-style-name="Standard" style:family="paragraph">
      <style:paragraph-properties style:text-autospace="none"/>
    </style:style>
    <style:style style:name="T108" style:parent-style-name="Fuentedepárrafopredeter." style:family="text">
      <style:text-properties style:font-name="Courier New" style:font-name-asian="Courier New" style:font-name-complex="Courier New" fo:color="#000000" fo:font-size="10pt" style:font-size-asian="10pt" style:font-size-complex="10pt" fo:language="en" fo:country="US"/>
    </style:style>
    <style:style style:name="T109" style:parent-style-name="Fuentedepárrafopredeter." style:family="text">
      <style:text-properties style:font-name="Courier New" style:font-name-asian="Courier New" style:font-name-complex="Courier New" fo:color="#A020F0" fo:font-size="10pt" style:font-size-asian="10pt" style:font-size-complex="10pt" fo:language="en" fo:country="US"/>
    </style:style>
    <style:style style:name="T110" style:parent-style-name="Fuentedepárrafopredeter." style:family="text">
      <style:text-properties style:font-name="Courier New" style:font-name-asian="Courier New" style:font-name-complex="Courier New" fo:color="#000000" fo:font-size="10pt" style:font-size-asian="10pt" style:font-size-complex="10pt" fo:language="en" fo:country="US"/>
    </style:style>
    <style:style style:name="P111" style:parent-style-name="Standard" style:family="paragraph">
      <style:paragraph-properties style:text-autospace="none"/>
      <style:text-properties style:font-name="Courier New" style:font-name-asian="Courier New" style:font-name-complex="Courier New" fo:color="#000000" fo:font-size="10pt" style:font-size-asian="10pt" style:font-size-complex="10pt" fo:language="en" fo:country="US"/>
    </style:style>
    <style:style style:name="P112" style:parent-style-name="Standard" style:family="paragraph">
      <style:paragraph-properties style:text-autospace="none"/>
    </style:style>
    <style:style style:name="T113" style:parent-style-name="Fuentedepárrafopredeter." style:family="text">
      <style:text-properties style:font-name="Courier New" style:font-name-asian="Courier New" style:font-name-complex="Courier New" fo:color="#0000FF" fo:font-size="10pt" style:font-size-asian="10pt" style:font-size-complex="10pt" fo:language="en" fo:country="US"/>
    </style:style>
    <style:style style:name="T114" style:parent-style-name="Fuentedepárrafopredeter." style:family="text">
      <style:text-properties style:font-name="Courier New" style:font-name-asian="Courier New" style:font-name-complex="Courier New" fo:color="#000000" fo:font-size="10pt" style:font-size-asian="10pt" style:font-size-complex="10pt" fo:language="en" fo:country="US"/>
    </style:style>
    <style:style style:name="P115" style:parent-style-name="Standard" style:family="paragraph">
      <style:paragraph-properties style:text-autospace="none"/>
    </style:style>
    <style:style style:name="T116" style:parent-style-name="Fuentedepárrafopredeter." style:family="text">
      <style:text-properties style:font-name="Courier New" style:font-name-asian="Courier New" style:font-name-complex="Courier New" fo:color="#000000" fo:font-size="10pt" style:font-size-asian="10pt" style:font-size-complex="10pt" fo:language="en" fo:country="US"/>
    </style:style>
    <style:style style:name="T117" style:parent-style-name="Fuentedepárrafopredeter." style:family="text">
      <style:text-properties style:font-name="Courier New" style:font-name-asian="Courier New" style:font-name-complex="Courier New" fo:color="#0000FF" fo:font-size="10pt" style:font-size-asian="10pt" style:font-size-complex="10pt" fo:language="en" fo:country="US"/>
    </style:style>
    <style:style style:name="T118" style:parent-style-name="Fuentedepárrafopredeter." style:family="text">
      <style:text-properties style:font-name="Courier New" style:font-name-asian="Courier New" style:font-name-complex="Courier New" fo:color="#000000" fo:font-size="10pt" style:font-size-asian="10pt" style:font-size-complex="10pt" fo:language="en" fo:country="US"/>
    </style:style>
    <style:style style:name="P119" style:parent-style-name="Standard" style:family="paragraph">
      <style:paragraph-properties style:text-autospace="none"/>
    </style:style>
    <style:style style:name="T120" style:parent-style-name="Fuentedepárrafopredeter." style:family="text">
      <style:text-properties style:font-name="Courier New" style:font-name-asian="Courier New" style:font-name-complex="Courier New" fo:color="#000000" fo:font-size="10pt" style:font-size-asian="10pt" style:font-size-complex="10pt" fo:language="en" fo:country="US"/>
    </style:style>
    <style:style style:name="T121" style:parent-style-name="Fuentedepárrafopredeter." style:family="text">
      <style:text-properties style:font-name="Courier New" style:font-name-asian="Courier New" style:font-name-complex="Courier New" fo:color="#0000FF" fo:font-size="10pt" style:font-size-asian="10pt" style:font-size-complex="10pt" fo:language="en" fo:country="US"/>
    </style:style>
    <style:style style:name="T122" style:parent-style-name="Fuentedepárrafopredeter." style:family="text">
      <style:text-properties style:font-name="Courier New" style:font-name-asian="Courier New" style:font-name-complex="Courier New" fo:color="#000000" fo:font-size="10pt" style:font-size-asian="10pt" style:font-size-complex="10pt" fo:language="en" fo:country="US"/>
    </style:style>
    <style:style style:name="P123" style:parent-style-name="Standard" style:family="paragraph">
      <style:paragraph-properties style:text-autospace="none"/>
    </style:style>
    <style:style style:name="T124" style:parent-style-name="Fuentedepárrafopredeter." style:family="text">
      <style:text-properties style:font-name="Courier New" style:font-name-asian="Courier New" style:font-name-complex="Courier New" fo:color="#000000" fo:font-size="10pt" style:font-size-asian="10pt" style:font-size-complex="10pt" fo:language="en" fo:country="US"/>
    </style:style>
    <style:style style:name="T125" style:parent-style-name="Fuentedepárrafopredeter.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126" style:parent-style-name="Standard" style:family="paragraph">
      <style:paragraph-properties style:text-autospace="none"/>
    </style:style>
    <style:style style:name="T127" style:parent-style-name="Fuentedepárrafopredeter.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28" style:parent-style-name="Fuentedepárrafopredeter." style:family="text">
      <style:text-properties style:font-name="Courier New" style:font-name-asian="Courier New" style:font-name-complex="Courier New" fo:color="#228B22" fo:font-size="10pt" style:font-size-asian="10pt" style:font-size-complex="10pt"/>
    </style:style>
    <style:style style:name="P129" style:parent-style-name="Standard" style:family="paragraph">
      <style:paragraph-properties style:text-autospace="none"/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130" style:parent-style-name="Standard" style:family="paragraph">
      <style:paragraph-properties style:text-autospace="none"/>
    </style:style>
    <style:style style:name="T131" style:parent-style-name="Fuentedepárrafopredeter.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32" style:parent-style-name="Fuentedepárrafopredeter." style:family="text">
      <style:text-properties style:font-name="Courier New" style:font-name-asian="Courier New" style:font-name-complex="Courier New" fo:color="#0000FF" fo:font-size="10pt" style:font-size-asian="10pt" style:font-size-complex="10pt"/>
    </style:style>
    <style:style style:name="T133" style:parent-style-name="Fuentedepárrafopredeter.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134" style:parent-style-name="Standard" style:family="paragraph">
      <style:paragraph-properties style:text-autospace="none"/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135" style:parent-style-name="Standard" style:family="paragraph">
      <style:paragraph-properties style:text-autospace="none"/>
    </style:style>
    <style:style style:name="T136" style:parent-style-name="Fuentedepárrafopredeter.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37" style:parent-style-name="Fuentedepárrafopredeter." style:family="text">
      <style:text-properties style:font-name="Courier New" style:font-name-asian="Courier New" style:font-name-complex="Courier New" fo:color="#228B22" fo:font-size="10pt" style:font-size-asian="10pt" style:font-size-complex="10pt"/>
    </style:style>
    <style:style style:name="P138" style:parent-style-name="Standard" style:family="paragraph">
      <style:paragraph-properties style:text-autospace="none"/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139" style:parent-style-name="Standard" style:family="paragraph">
      <style:paragraph-properties style:text-autospace="none"/>
    </style:style>
    <style:style style:name="T140" style:parent-style-name="Fuentedepárrafopredeter.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41" style:parent-style-name="Fuentedepárrafopredeter." style:family="text">
      <style:text-properties style:font-name="Courier New" style:font-name-asian="Courier New" style:font-name-complex="Courier New" fo:color="#0000FF" fo:font-size="10pt" style:font-size-asian="10pt" style:font-size-complex="10pt"/>
    </style:style>
    <style:style style:name="T142" style:parent-style-name="Fuentedepárrafopredeter.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143" style:parent-style-name="Standard" style:family="paragraph">
      <style:paragraph-properties style:text-autospace="none"/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144" style:parent-style-name="Standard" style:family="paragraph">
      <style:paragraph-properties style:text-autospace="none"/>
    </style:style>
    <style:style style:name="T145" style:parent-style-name="Fuentedepárrafopredeter.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46" style:parent-style-name="Fuentedepárrafopredeter." style:family="text">
      <style:text-properties style:font-name="Courier New" style:font-name-asian="Courier New" style:font-name-complex="Courier New" fo:color="#228B22" fo:font-size="10pt" style:font-size-asian="10pt" style:font-size-complex="10pt"/>
    </style:style>
    <style:style style:name="T147" style:parent-style-name="Fuentedepárrafopredeter." style:family="text">
      <style:text-properties style:font-name="Courier New" style:font-name-asian="Courier New" style:font-name-complex="Courier New" fo:color="#228B22" fo:font-size="10pt" style:font-size-asian="10pt" style:font-size-complex="10pt"/>
    </style:style>
    <style:style style:name="P148" style:parent-style-name="Standard" style:family="paragraph">
      <style:paragraph-properties style:text-autospace="none"/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149" style:parent-style-name="Standard" style:family="paragraph">
      <style:paragraph-properties style:text-autospace="none"/>
    </style:style>
    <style:style style:name="T150" style:parent-style-name="Fuentedepárrafopredeter.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51" style:parent-style-name="Fuentedepárrafopredeter." style:family="text">
      <style:text-properties style:font-name="Courier New" style:font-name-asian="Courier New" style:font-name-complex="Courier New" fo:color="#0000FF" fo:font-size="10pt" style:font-size-asian="10pt" style:font-size-complex="10pt"/>
    </style:style>
    <style:style style:name="T152" style:parent-style-name="Fuentedepárrafopredeter.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153" style:parent-style-name="Standard" style:family="paragraph">
      <style:paragraph-properties style:text-autospace="none"/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154" style:parent-style-name="Standard" style:family="paragraph">
      <style:paragraph-properties style:text-autospace="none"/>
    </style:style>
    <style:style style:name="T155" style:parent-style-name="Fuentedepárrafopredeter.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56" style:parent-style-name="Fuentedepárrafopredeter." style:family="text">
      <style:text-properties style:font-name="Courier New" style:font-name-asian="Courier New" style:font-name-complex="Courier New" fo:color="#228B22" fo:font-size="10pt" style:font-size-asian="10pt" style:font-size-complex="10pt"/>
    </style:style>
    <style:style style:name="P157" style:parent-style-name="Standard" style:family="paragraph">
      <style:paragraph-properties style:text-autospace="none"/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158" style:parent-style-name="Standard" style:family="paragraph">
      <style:paragraph-properties style:text-autospace="none"/>
    </style:style>
    <style:style style:name="T159" style:parent-style-name="Fuentedepárrafopredeter.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60" style:parent-style-name="Fuentedepárrafopredeter." style:family="text">
      <style:text-properties style:font-name="Courier New" style:font-name-asian="Courier New" style:font-name-complex="Courier New" fo:color="#0000FF" fo:font-size="10pt" style:font-size-asian="10pt" style:font-size-complex="10pt"/>
    </style:style>
    <style:style style:name="P161" style:parent-style-name="Standard" style:family="paragraph">
      <style:paragraph-properties style:text-autospace="none"/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162" style:parent-style-name="Standard" style:family="paragraph">
      <style:paragraph-properties style:text-autospace="none"/>
    </style:style>
    <style:style style:name="T163" style:parent-style-name="Fuentedepárrafopredeter.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64" style:parent-style-name="Fuentedepárrafopredeter." style:family="text">
      <style:text-properties style:font-name="Courier New" style:font-name-asian="Courier New" style:font-name-complex="Courier New" fo:color="#228B22" fo:font-size="10pt" style:font-size-asian="10pt" style:font-size-complex="10pt"/>
    </style:style>
    <style:style style:name="P165" style:parent-style-name="Standard" style:family="paragraph">
      <style:paragraph-properties style:text-autospace="none"/>
    </style:style>
    <style:style style:name="T166" style:parent-style-name="Fuentedepárrafopredeter.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67" style:parent-style-name="Fuentedepárrafopredeter." style:family="text">
      <style:text-properties style:font-name="Courier New" style:font-name-asian="Courier New" style:font-name-complex="Courier New" fo:color="#000000" fo:font-size="10pt" style:font-size-asian="10pt" style:font-size-complex="10pt" fo:language="en" fo:country="US"/>
    </style:style>
    <style:style style:name="P168" style:parent-style-name="Standard" style:family="paragraph">
      <style:paragraph-properties style:text-autospace="none"/>
    </style:style>
    <style:style style:name="T169" style:parent-style-name="Fuentedepárrafopredeter." style:family="text">
      <style:text-properties style:font-name="Courier New" style:font-name-asian="Courier New" style:font-name-complex="Courier New" fo:color="#000000" fo:font-size="10pt" style:font-size-asian="10pt" style:font-size-complex="10pt" fo:language="en" fo:country="US"/>
    </style:style>
    <style:style style:name="T170" style:parent-style-name="Fuentedepárrafopredeter." style:family="text">
      <style:text-properties style:font-name="Courier New" style:font-name-asian="Courier New" style:font-name-complex="Courier New" fo:color="#0000FF" fo:font-size="10pt" style:font-size-asian="10pt" style:font-size-complex="10pt" fo:language="en" fo:country="US"/>
    </style:style>
    <style:style style:name="P171" style:parent-style-name="Standard" style:family="paragraph">
      <style:paragraph-properties style:text-autospace="none"/>
      <style:text-properties style:font-name="Courier New" style:font-name-asian="Courier New" style:font-name-complex="Courier New" fo:color="#000000" fo:font-size="10pt" style:font-size-asian="10pt" style:font-size-complex="10pt" fo:language="en" fo:country="US"/>
    </style:style>
    <style:style style:name="P172" style:parent-style-name="Standard" style:family="paragraph">
      <style:paragraph-properties style:text-autospace="none"/>
    </style:style>
    <style:style style:name="T173" style:parent-style-name="Fuentedepárrafopredeter." style:family="text">
      <style:text-properties style:font-name="Courier New" style:font-name-asian="Courier New" style:font-name-complex="Courier New" fo:color="#000000" fo:font-size="10pt" style:font-size-asian="10pt" style:font-size-complex="10pt" fo:language="en" fo:country="US"/>
    </style:style>
    <style:style style:name="T174" style:parent-style-name="Fuentedepárrafopredeter." style:family="text">
      <style:text-properties style:font-name="Courier New" style:font-name-asian="Courier New" style:font-name-complex="Courier New" fo:color="#0000FF" fo:font-size="10pt" style:font-size-asian="10pt" style:font-size-complex="10pt" fo:language="en" fo:country="US"/>
    </style:style>
    <style:style style:name="P175" style:parent-style-name="Standard" style:family="paragraph">
      <style:paragraph-properties style:text-autospace="none"/>
      <style:text-properties style:font-name="Courier New" style:font-name-asian="Courier New" style:font-name-complex="Courier New" fo:color="#0000FF" fo:font-size="10pt" style:font-size-asian="10pt" style:font-size-complex="10pt"/>
    </style:style>
    <style:style style:name="P176" style:parent-style-name="Standard" style:family="paragraph">
      <style:paragraph-properties style:text-autospace="none"/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177" style:parent-style-name="Standard" style:family="paragraph">
      <style:paragraph-properties style:text-autospace="none"/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178" style:parent-style-name="Standard" style:family="paragraph">
      <style:paragraph-properties style:text-autospace="none"/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179" style:parent-style-name="Standard" style:family="paragraph">
      <style:paragraph-properties style:text-autospace="none"/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180" style:parent-style-name="Standard" style:family="paragraph">
      <style:paragraph-properties style:text-autospace="none" fo:text-align="justify"/>
      <style:text-properties style:font-name-asian="TimesNewRomanPSMT" style:font-name-complex="Arial" style:font-weight-complex="bold" style:font-style-complex="italic" fo:font-size="12.5pt" style:font-size-asian="12.5pt"/>
    </style:style>
    <style:style style:name="P181" style:parent-style-name="Standard" style:family="paragraph">
      <style:paragraph-properties style:text-autospace="none" fo:text-align="justify"/>
      <style:text-properties style:font-name-asian="TimesNewRomanPSMT" style:font-name-complex="Arial" style:font-weight-complex="bold" style:font-style-complex="italic" fo:font-size="12.5pt" style:font-size-asian="12.5pt"/>
    </style:style>
    <style:style style:name="S6" style:family="section">
      <style:section-properties fo:margin-left="0in" fo:margin-right="0in" style:writing-mode="lr-tb"/>
    </style:style>
    <style:style style:name="P182" style:parent-style-name="Standard" style:family="paragraph">
      <style:paragraph-properties style:text-autospace="none" fo:text-align="justify"/>
      <style:text-properties style:font-name-asian="TimesNewRomanPSMT" style:font-name-complex="Arial" style:font-weight-complex="bold" style:font-style-complex="italic" fo:font-size="12.5pt" style:font-size-asian="12.5pt"/>
    </style:style>
    <style:style style:name="P183" style:parent-style-name="Standard" style:family="paragraph">
      <style:paragraph-properties style:text-autospace="none" fo:text-align="justify"/>
      <style:text-properties style:font-name-asian="TimesNewRomanPSMT" style:font-name-complex="Arial" style:font-weight-complex="bold" style:font-style-complex="italic" fo:font-size="12.5pt" style:font-size-asian="12.5pt"/>
    </style:style>
    <style:style style:name="P184" style:parent-style-name="Standard" style:family="paragraph">
      <style:paragraph-properties style:text-autospace="none" fo:text-align="justify"/>
    </style:style>
    <style:style style:name="T185" style:parent-style-name="Fuentedepárrafopredeter." style:family="text">
      <style:text-properties style:font-name-asian="TimesNewRomanPSMT" style:font-name-complex="Arial" style:font-weight-complex="bold" style:font-style-complex="italic" fo:font-size="12.5pt" style:font-size-asian="12.5pt"/>
    </style:style>
    <style:style style:name="T186" style:parent-style-name="Fuentedepárrafopredeter." style:family="text">
      <style:text-properties style:font-name-asian="TimesNewRomanPSMT" style:font-name-complex="Arial" style:font-weight-complex="bold" style:font-style-complex="italic" fo:font-size="12.5pt" style:font-size-asian="12.5pt"/>
    </style:style>
    <style:style style:name="T187" style:parent-style-name="Fuentedepárrafopredeter." style:family="text">
      <style:text-properties style:font-name-asian="TimesNewRomanPSMT" style:font-name-complex="Arial" style:font-weight-complex="bold" style:font-style-complex="italic" fo:font-size="12.5pt" style:font-size-asian="12.5pt"/>
    </style:style>
    <style:style style:name="T188" style:parent-style-name="Fuentedepárrafopredeter." style:family="text">
      <style:text-properties style:font-name-asian="TimesNewRomanPSMT" style:font-name-complex="Arial" style:font-weight-complex="bold" style:font-style-complex="italic" fo:font-size="12.5pt" style:font-size-asian="12.5pt"/>
    </style:style>
    <style:style style:name="S7" style:family="section">
      <style:section-properties fo:margin-left="0in" fo:margin-right="0in" style:writing-mode="lr-tb"/>
    </style:style>
    <style:style style:name="P189" style:parent-style-name="Standard" style:family="paragraph">
      <style:paragraph-properties style:text-autospace="none" fo:text-align="justify"/>
      <style:text-properties style:font-name-asian="TimesNewRomanPSMT" style:font-name-complex="Arial" style:font-weight-complex="bold" style:font-style-complex="italic" fo:font-size="12.5pt" style:font-size-asian="12.5pt"/>
    </style:style>
    <style:style style:name="P190" style:parent-style-name="Standard" style:family="paragraph">
      <style:paragraph-properties style:text-autospace="none" fo:text-align="justify"/>
      <style:text-properties style:font-name-asian="TimesNewRomanPSMT" style:font-name-complex="Arial" style:font-weight-complex="bold" style:font-style-complex="italic" fo:font-size="12.5pt" style:font-size-asian="12.5pt"/>
    </style:style>
    <style:style style:name="P191" style:parent-style-name="Standard" style:family="paragraph">
      <style:paragraph-properties style:text-autospace="none" fo:text-align="justify"/>
      <style:text-properties style:font-name-asian="TimesNewRomanPSMT" style:font-name-complex="Arial" style:font-weight-complex="bold" style:font-style-complex="italic" fo:font-size="12.5pt" style:font-size-asian="12.5pt" fo:language="en" fo:country="US"/>
    </style:style>
    <style:style style:name="P19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93" style:parent-style-name="Fuentedepárrafopredeter." style:family="text">
      <style:text-properties style:font-name="Courier New" style:font-name-complex="Courier New" fo:color="#0000FF" style:letter-kerning="false" fo:font-size="10pt" style:font-size-asian="10pt" style:font-size-complex="10pt" fo:language="en" fo:country="US" style:language-complex="ar" style:country-complex="SA"/>
    </style:style>
    <style:style style:name="T194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T195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T196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P19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98" style:parent-style-name="Fuentedepárrafopredeter." style:family="text">
      <style:text-properties style:font-name="Courier New" style:font-name-complex="Courier New" fo:color="#228B22" style:letter-kerning="false" fo:font-size="10pt" style:font-size-asian="10pt" style:font-size-complex="10pt" fo:language="en" fo:country="US" style:language-complex="ar" style:country-complex="SA"/>
    </style:style>
    <style:style style:name="P19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00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201" style:parent-style-name="Fuentedepárrafopredeter." style:family="text">
      <style:text-properties style:font-name="Courier New" style:font-name-complex="Courier New" fo:color="#228B22" style:letter-kerning="false" fo:font-size="10pt" style:font-size-asian="10pt" style:font-size-complex="10pt" style:language-complex="ar" style:country-complex="SA"/>
    </style:style>
    <style:style style:name="P20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03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20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05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20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07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P20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09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P21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11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P21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13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T214" style:parent-style-name="Fuentedepárrafopredeter." style:family="text">
      <style:text-properties style:font-name="Courier New" style:font-name-complex="Courier New" fo:color="#A020F0" style:letter-kerning="false" fo:font-size="10pt" style:font-size-asian="10pt" style:font-size-complex="10pt" fo:language="en" fo:country="US" style:language-complex="ar" style:country-complex="SA"/>
    </style:style>
    <style:style style:name="T215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P21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17" style:parent-style-name="Fuentedepárrafopredeter." style:family="text">
      <style:text-properties style:font-name="Courier New" style:font-name-complex="Courier New" fo:color="#0000FF" style:letter-kerning="false" fo:font-size="10pt" style:font-size-asian="10pt" style:font-size-complex="10pt" fo:language="en" fo:country="US" style:language-complex="ar" style:country-complex="SA"/>
    </style:style>
    <style:style style:name="T218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P21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20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T221" style:parent-style-name="Fuentedepárrafopredeter." style:family="text">
      <style:text-properties style:font-name="Courier New" style:font-name-complex="Courier New" fo:color="#0000FF" style:letter-kerning="false" fo:font-size="10pt" style:font-size-asian="10pt" style:font-size-complex="10pt" fo:language="en" fo:country="US" style:language-complex="ar" style:country-complex="SA"/>
    </style:style>
    <style:style style:name="T222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P22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24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T225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22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27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228" style:parent-style-name="Fuentedepárrafopredeter." style:family="text">
      <style:text-properties style:font-name="Courier New" style:font-name-complex="Courier New" fo:color="#228B22" style:letter-kerning="false" fo:font-size="10pt" style:font-size-asian="10pt" style:font-size-complex="10pt" style:language-complex="ar" style:country-complex="SA"/>
    </style:style>
    <style:style style:name="P22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30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231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P23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33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T234" style:parent-style-name="Fuentedepárrafopredeter." style:family="text">
      <style:text-properties style:font-name="Courier New" style:font-name-complex="Courier New" fo:color="#0000FF" style:letter-kerning="false" fo:font-size="10pt" style:font-size-asian="10pt" style:font-size-complex="10pt" fo:language="en" fo:country="US" style:language-complex="ar" style:country-complex="SA"/>
    </style:style>
    <style:style style:name="P23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36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P23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38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T239" style:parent-style-name="Fuentedepárrafopredeter." style:family="text">
      <style:text-properties style:font-name="Courier New" style:font-name-complex="Courier New" fo:color="#0000FF" style:letter-kerning="false" fo:font-size="10pt" style:font-size-asian="10pt" style:font-size-complex="10pt" fo:language="en" fo:country="US" style:language-complex="ar" style:country-complex="SA"/>
    </style:style>
    <style:style style:name="T240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P24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42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P24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44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T245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246" style:parent-style-name="Fuentedepárrafopredeter." style:family="text">
      <style:text-properties style:font-name="Courier New" style:font-name-complex="Courier New" fo:color="#228B22" style:letter-kerning="false" fo:font-size="10pt" style:font-size-asian="10pt" style:font-size-complex="10pt" style:language-complex="ar" style:country-complex="SA"/>
    </style:style>
    <style:style style:name="P24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48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249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P25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51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T252" style:parent-style-name="Fuentedepárrafopredeter." style:family="text">
      <style:text-properties style:font-name="Courier New" style:font-name-complex="Courier New" fo:color="#0000FF" style:letter-kerning="false" fo:font-size="10pt" style:font-size-asian="10pt" style:font-size-complex="10pt" fo:language="en" fo:country="US" style:language-complex="ar" style:country-complex="SA"/>
    </style:style>
    <style:style style:name="P25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54" style:parent-style-name="Fuentedepárrafopredeter." style:family="text">
      <style:text-properties style:font-name="Courier New" style:font-name-complex="Courier New" fo:color="#0000FF" style:letter-kerning="false" fo:font-size="10pt" style:font-size-asian="10pt" style:font-size-complex="10pt" fo:language="en" fo:country="US" style:language-complex="ar" style:country-complex="SA"/>
    </style:style>
    <style:style style:name="P25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56" style:parent-style-name="Fuentedepárrafopredeter.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P257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style:language-complex="ar" style:country-complex="SA" fo:hyphenate="true"/>
    </style:style>
    <style:style style:name="P258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style:language-complex="ar" style:country-complex="SA" fo:hyphenate="true"/>
    </style:style>
    <style:style style:name="P25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60" style:parent-style-name="Fuentedepárrafopredeter." style:family="text">
      <style:text-properties style:font-name="Courier New" style:font-name-complex="Courier New" fo:color="#0000FF" style:letter-kerning="false" fo:font-size="10pt" style:font-size-asian="10pt" style:font-size-complex="10pt" fo:language="en" fo:country="US" style:language-complex="ar" style:country-complex="SA"/>
    </style:style>
    <style:style style:name="T261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P26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63" style:parent-style-name="Fuentedepárrafopredeter." style:family="text">
      <style:text-properties style:font-name="Courier New" style:font-name-complex="Courier New" fo:color="#228B22" style:letter-kerning="false" fo:font-size="10pt" style:font-size-asian="10pt" style:font-size-complex="10pt" style:language-complex="ar" style:country-complex="SA"/>
    </style:style>
    <style:style style:name="P26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65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26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67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268" style:parent-style-name="Fuentedepárrafopredeter." style:family="text">
      <style:text-properties style:font-name="Courier New" style:font-name-complex="Courier New" fo:color="#228B22" style:letter-kerning="false" fo:font-size="10pt" style:font-size-asian="10pt" style:font-size-complex="10pt" style:language-complex="ar" style:country-complex="SA"/>
    </style:style>
    <style:style style:name="P26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70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27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72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27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74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P27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76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P27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78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P27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80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T281" style:parent-style-name="Fuentedepárrafopredeter." style:family="text">
      <style:text-properties style:font-name="Courier New" style:font-name-complex="Courier New" fo:color="#A020F0" style:letter-kerning="false" fo:font-size="10pt" style:font-size-asian="10pt" style:font-size-complex="10pt" fo:language="en" fo:country="US" style:language-complex="ar" style:country-complex="SA"/>
    </style:style>
    <style:style style:name="T282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P28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84" style:parent-style-name="Fuentedepárrafopredeter." style:family="text">
      <style:text-properties style:font-name="Courier New" style:font-name-complex="Courier New" fo:color="#0000FF" style:letter-kerning="false" fo:font-size="10pt" style:font-size-asian="10pt" style:font-size-complex="10pt" fo:language="en" fo:country="US" style:language-complex="ar" style:country-complex="SA"/>
    </style:style>
    <style:style style:name="T285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P28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87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T288" style:parent-style-name="Fuentedepárrafopredeter." style:family="text">
      <style:text-properties style:font-name="Courier New" style:font-name-complex="Courier New" fo:color="#0000FF" style:letter-kerning="false" fo:font-size="10pt" style:font-size-asian="10pt" style:font-size-complex="10pt" fo:language="en" fo:country="US" style:language-complex="ar" style:country-complex="SA"/>
    </style:style>
    <style:style style:name="T289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P29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91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T292" style:parent-style-name="Fuentedepárrafopredeter." style:family="text">
      <style:text-properties style:font-name="Courier New" style:font-name-complex="Courier New" fo:color="#0000FF" style:letter-kerning="false" fo:font-size="10pt" style:font-size-asian="10pt" style:font-size-complex="10pt" fo:language="en" fo:country="US" style:language-complex="ar" style:country-complex="SA"/>
    </style:style>
    <style:style style:name="T293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P29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95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T296" style:parent-style-name="Fuentedepárrafopredeter." style:family="text">
      <style:text-properties style:font-name="Courier New" style:font-name-complex="Courier New" fo:color="#0000FF" style:letter-kerning="false" fo:font-size="10pt" style:font-size-asian="10pt" style:font-size-complex="10pt" fo:language="en" fo:country="US" style:language-complex="ar" style:country-complex="SA"/>
    </style:style>
    <style:style style:name="T297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P29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99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T300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30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02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303" style:parent-style-name="Fuentedepárrafopredeter." style:family="text">
      <style:text-properties style:font-name="Courier New" style:font-name-complex="Courier New" fo:color="#228B22" style:letter-kerning="false" fo:font-size="10pt" style:font-size-asian="10pt" style:font-size-complex="10pt" style:language-complex="ar" style:country-complex="SA"/>
    </style:style>
    <style:style style:name="P30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05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306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P30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08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T309" style:parent-style-name="Fuentedepárrafopredeter." style:family="text">
      <style:text-properties style:font-name="Courier New" style:font-name-complex="Courier New" fo:color="#0000FF" style:letter-kerning="false" fo:font-size="10pt" style:font-size-asian="10pt" style:font-size-complex="10pt" fo:language="en" fo:country="US" style:language-complex="ar" style:country-complex="SA"/>
    </style:style>
    <style:style style:name="P31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11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P31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13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T314" style:parent-style-name="Fuentedepárrafopredeter." style:family="text">
      <style:text-properties style:font-name="Courier New" style:font-name-complex="Courier New" fo:color="#0000FF" style:letter-kerning="false" fo:font-size="10pt" style:font-size-asian="10pt" style:font-size-complex="10pt" fo:language="en" fo:country="US" style:language-complex="ar" style:country-complex="SA"/>
    </style:style>
    <style:style style:name="T315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P31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17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P31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19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T320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321" style:parent-style-name="Fuentedepárrafopredeter." style:family="text">
      <style:text-properties style:font-name="Courier New" style:font-name-complex="Courier New" fo:color="#228B22" style:letter-kerning="false" fo:font-size="10pt" style:font-size-asian="10pt" style:font-size-complex="10pt" style:language-complex="ar" style:country-complex="SA"/>
    </style:style>
    <style:style style:name="P32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23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324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P32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26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T327" style:parent-style-name="Fuentedepárrafopredeter." style:family="text">
      <style:text-properties style:font-name="Courier New" style:font-name-complex="Courier New" fo:color="#0000FF" style:letter-kerning="false" fo:font-size="10pt" style:font-size-asian="10pt" style:font-size-complex="10pt" fo:language="en" fo:country="US" style:language-complex="ar" style:country-complex="SA"/>
    </style:style>
    <style:style style:name="P32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29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T330" style:parent-style-name="Fuentedepárrafopredeter." style:family="text">
      <style:text-properties style:font-name="Courier New" style:font-name-complex="Courier New" fo:color="#0000FF" style:letter-kerning="false" fo:font-size="10pt" style:font-size-asian="10pt" style:font-size-complex="10pt" fo:language="en" fo:country="US" style:language-complex="ar" style:country-complex="SA"/>
    </style:style>
    <style:style style:name="T331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P33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33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T334" style:parent-style-name="Fuentedepárrafopredeter.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T335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33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37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33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39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340" style:parent-style-name="Fuentedepárrafopredeter." style:family="text">
      <style:text-properties style:font-name="Courier New" style:font-name-complex="Courier New" fo:color="#228B22" style:letter-kerning="false" fo:font-size="10pt" style:font-size-asian="10pt" style:font-size-complex="10pt" style:language-complex="ar" style:country-complex="SA"/>
    </style:style>
    <style:style style:name="P34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42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343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P34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45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T346" style:parent-style-name="Fuentedepárrafopredeter." style:family="text">
      <style:text-properties style:font-name="Courier New" style:font-name-complex="Courier New" fo:color="#0000FF" style:letter-kerning="false" fo:font-size="10pt" style:font-size-asian="10pt" style:font-size-complex="10pt" fo:language="en" fo:country="US" style:language-complex="ar" style:country-complex="SA"/>
    </style:style>
    <style:style style:name="P34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48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T349" style:parent-style-name="Fuentedepárrafopredeter." style:family="text">
      <style:text-properties style:font-name="Courier New" style:font-name-complex="Courier New" fo:color="#0000FF" style:letter-kerning="false" fo:font-size="10pt" style:font-size-asian="10pt" style:font-size-complex="10pt" fo:language="en" fo:country="US" style:language-complex="ar" style:country-complex="SA"/>
    </style:style>
    <style:style style:name="T350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P35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52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T353" style:parent-style-name="Fuentedepárrafopredeter." style:family="text">
      <style:text-properties style:font-name="Courier New" style:font-name-complex="Courier New" fo:color="#0000FF" style:letter-kerning="false" fo:font-size="10pt" style:font-size-asian="10pt" style:font-size-complex="10pt" fo:language="en" fo:country="US" style:language-complex="ar" style:country-complex="SA"/>
    </style:style>
    <style:style style:name="T354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P35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56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P35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58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T359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360" style:parent-style-name="Fuentedepárrafopredeter." style:family="text">
      <style:text-properties style:font-name="Courier New" style:font-name-complex="Courier New" fo:color="#228B22" style:letter-kerning="false" fo:font-size="10pt" style:font-size-asian="10pt" style:font-size-complex="10pt" style:language-complex="ar" style:country-complex="SA"/>
    </style:style>
    <style:style style:name="P36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62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363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P36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65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T366" style:parent-style-name="Fuentedepárrafopredeter." style:family="text">
      <style:text-properties style:font-name="Courier New" style:font-name-complex="Courier New" fo:color="#0000FF" style:letter-kerning="false" fo:font-size="10pt" style:font-size-asian="10pt" style:font-size-complex="10pt" fo:language="en" fo:country="US" style:language-complex="ar" style:country-complex="SA"/>
    </style:style>
    <style:style style:name="P36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68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P36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70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T371" style:parent-style-name="Fuentedepárrafopredeter." style:family="text">
      <style:text-properties style:font-name="Courier New" style:font-name-complex="Courier New" fo:color="#0000FF" style:letter-kerning="false" fo:font-size="10pt" style:font-size-asian="10pt" style:font-size-complex="10pt" fo:language="en" fo:country="US" style:language-complex="ar" style:country-complex="SA"/>
    </style:style>
    <style:style style:name="T372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P37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74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P37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76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T377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378" style:parent-style-name="Fuentedepárrafopredeter." style:family="text">
      <style:text-properties style:font-name="Courier New" style:font-name-complex="Courier New" fo:color="#228B22" style:letter-kerning="false" fo:font-size="10pt" style:font-size-asian="10pt" style:font-size-complex="10pt" style:language-complex="ar" style:country-complex="SA"/>
    </style:style>
    <style:style style:name="P37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80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381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P38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83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T384" style:parent-style-name="Fuentedepárrafopredeter." style:family="text">
      <style:text-properties style:font-name="Courier New" style:font-name-complex="Courier New" fo:color="#0000FF" style:letter-kerning="false" fo:font-size="10pt" style:font-size-asian="10pt" style:font-size-complex="10pt" fo:language="en" fo:country="US" style:language-complex="ar" style:country-complex="SA"/>
    </style:style>
    <style:style style:name="P38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86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T387" style:parent-style-name="Fuentedepárrafopredeter." style:family="text">
      <style:text-properties style:font-name="Courier New" style:font-name-complex="Courier New" fo:color="#0000FF" style:letter-kerning="false" fo:font-size="10pt" style:font-size-asian="10pt" style:font-size-complex="10pt" fo:language="en" fo:country="US" style:language-complex="ar" style:country-complex="SA"/>
    </style:style>
    <style:style style:name="P38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89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T390" style:parent-style-name="Fuentedepárrafopredeter.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T391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39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93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39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95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396" style:parent-style-name="Fuentedepárrafopredeter." style:family="text">
      <style:text-properties style:font-name="Courier New" style:font-name-complex="Courier New" fo:color="#228B22" style:letter-kerning="false" fo:font-size="10pt" style:font-size-asian="10pt" style:font-size-complex="10pt" style:language-complex="ar" style:country-complex="SA"/>
    </style:style>
    <style:style style:name="P39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98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399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P40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01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T402" style:parent-style-name="Fuentedepárrafopredeter." style:family="text">
      <style:text-properties style:font-name="Courier New" style:font-name-complex="Courier New" fo:color="#0000FF" style:letter-kerning="false" fo:font-size="10pt" style:font-size-asian="10pt" style:font-size-complex="10pt" fo:language="en" fo:country="US" style:language-complex="ar" style:country-complex="SA"/>
    </style:style>
    <style:style style:name="P40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04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T405" style:parent-style-name="Fuentedepárrafopredeter." style:family="text">
      <style:text-properties style:font-name="Courier New" style:font-name-complex="Courier New" fo:color="#0000FF" style:letter-kerning="false" fo:font-size="10pt" style:font-size-asian="10pt" style:font-size-complex="10pt" fo:language="en" fo:country="US" style:language-complex="ar" style:country-complex="SA"/>
    </style:style>
    <style:style style:name="P40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07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T408" style:parent-style-name="Fuentedepárrafopredeter.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P40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10" style:parent-style-name="Fuentedepárrafopredeter.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P41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12" style:parent-style-name="Fuentedepárrafopredeter.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P413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style:language-complex="ar" style:country-complex="SA" fo:hyphenate="true"/>
    </style:style>
    <style:style style:name="P414" style:parent-style-name="Standard" style:family="paragraph">
      <style:paragraph-properties style:text-autospace="none" fo:text-align="justify"/>
      <style:text-properties style:font-name-asian="TimesNewRomanPSMT" style:font-name-complex="Arial" style:font-weight-complex="bold" style:font-style-complex="italic" fo:font-size="12.5pt" style:font-size-asian="12.5pt"/>
    </style:style>
    <style:style style:name="P415" style:parent-style-name="Standard" style:family="paragraph">
      <style:paragraph-properties style:text-autospace="none" fo:text-align="justify"/>
      <style:text-properties style:font-name-asian="TimesNewRomanPSMT" style:font-name-complex="Arial" style:font-weight-complex="bold" style:font-style-complex="italic" fo:font-size="12.5pt" style:font-size-asian="12.5pt"/>
    </style:style>
    <style:style style:name="P416" style:parent-style-name="Standard" style:family="paragraph">
      <style:paragraph-properties style:text-autospace="none" fo:text-align="justify"/>
      <style:text-properties style:font-name-asian="TimesNewRomanPSMT" style:font-name-complex="Arial" style:font-weight-complex="bold" style:font-style-complex="italic" fo:font-size="12.5pt" style:font-size-asian="12.5pt"/>
    </style:style>
    <style:style style:name="S8" style:family="section">
      <style:section-properties fo:margin-left="0in" fo:margin-right="0in" style:writing-mode="lr-tb"/>
    </style:style>
    <style:style style:name="P417" style:parent-style-name="Standard" style:family="paragraph">
      <style:paragraph-properties style:text-autospace="none" fo:text-align="justify"/>
      <style:text-properties style:font-name-asian="TimesNewRomanPSMT" style:font-name-complex="Arial" style:font-weight-complex="bold" style:font-style-complex="italic" fo:font-size="12.5pt" style:font-size-asian="12.5pt"/>
    </style:style>
    <style:style style:name="P418" style:parent-style-name="Standard" style:family="paragraph">
      <style:paragraph-properties style:text-autospace="none" fo:text-align="justify"/>
      <style:text-properties style:font-name-asian="TimesNewRomanPSMT" style:font-name-complex="Arial" style:font-weight-complex="bold" style:font-style-complex="italic" fo:font-size="12.5pt" style:font-size-asian="12.5pt"/>
    </style:style>
    <style:style style:name="P419" style:parent-style-name="Standard" style:family="paragraph">
      <style:paragraph-properties style:text-autospace="none" fo:text-align="justify"/>
      <style:text-properties style:font-name-asian="TimesNewRomanPSMT" style:font-name-complex="Arial" style:font-weight-complex="bold" style:font-style-complex="italic" fo:font-size="12.5pt" style:font-size-asian="12.5pt"/>
    </style:style>
    <style:style style:name="S9" style:family="section">
      <style:section-properties fo:margin-left="0in" fo:margin-right="0in" style:writing-mode="lr-tb"/>
    </style:style>
    <style:style style:name="P420" style:parent-style-name="Standard" style:family="paragraph">
      <style:paragraph-properties style:text-autospace="none" fo:text-align="justify"/>
      <style:text-properties style:font-name-asian="TimesNewRomanPSMT" style:font-name-complex="Arial" style:font-weight-complex="bold" style:font-style-complex="italic" fo:font-size="12.5pt" style:font-size-asian="12.5pt"/>
    </style:style>
    <style:style style:name="P421" style:parent-style-name="Standard" style:family="paragraph">
      <style:paragraph-properties style:text-autospace="none" fo:text-align="justify"/>
      <style:text-properties style:font-name-asian="TimesNewRomanPSMT" style:font-name-complex="Arial" style:font-weight-complex="bold" style:font-style-complex="italic" fo:font-size="12.5pt" style:font-size-asian="12.5pt"/>
    </style:style>
    <style:style style:name="P42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23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42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25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42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27" style:parent-style-name="Fuentedepárrafopredeter.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T428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42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30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431" style:parent-style-name="Fuentedepárrafopredeter." style:family="text">
      <style:text-properties style:font-name="Courier New" style:font-name-complex="Courier New" fo:color="#228B22" style:letter-kerning="false" fo:font-size="10pt" style:font-size-asian="10pt" style:font-size-complex="10pt" style:language-complex="ar" style:country-complex="SA"/>
    </style:style>
    <style:style style:name="P43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33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43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35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43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37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438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P43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40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P44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42" style:parent-style-name="Fuentedepárrafopredeter." style:family="text">
      <style:text-properties style:font-name="Courier New" style:font-name-complex="Courier New" fo:color="#0000FF" style:letter-kerning="false" fo:font-size="10pt" style:font-size-asian="10pt" style:font-size-complex="10pt" fo:language="en" fo:country="US" style:language-complex="ar" style:country-complex="SA"/>
    </style:style>
    <style:style style:name="P44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44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P44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46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P44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48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P44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50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P45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52" style:parent-style-name="Fuentedepárrafopredeter." style:family="text">
      <style:text-properties style:font-name="Courier New" style:font-name-complex="Courier New" fo:color="#0000FF" style:letter-kerning="false" fo:font-size="10pt" style:font-size-asian="10pt" style:font-size-complex="10pt" fo:language="en" fo:country="US" style:language-complex="ar" style:country-complex="SA"/>
    </style:style>
    <style:style style:name="T453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P45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55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T456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457" style:parent-style-name="Fuentedepárrafopredeter." style:family="text">
      <style:text-properties style:font-name="Courier New" style:font-name-complex="Courier New" fo:color="#228B22" style:letter-kerning="false" fo:font-size="10pt" style:font-size-asian="10pt" style:font-size-complex="10pt" style:language-complex="ar" style:country-complex="SA"/>
    </style:style>
    <style:style style:name="P45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59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46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61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46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63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464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P46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66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P46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68" style:parent-style-name="Fuentedepárrafopredeter." style:family="text">
      <style:text-properties style:font-name="Courier New" style:font-name-complex="Courier New" fo:color="#0000FF" style:letter-kerning="false" fo:font-size="10pt" style:font-size-asian="10pt" style:font-size-complex="10pt" fo:language="en" fo:country="US" style:language-complex="ar" style:country-complex="SA"/>
    </style:style>
    <style:style style:name="P46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70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P47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72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P47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74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T475" style:parent-style-name="Fuentedepárrafopredeter." style:family="text">
      <style:text-properties style:font-name="Courier New" style:font-name-complex="Courier New" fo:color="#A020F0" style:letter-kerning="false" fo:font-size="10pt" style:font-size-asian="10pt" style:font-size-complex="10pt" fo:language="en" fo:country="US" style:language-complex="ar" style:country-complex="SA"/>
    </style:style>
    <style:style style:name="T476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P47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78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P47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80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T481" style:parent-style-name="Fuentedepárrafopredeter." style:family="text">
      <style:text-properties style:font-name="Courier New" style:font-name-complex="Courier New" fo:color="#A020F0" style:letter-kerning="false" fo:font-size="10pt" style:font-size-asian="10pt" style:font-size-complex="10pt" fo:language="en" fo:country="US" style:language-complex="ar" style:country-complex="SA"/>
    </style:style>
    <style:style style:name="T482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P483" style:parent-style-name="Standard" style:family="paragraph">
      <style:paragraph-properties style:text-autospace="none" fo:text-align="justify"/>
      <style:text-properties style:font-name-asian="TimesNewRomanPSMT" style:font-name-complex="Arial" style:font-weight-complex="bold" style:font-style-complex="italic" fo:font-size="12.5pt" style:font-size-asian="12.5pt" fo:language="en" fo:country="US"/>
    </style:style>
    <style:style style:name="P484" style:parent-style-name="Standard" style:family="paragraph">
      <style:paragraph-properties style:text-autospace="none" fo:text-align="justify"/>
      <style:text-properties style:font-name-asian="TimesNewRomanPSMT" style:font-name-complex="Arial" style:font-weight-complex="bold" style:font-style-complex="italic" fo:font-size="12.5pt" style:font-size-asian="12.5pt" fo:language="en" fo:country="US"/>
    </style:style>
    <style:style style:name="P485" style:parent-style-name="Standard" style:family="paragraph">
      <style:paragraph-properties style:text-autospace="none" fo:text-align="justify"/>
      <style:text-properties style:font-name-asian="TimesNewRomanPSMT" style:font-name-complex="Arial" style:font-weight-complex="bold" style:font-style-complex="italic" fo:font-size="12.5pt" style:font-size-asian="12.5pt" fo:language="en" fo:country="US"/>
    </style:style>
    <style:style style:name="P486" style:parent-style-name="Standard" style:family="paragraph">
      <style:paragraph-properties style:text-autospace="none" fo:text-align="justify"/>
      <style:text-properties style:font-name-asian="TimesNewRomanPSMT" style:font-name-complex="Arial" style:font-weight-complex="bold" style:font-style-complex="italic" fo:font-size="12.5pt" style:font-size-asian="12.5pt" fo:language="en" fo:country="US"/>
    </style:style>
    <style:style style:name="P487" style:parent-style-name="Standard" style:family="paragraph">
      <style:paragraph-properties style:text-autospace="none" fo:text-align="justify"/>
      <style:text-properties style:font-name-asian="TimesNewRomanPSMT" style:font-name-complex="Arial" style:font-weight-complex="bold" style:font-style-complex="italic" fo:font-size="12.5pt" style:font-size-asian="12.5pt" fo:language="en" fo:country="US"/>
    </style:style>
  </office:automatic-styles>
  <office:body>
    <office:text text:use-soft-page-breaks="true">
      <text:p text:style-name="P1">Prácticas de Fundamentos de la Programación Científica en QUÍMICA</text:p>
      <text:p text:style-name="Textbody"/>
      <text:p text:style-name="Textbody"/>
      <text:p text:style-name="TITULO">Seminario:</text:p>
      <text:p text:style-name="TITULO">ARDUINO, PROGRAMANDO TOMA DE DATOS INTERACTIVA EN EL LABORATORIO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P17">Apellidos y Nombre</text:p>
      <text:section text:name="Sect1" text:style-name="S1">
        <text:p text:style-name="P18"/>
        <text:p text:style-name="P19"/>
        <text:soft-page-break/>
        <text:p text:style-name="P20"><text:line-break/></text:p>
        <text:p text:style-name="Textbody"/>
      </text:section>
      <text:section text:name="Sect2" text:style-name="S2">
        <text:p text:style-name="Textbody"/>
        <text:p text:style-name="Textbody">Antes de nada por favor, procede a repasar el primer seminario de Arduino, siguiendo los pasos de inicialización que comenta, utilización de los leds y sensores etc.</text:p>
        <text:h text:style-name="P21" text:outline-level="2" text:restart-numbering="true" text:start-value="1"><text:s text:c="2"/>Ejercicios sobre Funciones</text:h>
        <text:p text:style-name="P22">Ejercicio A): Dado el script “destellos” que modificaste en<text:s/>la práctica anterior, transfórmalo en una función que tome como argumento el valor de la variable num, y pruébalo en la línea de comandos.</text:p>
      </text:section>
      <text:section text:name="Sect3" text:style-name="S3">
        <text:p text:style-name="P23"/>
        <text:p text:style-name="P24"/>
        <text:p text:style-name="P25"><text:span text:style-name="T26">function</text:span><text:span text:style-name="T27"><text:s/>destellos=numdestellos(num,mi_arduino)</text:span></text:p>
        <text:p text:style-name="P28">pinLed1 = 13;</text:p>
        <text:p text:style-name="P29">pinLed2 = 9;</text:p>
        <text:p text:style-name="P30"><text:span text:style-name="T31">mi_arduino.pinMode(9,</text:span><text:span text:style-name="T32">'output'</text:span><text:span text:style-name="T33">);</text:span></text:p>
        <text:p text:style-name="P34"><text:span text:style-name="T35"><text:s text:c="4"/></text:span><text:span text:style-name="T36">mi_arduino.pinMode(10,</text:span><text:span text:style-name="T37">'output'</text:span><text:span text:style-name="T38">);</text:span></text:p>
        <text:p text:style-name="P39"><text:span text:style-name="T40"><text:s text:c="4"/>mi_arduino.pinMode(11,</text:span><text:span text:style-name="T41">'output'</text:span><text:span text:style-name="T42">);</text:span></text:p>
        <text:p text:style-name="P43"><text:span text:style-name="T44"><text:s text:c="4"/>mi_arduino.pinMode(12,</text:span><text:span text:style-name="T45">'output'</text:span><text:span text:style-name="T46">); <text:s text:c="3"/></text:span></text:p>
        <text:p text:style-name="P47"><text:span text:style-name="T48"><text:s text:c="4"/>mi_arduino.pinMode(13,</text:span><text:span text:style-name="T49">'output'</text:span><text:span text:style-name="T50">);</text:span></text:p>
        <text:p text:style-name="P51"><text:s/></text:p>
        <text:p text:style-name="P52"><text:span text:style-name="T53">for</text:span><text:span text:style-name="T54"><text:s/>cont = 1:num</text:span></text:p>
        <text:p text:style-name="P55"><text:s text:c="4"/>mi_arduino.digitalWrite(pinLed1,0);</text:p>
        <text:p text:style-name="P56"><text:span text:style-name="T57"><text:s text:c="4"/></text:span><text:span text:style-name="T58">mi_arduino.digitalWrite(pinLed2,1);</text:span></text:p>
        <text:p text:style-name="P59"><text:span text:style-name="T60"><text:s text:c="4"/>pause</text:span><text:span text:style-name="T61">(1);<text:s/></text:span><text:span text:style-name="T62">%Para la ejecución un segundo</text:span></text:p>
        <text:p text:style-name="P63"><text:s text:c="4"/>mi_arduino.digitalWrite(pinLed1,1);</text:p>
        <text:p text:style-name="P64"><text:s text:c="4"/>mi_arduino.digitalWrite(pinLed2,0);</text:p>
        <text:p text:style-name="P65"><text:span text:style-name="T66"><text:s text:c="4"/>pause(1);<text:s/></text:span><text:span text:style-name="T67">%Para la ejecución un segundo</text:span></text:p>
        <text:p text:style-name="P68">end</text:p>
        <text:p text:style-name="P69"><text:s/></text:p>
        <text:p text:style-name="P70">mi_arduino.digitalWrite(pinLed1,0);</text:p>
        <text:p text:style-name="P71">mi_arduino.digitalWrite(pinLed2,0)</text:p>
        <text:p text:style-name="P72"><text:s/></text:p>
        <text:p text:style-name="P73"/>
        <text:p text:style-name="P74"/>
        <text:p text:style-name="P75"/>
      </text:section>
      <text:section text:name="Sect4" text:style-name="S4">
        <text:soft-page-break/>
        <text:p text:style-name="P76">Ejercicio B):<text:s/>Dado tu script “destellos” escribe una función que tome 3 parámetros. Uno es el del ejercicio A, el número de veces que se va a repetir un ciclo de iluminación. Pero añade dos parámetros más que serán dos vectores: el segundo<text:s/><text:soft-page-break/>parámetro indicará qué leds se van a encender en un vector (por ejemplo [ <text:s/>]), y el tercero indicará qué pausas vas a hacer tras encender cada led (por ejemplo [ ]).</text:p>
        <text:p text:style-name="P77"/>
        <text:p text:style-name="P78">Así, ya nos es mucho más fácil programar distintas formas de iluminación. El coche fantástico quedará estupendo si (hemos hecho bien la función ;) ) <text:s/>y la llamamos como:</text:p>
        <text:p text:style-name="P79"/>
        <text:p text:style-name="P80">&gt;&gt; destellos(10, [9,10,11,12,13,12,11,10], [0.1, 0.1, 0.1, 0.1, 0.1, 0.1, 0.1, 0.1, 0.1]);</text:p>
      </text:section>
      <text:section text:name="Sect5" text:style-name="S5">
        <text:p text:style-name="P81"/>
        <text:p text:style-name="P82"/>
        <text:p text:style-name="P83"><text:span text:style-name="T84">function</text:span><text:span text:style-name="T85"><text:s/>destellos=numdestellos2(num,leds,pausa,mi_arduino)</text:span></text:p>
        <text:p text:style-name="P86">pinLed1 = 9;</text:p>
        <text:p text:style-name="P87">pinLed2 = 10;</text:p>
        <text:p text:style-name="P88">pinLed3 = 11;</text:p>
        <text:p text:style-name="P89">pinLed4<text:s/>= 12;</text:p>
        <text:p text:style-name="P90">pinLed5 = 13;</text:p>
        <text:p text:style-name="P91"><text:span text:style-name="T92">mi_arduino.pinMode(9,</text:span><text:span text:style-name="T93">'output'</text:span><text:span text:style-name="T94">);</text:span></text:p>
        <text:p text:style-name="P95"><text:span text:style-name="T96"><text:s text:c="4"/>mi_arduino.pinMode(10,</text:span><text:span text:style-name="T97">'output'</text:span><text:span text:style-name="T98">);</text:span></text:p>
        <text:p text:style-name="P99"><text:span text:style-name="T100"><text:s text:c="4"/>mi_arduino.pinMode(11,</text:span><text:span text:style-name="T101">'output'</text:span><text:span text:style-name="T102">);</text:span></text:p>
        <text:p text:style-name="P103"><text:span text:style-name="T104"><text:s text:c="4"/>mi_arduino.pinMode(12,</text:span><text:span text:style-name="T105">'output'</text:span><text:span text:style-name="T106">); <text:s text:c="3"/></text:span></text:p>
        <text:p text:style-name="P107"><text:span text:style-name="T108"><text:s text:c="4"/>mi_arduino.pinMode(13,</text:span><text:span text:style-name="T109">'output'</text:span><text:span text:style-name="T110">);</text:span></text:p>
        <text:p text:style-name="P111"><text:s/>v=0;</text:p>
        <text:p text:style-name="P112"><text:span text:style-name="T113">for</text:span><text:span text:style-name="T114"><text:s/>cont = 1:num</text:span></text:p>
        <text:p text:style-name="P115"><text:span text:style-name="T116"><text:s text:c="4"/></text:span><text:span text:style-name="T117">for</text:span><text:span text:style-name="T118"><text:s/>v=1:length(leds)</text:span></text:p>
        <text:p text:style-name="P119"><text:span text:style-name="T120"><text:s text:c="8"/></text:span><text:span text:style-name="T121">if</text:span><text:span text:style-name="T122"><text:s/>leds(v)==9</text:span></text:p>
        <text:p text:style-name="P123"><text:span text:style-name="T124"><text:s text:c="12"/></text:span><text:span text:style-name="T125">mi_arduino.digitalWrite(pinLed1,1);</text:span></text:p>
        <text:p text:style-name="P126"><text:span text:style-name="T127"><text:s text:c="12"/>pause(pausa);<text:s/></text:span><text:span text:style-name="T128">%Para la ejecución un segundo</text:span></text:p>
        <text:p text:style-name="P129"><text:s text:c="12"/>mi_arduino.digitalWrite(pinLed1,0);</text:p>
        <text:p text:style-name="P130"><text:span text:style-name="T131"><text:s text:c="8"/></text:span><text:span text:style-name="T132">elseif</text:span><text:span text:style-name="T133"><text:s/>leds(v)==10</text:span></text:p>
        <text:p text:style-name="P134"><text:s text:c="12"/>mi_arduino.digitalWrite(pinLed2,1);</text:p>
        <text:p text:style-name="P135"><text:span text:style-name="T136"><text:s text:c="12"/>pause(pausa);<text:s/></text:span><text:span text:style-name="T137">%Para la ejecución un segundo</text:span></text:p>
        <text:p text:style-name="P138"><text:s text:c="12"/>mi_arduino.digitalWrite(pinLed2,0);</text:p>
        <text:p text:style-name="P139"><text:span text:style-name="T140"><text:s text:c="8"/></text:span><text:span text:style-name="T141">elseif</text:span><text:span text:style-name="T142"><text:s/>leds(v)==11</text:span></text:p>
        <text:p text:style-name="P143"><text:s text:c="12"/>mi_arduino.digitalWrite(pinLed3,1);</text:p>
        <text:p text:style-name="P144"><text:span text:style-name="T145"><text:s text:c="12"/>pause(pausa);<text:s/></text:span><text:span text:style-name="T146">%Para la ejecució</text:span><text:span text:style-name="T147">n un segundo</text:span></text:p>
        <text:p text:style-name="P148"><text:s text:c="12"/>mi_arduino.digitalWrite(pinLed3,0);</text:p>
        <text:p text:style-name="P149"><text:span text:style-name="T150"><text:s text:c="8"/></text:span><text:span text:style-name="T151">elseif</text:span><text:span text:style-name="T152"><text:s/>leds(v)==12</text:span></text:p>
        <text:p text:style-name="P153"><text:s text:c="12"/>mi_arduino.digitalWrite(pinLed4,1);</text:p>
        <text:p text:style-name="P154"><text:span text:style-name="T155"><text:s text:c="12"/>pause(pausa);<text:s/></text:span><text:span text:style-name="T156">%Para la ejecución un segundo</text:span></text:p>
        <text:p text:style-name="P157"><text:s text:c="12"/>mi_arduino.digitalWrite(pinLed4,0);</text:p>
        <text:p text:style-name="P158"><text:span text:style-name="T159"><text:s text:c="8"/></text:span><text:span text:style-name="T160">else</text:span></text:p>
        <text:p text:style-name="P161"><text:s text:c="12"/>mi_arduino.digitalWrite(pinLed5,1);</text:p>
        <text:p text:style-name="P162"><text:span text:style-name="T163"><text:s text:c="12"/>pause(pausa);<text:s/></text:span><text:span text:style-name="T164">%Para la ejecución un segundo</text:span></text:p>
        <text:p text:style-name="P165"><text:span text:style-name="T166"><text:s text:c="12"/></text:span><text:span text:style-name="T167">mi_arduino.digitalWrite(pinLed5,0);</text:span></text:p>
        <text:p text:style-name="P168"><text:span text:style-name="T169"><text:s text:c="8"/></text:span><text:span text:style-name="T170">end</text:span></text:p>
        <text:p text:style-name="P171"><text:s text:c="8"/>v=v+1;</text:p>
        <text:p text:style-name="P172"><text:span text:style-name="T173"><text:s text:c="4"/></text:span><text:span text:style-name="T174">end</text:span></text:p>
        <text:p text:style-name="P175">end</text:p>
        <text:p text:style-name="P176"><text:s/></text:p>
        <text:soft-page-break/>
        <text:p text:style-name="P177">mi_arduino.digitalWrite(pinLed1,0);</text:p>
        <text:p text:style-name="P178">mi_arduino.digitalWrite(pinLed2,0)</text:p>
        <text:p text:style-name="P179"><text:s/></text:p>
        <text:p text:style-name="P180"/>
        <text:p text:style-name="P181"/>
      </text:section>
      <text:section text:name="Sect6" text:style-name="S6">
        <text:soft-page-break/>
        <text:p text:style-name="P182">Ejercicio C): Realiza dos funciones para emitir mediante parpadeos la temperatura actual de la sala.</text:p>
        <text:p text:style-name="P183"><text:tab/>Uno de ellos utilizará impulsos para indicar la temperatura. Así 24 grados se emitirán mediante dos impusos (encendido y apagado) cortos,<text:s/>una pausa y cuatro impusos.</text:p>
        <text:p text:style-name="P184"><text:span text:style-name="T185"><text:tab/>En el segundo método, utiliza el código MORSE (</text:span><text:a xlink:href="https://es.wikipedia.org/wiki/Código_morse" office:target-frame-name="_top" xlink:show="replace"><text:span text:style-name="T186">https://es.wikipedia.org/wiki/C%C3%B3digo_morse</text:span></text:a><text:span text:style-name="T187">) para enviar mediante señal luminosa la temperatura de la sala. Guarda<text:s/></text:span><text:span text:style-name="T188">en una matriz en primer lugar los códigos morse de los dígitos numéricos, y utilízala.</text:span></text:p>
      </text:section>
      <text:section text:name="Sect7" text:style-name="S7">
        <text:p text:style-name="P189"/>
        <text:p text:style-name="P190">Solución...</text:p>
        <text:p text:style-name="P191">C1)</text:p>
        <text:p text:style-name="P192"><text:span text:style-name="T193">function</text:span><text:span text:style-name="T194"><text:s/>temp=detellostemp(num</text:span><text:span text:style-name="T195">,mi_arduino</text:span><text:span text:style-name="T196">)</text:span></text:p>
        <text:p text:style-name="P197"><text:span text:style-name="T198">%Lee teperatura</text:span></text:p>
        <text:p text:style-name="P199"><text:span text:style-name="T200">voltaje = mi_arduino.analogRead(0);<text:s/></text:span><text:span text:style-name="T201">% valores posibles entre 0 y 1024</text:span></text:p>
        <text:p text:style-name="P202"><text:span text:style-name="T203">voltaje_norm = voltaje*5/1024;</text:span></text:p>
        <text:p text:style-name="P204"><text:span text:style-name="T205">temperatura = voltaje_norm/0.01 - 50;</text:span></text:p>
        <text:p text:style-name="P206"><text:span text:style-name="T207">t(1)=floor(temperatura/10);</text:span></text:p>
        <text:p text:style-name="P208"><text:span text:style-name="T209">t(2)=floor(temperatura-t(1).*10);</text:span></text:p>
        <text:p text:style-name="P210"><text:span text:style-name="T211">pinLed1 = 9;</text:span></text:p>
        <text:p text:style-name="P212"><text:span text:style-name="T213">mi_arduino.pinMode(9,</text:span><text:span text:style-name="T214">'output'</text:span><text:span text:style-name="T215">);</text:span></text:p>
        <text:p text:style-name="P216"><text:span text:style-name="T217">for</text:span><text:span text:style-name="T218"><text:s/>cont = 1:num</text:span></text:p>
        <text:p text:style-name="P219"><text:span text:style-name="T220"><text:s text:c="4"/></text:span><text:span text:style-name="T221">for</text:span><text:span text:style-name="T222"><text:s/>i=1:t(1)</text:span></text:p>
        <text:p text:style-name="P223"><text:span text:style-name="T224"><text:s text:c="12"/></text:span><text:span text:style-name="T225">mi_arduino.digitalWrite(pinLed1,1);</text:span></text:p>
        <text:p text:style-name="P226"><text:span text:style-name="T227"><text:s text:c="12"/>pause(0.25);<text:s/></text:span><text:span text:style-name="T228">%Para la ejecución un segundo</text:span></text:p>
        <text:p text:style-name="P229"><text:span text:style-name="T230"><text:s text:c="12"/></text:span><text:span text:style-name="T231">mi_arduino.digitalWrite(pinLed1,0);</text:span></text:p>
        <text:p text:style-name="P232"><text:span text:style-name="T233"><text:s text:c="4"/></text:span><text:span text:style-name="T234">end</text:span></text:p>
        <text:p text:style-name="P235"><text:span text:style-name="T236"><text:s text:c="4"/>pause(1);</text:span></text:p>
        <text:p text:style-name="P237"><text:span text:style-name="T238"><text:s text:c="4"/></text:span><text:span text:style-name="T239">for</text:span><text:span text:style-name="T240"><text:s/>i=1:t(2)</text:span></text:p>
        <text:p text:style-name="P241"><text:span text:style-name="T242"><text:s text:c="8"/>mi_arduino.digitalWrite(pinLed1,1);</text:span></text:p>
        <text:p text:style-name="P243"><text:span text:style-name="T244"><text:s text:c="12"/></text:span><text:span text:style-name="T245">pause(0.25);<text:s/></text:span><text:span text:style-name="T246">%Para la ejecución un segundo</text:span></text:p>
        <text:p text:style-name="P247"><text:span text:style-name="T248"><text:s text:c="12"/></text:span><text:span text:style-name="T249">mi_arduino.digitalWrite(pinLed1,0);</text:span></text:p>
        <text:p text:style-name="P250"><text:span text:style-name="T251"><text:s text:c="4"/></text:span><text:span text:style-name="T252">end</text:span></text:p>
        <text:p text:style-name="P253"><text:span text:style-name="T254">end</text:span></text:p>
        <text:p text:style-name="P255"><text:span text:style-name="T256">end</text:span></text:p>
        <text:p text:style-name="P257"/>
        <text:p text:style-name="P258">C2)</text:p>
        <text:p text:style-name="P259"><text:span text:style-name="T260">function</text:span><text:span text:style-name="T261"><text:s/>temp=detellostemp(num,mi_arduino)</text:span></text:p>
        <text:p text:style-name="P262"><text:span text:style-name="T263">%Lee teperatura</text:span></text:p>
        <text:p text:style-name="P264"><text:span text:style-name="T265">m=[1,4;2,3;3,2;4,1;5,0;4,1;3,2;2,3;1,4];</text:span></text:p>
        <text:p text:style-name="P266"><text:span text:style-name="T267">voltaje = mi_arduino.analogRead(0);<text:s/></text:span><text:span text:style-name="T268">% valores posibles entre 0 y 1024</text:span></text:p>
        <text:p text:style-name="P269"><text:span text:style-name="T270">voltaje_norm = voltaje*5/1024;</text:span></text:p>
        <text:soft-page-break/>
        <text:p text:style-name="P271"><text:span text:style-name="T272">temperatura = voltaje_norm/0.01 - 50;</text:span></text:p>
        <text:p text:style-name="P273"><text:span text:style-name="T274">t(1)=floor(temperatura/10);</text:span></text:p>
        <text:p text:style-name="P275"><text:span text:style-name="T276">t(2)=floor(temperatura-t(1).*10);</text:span></text:p>
        <text:p text:style-name="P277"><text:span text:style-name="T278">pinLed1 = 9;</text:span></text:p>
        <text:p text:style-name="P279"><text:span text:style-name="T280">mi_arduino.pinMode(9,</text:span><text:span text:style-name="T281">'output'</text:span><text:span text:style-name="T282">);</text:span></text:p>
        <text:p text:style-name="P283"><text:span text:style-name="T284">for</text:span><text:span text:style-name="T285"><text:s/>cont = 1:num</text:span></text:p>
        <text:p text:style-name="P286"><text:span text:style-name="T287"><text:s text:c="4"/></text:span><text:span text:style-name="T288">for</text:span><text:span text:style-name="T289"><text:s/>j=1:2</text:span></text:p>
        <text:p text:style-name="P290"><text:span text:style-name="T291"><text:s text:c="8"/></text:span><text:span text:style-name="T292">if</text:span><text:span text:style-name="T293"><text:s/>(t(j)&lt;=4) &amp;&amp; (t(j)&gt;=1)</text:span></text:p>
        <text:p text:style-name="P294"><text:span text:style-name="T295"><text:s text:c="12"/></text:span><text:span text:style-name="T296">for</text:span><text:span text:style-name="T297"><text:s/>i=1:m(t(1),1)</text:span></text:p>
        <text:p text:style-name="P298"><text:span text:style-name="T299"><text:s text:c="20"/></text:span><text:span text:style-name="T300">mi_arduino.digitalWrite(pinLed1,1);</text:span></text:p>
        <text:p text:style-name="P301"><text:span text:style-name="T302"><text:s text:c="20"/>pause(0.25);<text:s/></text:span><text:span text:style-name="T303">%Para la ejecución un segundo</text:span></text:p>
        <text:p text:style-name="P304"><text:span text:style-name="T305"><text:s text:c="20"/></text:span><text:span text:style-name="T306">mi_arduino.digitalWrite(pinLed1,0);</text:span></text:p>
        <text:p text:style-name="P307"><text:span text:style-name="T308"><text:s text:c="12"/></text:span><text:span text:style-name="T309">end</text:span></text:p>
        <text:p text:style-name="P310"><text:span text:style-name="T311"><text:s text:c="12"/>pause(2);</text:span></text:p>
        <text:p text:style-name="P312"><text:span text:style-name="T313"><text:s text:c="12"/></text:span><text:span text:style-name="T314">for</text:span><text:span text:style-name="T315"><text:s/>i=1:m(t(1),2)</text:span></text:p>
        <text:p text:style-name="P316"><text:span text:style-name="T317"><text:s text:c="20"/>mi_arduino.digitalWrite(pinLed1,1);</text:span></text:p>
        <text:p text:style-name="P318"><text:span text:style-name="T319"><text:s text:c="20"/></text:span><text:span text:style-name="T320">pause(1);<text:s/></text:span><text:span text:style-name="T321">%Para la ejecución un segundo</text:span></text:p>
        <text:p text:style-name="P322"><text:span text:style-name="T323"><text:s text:c="20"/></text:span><text:span text:style-name="T324">mi_arduino.digitalWrite(pinLed1,0);</text:span></text:p>
        <text:p text:style-name="P325"><text:span text:style-name="T326"><text:s text:c="12"/></text:span><text:span text:style-name="T327">end</text:span></text:p>
        <text:p text:style-name="P328"><text:span text:style-name="T329"><text:s text:c="8"/></text:span><text:span text:style-name="T330">elseif</text:span><text:span text:style-name="T331"><text:s/>t(j)==5</text:span></text:p>
        <text:p text:style-name="P332"><text:span text:style-name="T333"><text:s text:c="12"/></text:span><text:span text:style-name="T334">for</text:span><text:span text:style-name="T335"><text:s/>x=1:5</text:span></text:p>
        <text:p text:style-name="P336"><text:span text:style-name="T337"><text:s text:c="16"/>mi_arduino.digitalWrite(pinLed1,1);</text:span></text:p>
        <text:p text:style-name="P338"><text:span text:style-name="T339"><text:s text:c="16"/>pause(1);<text:s/></text:span><text:span text:style-name="T340">%Para la ejecución un segundo</text:span></text:p>
        <text:p text:style-name="P341"><text:span text:style-name="T342"><text:s text:c="16"/></text:span><text:span text:style-name="T343">mi_arduino.digitalWrite(pinLed1,0);</text:span></text:p>
        <text:p text:style-name="P344"><text:span text:style-name="T345"><text:s text:c="12"/></text:span><text:span text:style-name="T346">end</text:span></text:p>
        <text:p text:style-name="P347"><text:span text:style-name="T348"><text:s text:c="8"/></text:span><text:span text:style-name="T349">elseif</text:span><text:span text:style-name="T350"><text:s/>t(j)&lt;=9</text:span></text:p>
        <text:p text:style-name="P351"><text:span text:style-name="T352"><text:s text:c="12"/></text:span><text:span text:style-name="T353">for</text:span><text:span text:style-name="T354"><text:s/>i=1:m(t(1),2)</text:span></text:p>
        <text:p text:style-name="P355"><text:span text:style-name="T356"><text:s text:c="20"/>mi_arduino.digitalWrite(pinLed1,1);</text:span></text:p>
        <text:p text:style-name="P357"><text:span text:style-name="T358"><text:s text:c="20"/></text:span><text:span text:style-name="T359">pause(1);<text:s/></text:span><text:span text:style-name="T360">%Para la ejecución un segundo</text:span></text:p>
        <text:p text:style-name="P361"><text:span text:style-name="T362"><text:s text:c="20"/></text:span><text:span text:style-name="T363">mi_arduino.digitalWrite(pinLed1,0);</text:span></text:p>
        <text:p text:style-name="P364"><text:span text:style-name="T365"><text:s text:c="12"/></text:span><text:span text:style-name="T366">end</text:span></text:p>
        <text:p text:style-name="P367"><text:span text:style-name="T368"><text:s text:c="12"/>pause(2);</text:span></text:p>
        <text:p text:style-name="P369"><text:span text:style-name="T370"><text:s text:c="12"/></text:span><text:span text:style-name="T371">for</text:span><text:span text:style-name="T372"><text:s/>i=1:m(t(1),1)</text:span></text:p>
        <text:p text:style-name="P373"><text:span text:style-name="T374"><text:s text:c="20"/>mi_arduino.digitalWrite(pinLed1,1);</text:span></text:p>
        <text:p text:style-name="P375"><text:span text:style-name="T376"><text:s text:c="20"/></text:span><text:span text:style-name="T377">pause(0.25);<text:s/></text:span><text:span text:style-name="T378">%Para la ejecución un segundo</text:span></text:p>
        <text:p text:style-name="P379"><text:span text:style-name="T380"><text:s text:c="20"/></text:span><text:span text:style-name="T381">mi_arduino.digitalWrite(pinLed1,0);</text:span></text:p>
        <text:p text:style-name="P382"><text:span text:style-name="T383"><text:s text:c="12"/></text:span><text:span text:style-name="T384">end</text:span></text:p>
        <text:p text:style-name="P385"><text:span text:style-name="T386"><text:s text:c="8"/></text:span><text:span text:style-name="T387">else</text:span></text:p>
        <text:p text:style-name="P388"><text:span text:style-name="T389"><text:s text:c="12"/></text:span><text:span text:style-name="T390">for</text:span><text:span text:style-name="T391"><text:s/>x=1:5</text:span></text:p>
        <text:p text:style-name="P392"><text:span text:style-name="T393"><text:s text:c="16"/>mi_arduino.digitalWrite(pinLed1,1);</text:span></text:p>
        <text:p text:style-name="P394"><text:span text:style-name="T395"><text:s text:c="16"/>pause(1);<text:s/></text:span><text:span text:style-name="T396">%Para la ejecución un segundo</text:span></text:p>
        <text:p text:style-name="P397"><text:span text:style-name="T398"><text:s text:c="16"/></text:span><text:span text:style-name="T399">mi_arduino.digitalWrite(pinLed1,0);</text:span></text:p>
        <text:p text:style-name="P400"><text:span text:style-name="T401"><text:s text:c="12"/></text:span><text:span text:style-name="T402">end</text:span></text:p>
        <text:p text:style-name="P403"><text:span text:style-name="T404"><text:s text:c="8"/></text:span><text:span text:style-name="T405">end</text:span></text:p>
        <text:p text:style-name="P406"><text:span text:style-name="T407"><text:s text:c="4"/></text:span><text:span text:style-name="T408">end</text:span></text:p>
        <text:p text:style-name="P409"><text:span text:style-name="T410">end</text:span></text:p>
        <text:p text:style-name="P411"><text:span text:style-name="T412">end</text:span></text:p>
        <text:p text:style-name="P413"/>
        <text:p text:style-name="P414"/>
        <text:p text:style-name="P415"/>
        <text:p text:style-name="P416"/>
      </text:section>
      <text:section text:name="Sect8" text:style-name="S8">
        <text:soft-page-break/>
        <text:p text:style-name="P417">Ejercicio D): Realizando una medición continua, posa tu dedo sobre el sensor de temperatura, y realiza una gráfica de cómo cambia la temperatura durante<text:s/>20 segundos con el dedo colocado, y tras otros 20 segundos con el dedo quitado. Realiza un modelo lineal para el proceso de calentamiento (20 primeros segundos).</text:p>
        <text:p text:style-name="P418"/>
        <text:p text:style-name="P419">Verifícalo transcurridos unos minutos para que el sensor vuelva a su temperatura inicial.</text:p>
      </text:section>
      <text:section text:name="Sect9" text:style-name="S9">
        <text:p text:style-name="P420"/>
        <text:p text:style-name="P421">Solución...</text:p>
        <text:p text:style-name="P422"><text:span text:style-name="T423">temp=0;</text:span></text:p>
        <text:p text:style-name="P424"><text:span text:style-name="T425">t=[1:20];</text:span></text:p>
        <text:p text:style-name="P426"><text:span text:style-name="T427">for</text:span><text:span text:style-name="T428"><text:s/>i=1:20</text:span></text:p>
        <text:p text:style-name="P429"><text:span text:style-name="T430"><text:s text:c="4"/>voltaje = mi_arduino.analogRead(0);<text:s/></text:span><text:span text:style-name="T431">% valores posibles entre 0 y 1024</text:span></text:p>
        <text:p text:style-name="P432"><text:span text:style-name="T433"><text:s text:c="4"/>voltaje_norm = voltaje*5/1024;</text:span></text:p>
        <text:p text:style-name="P434"><text:span text:style-name="T435"><text:s text:c="4"/>temperatura = voltaje_norm/0.01 - 50;</text:span></text:p>
        <text:p text:style-name="P436"><text:span text:style-name="T437"><text:s text:c="4"/></text:span><text:span text:style-name="T438">temp(i)=temperatura;</text:span></text:p>
        <text:p text:style-name="P439"><text:span text:style-name="T440"><text:s text:c="4"/>pause(1)</text:span></text:p>
        <text:p text:style-name="P441"><text:span text:style-name="T442">end</text:span></text:p>
        <text:p text:style-name="P443"><text:span text:style-name="T444">P=polyfit(t,temp,1)</text:span></text:p>
        <text:p text:style-name="P445"><text:span text:style-name="T446">disp(temp)</text:span></text:p>
        <text:p text:style-name="P447"><text:span text:style-name="T448">pause(5);</text:span></text:p>
        <text:p text:style-name="P449"><text:span text:style-name="T450">temp2=0</text:span></text:p>
        <text:p text:style-name="P451"><text:span text:style-name="T452">for</text:span><text:span text:style-name="T453"><text:s/>i=1:20</text:span></text:p>
        <text:p text:style-name="P454"><text:span text:style-name="T455"><text:s text:c="4"/></text:span><text:span text:style-name="T456">voltaje = mi_arduino.analogRead(0);<text:s/></text:span><text:span text:style-name="T457">% valores posibles entre 0 y 1024</text:span></text:p>
        <text:p text:style-name="P458"><text:span text:style-name="T459"><text:s text:c="4"/>voltaje_norm = voltaje*5/1024;</text:span></text:p>
        <text:p text:style-name="P460"><text:span text:style-name="T461"><text:s text:c="4"/>temperatura = voltaje_norm/0.01 - 50;</text:span></text:p>
        <text:p text:style-name="P462"><text:span text:style-name="T463"><text:s text:c="4"/></text:span><text:span text:style-name="T464">temp2(i)=temperatura;</text:span></text:p>
        <text:p text:style-name="P465"><text:span text:style-name="T466"><text:s text:c="4"/>pause(1)</text:span></text:p>
        <text:p text:style-name="P467"><text:span text:style-name="T468">end</text:span></text:p>
        <text:p text:style-name="P469"><text:span text:style-name="T470">disp(temp2)</text:span></text:p>
        <text:p text:style-name="P471"><text:span text:style-name="T472">plot(temp,t);</text:span></text:p>
        <text:p text:style-name="P473"><text:span text:style-name="T474">hold<text:s/></text:span><text:span text:style-name="T475">on</text:span><text:span text:style-name="T476">;</text:span></text:p>
        <text:p text:style-name="P477"><text:span text:style-name="T478">plot(temp2,t);</text:span></text:p>
        <text:p text:style-name="P479"><text:span text:style-name="T480">hold<text:s/></text:span><text:span text:style-name="T481">off</text:span><text:span text:style-name="T482">;</text:span></text:p>
        <text:p text:style-name="P483"/>
        <text:p text:style-name="P484"/>
        <text:p text:style-name="P485"/>
        <text:p text:style-name="P486"/>
        <text:p text:style-name="P487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umberland" svg:font-family="Cumberland" style:font-family-generic="modern" style:font-pitch="fixed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OpenSymbol" svg:font-family="OpenSymbol" style:font-family-generic="system"/>
    <style:font-face style:name="StarSymbol" style:font-charset="x-symbol" svg:font-family="StarSymbol" style:font-family-generic="system"/>
    <style:font-face style:name="TimesNewRomanPSMT" svg:font-family="TimesNewRomanPSMT" style:font-family-generic="swiss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paragraph-properties fo:text-align="start" fo:margin-top="0.1576in" fo:margin-bottom="0.1576in"/>
      <style:text-properties style:font-name-asian="Arial Unicode MS" style:font-name-complex="Tahoma" style:font-weight-complex="bold" fo:font-size="24pt" style:font-size-asian="24pt" style:font-size-complex="24pt" fo:hyphenate="false"/>
    </style:style>
    <style:style style:name="Título2" style:display-name="Título 2" style:family="paragraph" style:parent-style-name="Heading" style:next-style-name="Textbody" style:default-outline-level="2">
      <style:paragraph-properties fo:text-align="start" fo:margin-top="0.0784in" fo:margin-bottom="0.0784in"/>
      <style:text-properties style:font-name-asian="Arial Unicode MS" style:font-name-complex="Tahoma" style:font-weight-complex="bold" fo:font-size="18pt" style:font-size-asian="18pt" style:font-size-complex="18pt" fo:hyphenate="false"/>
    </style:style>
    <style:style style:name="Título3" style:display-name="Título 3" style:family="paragraph" style:parent-style-name="Heading" style:next-style-name="Textbody" style:default-outline-level="3">
      <style:text-properties style:font-name="Times New Roman" style:font-name-asian="Arial Unicode MS" style:font-name-complex="Tahoma" style:font-weight-complex="bold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name="Arial" style:font-name-asian="Times New Roman" style:font-name-complex="Times New Roman" fo:hyphenate="false"/>
    </style:style>
    <style:style style:name="Textbody" style:display-name="Text body" style:family="paragraph" style:parent-style-name="Standard">
      <style:paragraph-properties fo:text-align="justify" fo:margin-bottom="0.0833in" fo:line-height="110%"/>
      <style:text-properties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ableContents" style:display-name="Table Contents" style:family="paragraph" style:parent-style-name="Textbody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Epígrafe" style:display-name="Epígrafe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font-size="10pt" style:font-size-asian="10pt" style:font-size-complex="10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PreformattedText" style:display-name="Preformatted Text" style:family="paragraph" style:parent-style-name="Standard">
      <style:text-properties style:font-name="Cumberland" style:font-name-asian="Cumberland" style:font-name-complex="Cumberland" fo:font-size="10pt" style:font-size-asian="10pt" style:font-size-complex="10pt" fo:hyphenate="false"/>
    </style:style>
    <style:style style:name="WW-Epígrafe" style:display-name="WW-Epígrafe" style:family="paragraph" style:parent-style-name="Standard" style:next-style-name="Standard">
      <style:paragraph-properties fo:margin-top="0.0833in" fo:margin-bottom="0.0833in"/>
      <style:text-properties fo:font-weight="bold" style:font-weight-asian="bold" style:font-weight-complex="bold" fo:font-size="10pt" style:font-size-asian="10pt" style:font-size-complex="10pt" fo:hyphenate="false"/>
    </style:style>
    <style:style style:name="Heading" style:display-name="Heading" style:family="paragraph" style:parent-style-name="Normal">
      <style:paragraph-properties fo:text-align="center"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="Arial" fo:font-weight="bold" style:font-weight-asian="bold" fo:font-size="28pt" style:font-size-asian="28pt" fo:hyphenate="false"/>
    </style:style>
    <style:style style:name="Textodeglobo" style:display-name="Texto de globo" style:family="paragraph" style:parent-style-name="Normal">
      <style:text-properties style:font-name="Tahoma" fo:font-size="8pt" style:font-size-asian="8pt" style:font-size-complex="8pt" fo:hyphenate="false"/>
    </style:style>
    <style:style style:name="Objetoconpuntadeflecha" style:display-name="Objeto con punta de flecha" style:family="paragraph" style:parent-style-name="Standard">
      <style:text-properties fo:hyphenate="false"/>
    </style:style>
    <style:style style:name="Objetoconsombra" style:display-name="Objeto con sombra" style:family="paragraph" style:parent-style-name="Standard">
      <style:text-properties fo:hyphenate="false"/>
    </style:style>
    <style:style style:name="Objetosinrelleno" style:display-name="Objeto sin relleno" style:family="paragraph" style:parent-style-name="Standard">
      <style:text-properties fo:hyphenate="false"/>
    </style:style>
    <style:style style:name="Text" style:display-name="Text" style:family="paragraph" style:parent-style-name="Epígrafe">
      <style:text-properties fo:hyphenate="false"/>
    </style:style>
    <style:style style:name="Cuerpodetextojustificado" style:display-name="Cuerpo de texto justificado" style:family="paragraph" style:parent-style-name="Standard">
      <style:text-properties fo:hyphenate="false"/>
    </style:style>
    <style:style style:name="Sangríadelaprimeralínea" style:display-name="Sangría de la primera línea" style:family="paragraph" style:parent-style-name="Standard">
      <style:paragraph-properties fo:text-indent="0.2361in"/>
      <style:text-properties fo:hyphenate="false"/>
    </style:style>
    <style:style style:name="Título" style:display-name="Título" style:family="paragraph" style:parent-style-name="Heading" style:next-style-name="Subtítulo">
      <style:text-properties style:font-weight-complex="bold" fo:font-size="18pt" style:font-size-asian="18pt" style:font-size-complex="18pt" fo:hyphenate="false"/>
    </style:style>
    <style:style style:name="Subtítulo" style:display-name="Subtítulo" style:family="paragraph" style:parent-style-name="Heading" style:next-style-name="Textbody">
      <style:text-properties fo:font-style="italic" style:font-style-asian="italic" style:font-style-complex="italic" fo:font-size="14pt" style:font-size-asian="14pt" style:font-size-complex="14pt" fo:hyphenate="false"/>
    </style:style>
    <style:style style:name="Título10" style:display-name="Título1" style:family="paragraph" style:parent-style-name="Standard">
      <style:paragraph-properties fo:text-align="center"/>
      <style:text-properties fo:hyphenate="false"/>
    </style:style>
    <style:style style:name="Título20" style:display-name="Título2" style:family="paragraph" style:parent-style-name="Standard">
      <style:paragraph-properties fo:text-align="center" fo:margin-top="0.0395in" fo:margin-bottom="0.0395in" fo:margin-right="0.0784in"/>
      <style:text-properties fo:hyphenate="false"/>
    </style:style>
    <style:style style:name="Encabezado1" style:display-name="Encabezado1" style:family="paragraph" style:parent-style-name="Standard">
      <style:paragraph-properties fo:margin-top="0.1652in" fo:margin-bottom="0.0826in"/>
      <style:text-properties fo:hyphenate="false"/>
    </style:style>
    <style:style style:name="Encabezado2" style:display-name="Encabezado2" style:family="paragraph" style:parent-style-name="Standard">
      <style:paragraph-properties fo:margin-top="0.1652in" fo:margin-bottom="0.0826in"/>
      <style:text-properties fo:hyphenate="false"/>
    </style:style>
    <style:style style:name="Líneadedimensiones" style:display-name="Línea de dimensiones" style:family="paragraph" style:parent-style-name="Standard">
      <style:text-properties fo:hyphenate="false"/>
    </style:style>
    <style:style style:name="PredeterminadoLTGliederung1" style:display-name="Predeterminado~LT~Gliederung 1" style:family="paragraph">
      <style:paragraph-properties style:text-autospace="none" fo:margin-top="0.0833in" fo:line-height="105%">
        <style:tab-stops>
          <style:tab-stop style:type="left" style:position="0.625in"/>
          <style:tab-stop style:type="left" style:position="1.625in"/>
          <style:tab-stop style:type="left" style:position="2.625in"/>
          <style:tab-stop style:type="left" style:position="3.625in"/>
          <style:tab-stop style:type="left" style:position="4.625in"/>
          <style:tab-stop style:type="left" style:position="5.625in"/>
          <style:tab-stop style:type="left" style:position="6.625in"/>
          <style:tab-stop style:type="left" style:position="7.625in"/>
          <style:tab-stop style:type="left" style:position="8.625in"/>
          <style:tab-stop style:type="left" style:position="9.625in"/>
          <style:tab-stop style:type="left" style:position="10.625in"/>
        </style:tab-stops>
      </style:paragraph-properties>
      <style:text-properties style:font-name="Tahoma" style:font-name-asian="Tahoma" style:font-name-complex="Tahoma" fo:color="#000000" style:letter-kerning="false" fo:font-size="24pt" style:font-size-asian="24pt" style:font-size-complex="24pt" fo:hyphenate="false"/>
    </style:style>
    <style:style style:name="PredeterminadoLTGliederung2" style:display-name="Predeterminado~LT~Gliederung 2" style:family="paragraph" style:parent-style-name="PredeterminadoLTGliederung1">
      <style:paragraph-properties fo:margin-top="0.0694in">
        <style:tab-stops>
          <style:tab-stop style:type="left" style:position="0.1875in"/>
          <style:tab-stop style:type="left" style:position="1.1875in"/>
          <style:tab-stop style:type="left" style:position="2.1875in"/>
          <style:tab-stop style:type="left" style:position="3.1875in"/>
          <style:tab-stop style:type="left" style:position="4.1875in"/>
          <style:tab-stop style:type="left" style:position="5.1875in"/>
          <style:tab-stop style:type="left" style:position="6.1875in"/>
          <style:tab-stop style:type="left" style:position="7.1875in"/>
          <style:tab-stop style:type="left" style:position="8.1875in"/>
          <style:tab-stop style:type="left" style:position="9.1875in"/>
          <style:tab-stop style:type="left" style:position="10.1875in"/>
        </style:tab-stops>
      </style:paragraph-properties>
      <style:text-properties fo:font-size="20pt" style:font-size-asian="20pt" style:font-size-complex="20pt" fo:hyphenate="false"/>
    </style:style>
    <style:style style:name="PredeterminadoLTGliederung3" style:display-name="Predeterminado~LT~Gliederung 3" style:family="paragraph" style:parent-style-name="PredeterminadoLTGliederung2">
      <style:paragraph-properties>
        <style:tab-stops>
          <style:tab-stop style:type="left" style:position="0.75in"/>
          <style:tab-stop style:type="left" style:position="1.75in"/>
          <style:tab-stop style:type="left" style:position="2.75in"/>
          <style:tab-stop style:type="left" style:position="3.75in"/>
          <style:tab-stop style:type="left" style:position="4.75in"/>
          <style:tab-stop style:type="left" style:position="5.75in"/>
          <style:tab-stop style:type="left" style:position="6.75in"/>
          <style:tab-stop style:type="left" style:position="7.75in"/>
          <style:tab-stop style:type="left" style:position="8.75in"/>
          <style:tab-stop style:type="left" style:position="9.75in"/>
        </style:tab-stops>
      </style:paragraph-properties>
      <style:text-properties fo:hyphenate="false"/>
    </style:style>
    <style:style style:name="PredeterminadoLTGliederung4" style:display-name="Predeterminado~LT~Gliederung 4" style:family="paragraph" style:parent-style-name="PredeterminadoLTGliederung3">
      <style:paragraph-properties>
        <style:tab-stops>
          <style:tab-stop style:type="left" style:position="0.25in"/>
          <style:tab-stop style:type="left" style:position="1.25in"/>
          <style:tab-stop style:type="left" style:position="2.25in"/>
          <style:tab-stop style:type="left" style:position="3.25in"/>
          <style:tab-stop style:type="left" style:position="4.25in"/>
          <style:tab-stop style:type="left" style:position="5.25in"/>
          <style:tab-stop style:type="left" style:position="6.25in"/>
          <style:tab-stop style:type="left" style:position="7.25in"/>
          <style:tab-stop style:type="left" style:position="8.25in"/>
          <style:tab-stop style:type="left" style:position="9.25in"/>
        </style:tab-stops>
      </style:paragraph-properties>
      <style:text-properties fo:hyphenate="false"/>
    </style:style>
    <style:style style:name="PredeterminadoLTGliederung5" style:display-name="Predeterminado~LT~Gliederung 5" style:family="paragraph" style:parent-style-name="PredeterminadoLTGliederung4">
      <style:paragraph-properties>
        <style:tab-stops>
          <style:tab-stop style:type="left" style:position="0.75in"/>
          <style:tab-stop style:type="left" style:position="1.75in"/>
          <style:tab-stop style:type="left" style:position="2.75in"/>
          <style:tab-stop style:type="left" style:position="3.75in"/>
          <style:tab-stop style:type="left" style:position="4.75in"/>
          <style:tab-stop style:type="left" style:position="5.75in"/>
          <style:tab-stop style:type="left" style:position="6.75in"/>
          <style:tab-stop style:type="left" style:position="7.75in"/>
          <style:tab-stop style:type="left" style:position="8.75in"/>
        </style:tab-stops>
      </style:paragraph-properties>
      <style:text-properties fo:hyphenate="false"/>
    </style:style>
    <style:style style:name="PredeterminadoLTGliederung6" style:display-name="Predeterminado~LT~Gliederung 6" style:family="paragraph" style:parent-style-name="PredeterminadoLTGliederung5">
      <style:text-properties fo:hyphenate="false"/>
    </style:style>
    <style:style style:name="PredeterminadoLTGliederung7" style:display-name="Predeterminado~LT~Gliederung 7" style:family="paragraph" style:parent-style-name="PredeterminadoLTGliederung6">
      <style:text-properties fo:hyphenate="false"/>
    </style:style>
    <style:style style:name="PredeterminadoLTGliederung8" style:display-name="Predeterminado~LT~Gliederung 8" style:family="paragraph" style:parent-style-name="PredeterminadoLTGliederung7">
      <style:text-properties fo:hyphenate="false"/>
    </style:style>
    <style:style style:name="PredeterminadoLTGliederung9" style:display-name="Predeterminado~LT~Gliederung 9" style:family="paragraph" style:parent-style-name="PredeterminadoLTGliederung8">
      <style:text-properties fo:hyphenate="false"/>
    </style:style>
    <style:style style:name="PredeterminadoLTTitel" style:display-name="Predeterminado~LT~Titel" style:family="paragraph">
      <style:paragraph-properties style:text-autospace="none" fo:line-height="105%">
        <style:tab-stops>
          <style:tab-stop style:type="left" style:position="0in"/>
          <style:tab-stop style:type="left" style:position="1in"/>
          <style:tab-stop style:type="left" style:position="2in"/>
          <style:tab-stop style:type="left" style:position="3in"/>
          <style:tab-stop style:type="left" style:position="4in"/>
          <style:tab-stop style:type="left" style:position="5in"/>
          <style:tab-stop style:type="left" style:position="6in"/>
          <style:tab-stop style:type="left" style:position="7in"/>
          <style:tab-stop style:type="left" style:position="8in"/>
          <style:tab-stop style:type="left" style:position="9in"/>
          <style:tab-stop style:type="left" style:position="10in"/>
          <style:tab-stop style:type="left" style:position="11in"/>
        </style:tab-stops>
      </style:paragraph-properties>
      <style:text-properties style:font-name="Tahoma" style:font-name-asian="Tahoma" style:font-name-complex="Tahoma" fo:color="#333399" fo:font-size="24pt" style:font-size-asian="24pt" style:font-size-complex="24pt" fo:hyphenate="false"/>
    </style:style>
    <style:style style:name="PredeterminadoLTUntertitel" style:display-name="Predeterminado~LT~Untertitel" style:family="paragraph">
      <style:paragraph-properties style:text-autospace="none" fo:text-align="center" fo:margin-top="0.0833in" fo:line-height="105%">
        <style:tab-stops>
          <style:tab-stop style:type="left" style:position="0in"/>
          <style:tab-stop style:type="left" style:position="1in"/>
          <style:tab-stop style:type="left" style:position="2in"/>
          <style:tab-stop style:type="left" style:position="3in"/>
          <style:tab-stop style:type="left" style:position="4in"/>
          <style:tab-stop style:type="left" style:position="5in"/>
          <style:tab-stop style:type="left" style:position="6in"/>
          <style:tab-stop style:type="left" style:position="7in"/>
          <style:tab-stop style:type="left" style:position="8in"/>
          <style:tab-stop style:type="left" style:position="9in"/>
          <style:tab-stop style:type="left" style:position="10in"/>
          <style:tab-stop style:type="left" style:position="11in"/>
        </style:tab-stops>
      </style:paragraph-properties>
      <style:text-properties style:font-name="Tahoma" style:font-name-asian="Tahoma" style:font-name-complex="Tahoma" fo:color="#000000" fo:font-size="24pt" style:font-size-asian="24pt" style:font-size-complex="24pt" fo:hyphenate="false"/>
    </style:style>
    <style:style style:name="PredeterminadoLTNotizen" style:display-name="Predeterminado~LT~Notizen" style:family="paragraph">
      <style:paragraph-properties style:text-autospace="none" fo:margin-top="0.0625in" fo:line-height="105%">
        <style:tab-stops>
          <style:tab-stop style:type="left" style:position="0in"/>
          <style:tab-stop style:type="left" style:position="1in"/>
          <style:tab-stop style:type="left" style:position="2in"/>
          <style:tab-stop style:type="left" style:position="3in"/>
          <style:tab-stop style:type="left" style:position="4in"/>
          <style:tab-stop style:type="left" style:position="5in"/>
          <style:tab-stop style:type="left" style:position="6in"/>
          <style:tab-stop style:type="left" style:position="7in"/>
          <style:tab-stop style:type="left" style:position="8in"/>
          <style:tab-stop style:type="left" style:position="9in"/>
          <style:tab-stop style:type="left" style:position="10in"/>
          <style:tab-stop style:type="left" style:position="11in"/>
        </style:tab-stops>
      </style:paragraph-properties>
      <style:text-properties style:font-name="Tahoma" style:font-name-asian="Tahoma" style:font-name-complex="Tahoma" fo:color="#000000" fo:hyphenate="false"/>
    </style:style>
    <style:style style:name="PredeterminadoLTHintergrundobjekte" style:display-name="Predeterminado~LT~Hintergrundobjekte" style:family="paragraph">
      <style:paragraph-properties style:text-autospace="none"/>
      <style:text-properties fo:hyphenate="false"/>
    </style:style>
    <style:style style:name="PredeterminadoLTHintergrund" style:display-name="Predeterminado~LT~Hintergrund" style:family="paragraph">
      <style:paragraph-properties style:text-autospace="none" fo:text-align="center"/>
      <style:text-properties fo:hyphenate="false"/>
    </style:style>
    <style:style style:name="default" style:display-name="default" style:family="paragraph">
      <style:paragraph-properties style:text-autospace="none" style:line-height-at-least="0.1388in"/>
      <style:text-properties style:font-name="Lucida Sans" style:font-name-asian="Lucida Sans" fo:font-size="18pt" style:font-size-asian="18pt" style:font-size-complex="18pt" fo:hyphenate="false"/>
    </style:style>
    <style:style style:name="blue1" style:display-name="blue1" style:family="paragraph" style:parent-style-name="default">
      <style:text-properties fo:hyphenate="false"/>
    </style:style>
    <style:style style:name="blue2" style:display-name="blue2" style:family="paragraph" style:parent-style-name="default">
      <style:text-properties fo:hyphenate="false"/>
    </style:style>
    <style:style style:name="blue3" style:display-name="blue3" style:family="paragraph" style:parent-style-name="default">
      <style:text-properties fo:hyphenate="false"/>
    </style:style>
    <style:style style:name="bw1" style:display-name="bw1" style:family="paragraph" style:parent-style-name="default">
      <style:text-properties fo:hyphenate="false"/>
    </style:style>
    <style:style style:name="bw2" style:display-name="bw2" style:family="paragraph" style:parent-style-name="default">
      <style:text-properties fo:hyphenate="false"/>
    </style:style>
    <style:style style:name="bw3" style:display-name="bw3" style:family="paragraph" style:parent-style-name="default">
      <style:text-properties fo:hyphenate="false"/>
    </style:style>
    <style:style style:name="orange1" style:display-name="orange1" style:family="paragraph" style:parent-style-name="default">
      <style:text-properties fo:hyphenate="false"/>
    </style:style>
    <style:style style:name="orange2" style:display-name="orange2" style:family="paragraph" style:parent-style-name="default">
      <style:text-properties fo:hyphenate="false"/>
    </style:style>
    <style:style style:name="orange3" style:display-name="orange3" style:family="paragraph" style:parent-style-name="default">
      <style:text-properties fo:hyphenate="false"/>
    </style:style>
    <style:style style:name="turquise1" style:display-name="turquise1" style:family="paragraph" style:parent-style-name="default">
      <style:text-properties fo:hyphenate="false"/>
    </style:style>
    <style:style style:name="turquise2" style:display-name="turquise2" style:family="paragraph" style:parent-style-name="default">
      <style:text-properties fo:hyphenate="false"/>
    </style:style>
    <style:style style:name="turquise3" style:display-name="turquise3" style:family="paragraph" style:parent-style-name="default">
      <style:text-properties fo:hyphenate="false"/>
    </style:style>
    <style:style style:name="gray1" style:display-name="gray1" style:family="paragraph" style:parent-style-name="default">
      <style:text-properties fo:hyphenate="false"/>
    </style:style>
    <style:style style:name="gray2" style:display-name="gray2" style:family="paragraph" style:parent-style-name="default">
      <style:text-properties fo:hyphenate="false"/>
    </style:style>
    <style:style style:name="gray3" style:display-name="gray3" style:family="paragraph" style:parent-style-name="default">
      <style:text-properties fo:hyphenate="false"/>
    </style:style>
    <style:style style:name="sun1" style:display-name="sun1" style:family="paragraph" style:parent-style-name="default">
      <style:text-properties fo:hyphenate="false"/>
    </style:style>
    <style:style style:name="sun2" style:display-name="sun2" style:family="paragraph" style:parent-style-name="default">
      <style:text-properties fo:hyphenate="false"/>
    </style:style>
    <style:style style:name="sun3" style:display-name="sun3" style:family="paragraph" style:parent-style-name="default">
      <style:text-properties fo:hyphenate="false"/>
    </style:style>
    <style:style style:name="earth1" style:display-name="earth1" style:family="paragraph" style:parent-style-name="default">
      <style:text-properties fo:hyphenate="false"/>
    </style:style>
    <style:style style:name="earth2" style:display-name="earth2" style:family="paragraph" style:parent-style-name="default">
      <style:text-properties fo:hyphenate="false"/>
    </style:style>
    <style:style style:name="earth3" style:display-name="earth3" style:family="paragraph" style:parent-style-name="default">
      <style:text-properties fo:hyphenate="false"/>
    </style:style>
    <style:style style:name="green1" style:display-name="green1" style:family="paragraph" style:parent-style-name="default">
      <style:text-properties fo:hyphenate="false"/>
    </style:style>
    <style:style style:name="green2" style:display-name="green2" style:family="paragraph" style:parent-style-name="default">
      <style:text-properties fo:hyphenate="false"/>
    </style:style>
    <style:style style:name="green3" style:display-name="green3" style:family="paragraph" style:parent-style-name="default">
      <style:text-properties fo:hyphenate="false"/>
    </style:style>
    <style:style style:name="seetang1" style:display-name="seetang1" style:family="paragraph" style:parent-style-name="default">
      <style:text-properties fo:hyphenate="false"/>
    </style:style>
    <style:style style:name="seetang2" style:display-name="seetang2" style:family="paragraph" style:parent-style-name="default">
      <style:text-properties fo:hyphenate="false"/>
    </style:style>
    <style:style style:name="seetang3" style:display-name="seetang3" style:family="paragraph" style:parent-style-name="default">
      <style:text-properties fo:hyphenate="false"/>
    </style:style>
    <style:style style:name="lightblue1" style:display-name="lightblue1" style:family="paragraph" style:parent-style-name="default">
      <style:text-properties fo:hyphenate="false"/>
    </style:style>
    <style:style style:name="lightblue2" style:display-name="lightblue2" style:family="paragraph" style:parent-style-name="default">
      <style:text-properties fo:hyphenate="false"/>
    </style:style>
    <style:style style:name="lightblue3" style:display-name="lightblue3" style:family="paragraph" style:parent-style-name="default">
      <style:text-properties fo:hyphenate="false"/>
    </style:style>
    <style:style style:name="yellow1" style:display-name="yellow1" style:family="paragraph" style:parent-style-name="default">
      <style:text-properties fo:hyphenate="false"/>
    </style:style>
    <style:style style:name="yellow2" style:display-name="yellow2" style:family="paragraph" style:parent-style-name="default">
      <style:text-properties fo:hyphenate="false"/>
    </style:style>
    <style:style style:name="yellow3" style:display-name="yellow3" style:family="paragraph" style:parent-style-name="default">
      <style:text-properties fo:hyphenate="false"/>
    </style:style>
    <style:style style:name="WW-Título" style:display-name="WW-Título" style:family="paragraph">
      <style:paragraph-properties style:text-autospace="none" fo:line-height="105%">
        <style:tab-stops>
          <style:tab-stop style:type="left" style:position="0in"/>
          <style:tab-stop style:type="left" style:position="1in"/>
          <style:tab-stop style:type="left" style:position="2in"/>
          <style:tab-stop style:type="left" style:position="3in"/>
          <style:tab-stop style:type="left" style:position="4in"/>
          <style:tab-stop style:type="left" style:position="5in"/>
          <style:tab-stop style:type="left" style:position="6in"/>
          <style:tab-stop style:type="left" style:position="7in"/>
          <style:tab-stop style:type="left" style:position="8in"/>
          <style:tab-stop style:type="left" style:position="9in"/>
          <style:tab-stop style:type="left" style:position="10in"/>
          <style:tab-stop style:type="left" style:position="11in"/>
        </style:tab-stops>
      </style:paragraph-properties>
      <style:text-properties style:font-name="Tahoma" style:font-name-asian="Tahoma" style:font-name-complex="Tahoma" fo:color="#333399" fo:font-size="24pt" style:font-size-asian="24pt" style:font-size-complex="24pt" fo:hyphenate="false"/>
    </style:style>
    <style:style style:name="Objetosdefondo" style:display-name="Objetos de fondo" style:family="paragraph">
      <style:paragraph-properties style:text-autospace="none"/>
      <style:text-properties fo:hyphenate="false"/>
    </style:style>
    <style:style style:name="Fondo" style:display-name="Fondo" style:family="paragraph">
      <style:paragraph-properties style:text-autospace="none" fo:text-align="center"/>
      <style:text-properties fo:hyphenate="false"/>
    </style:style>
    <style:style style:name="Notas" style:display-name="Notas" style:family="paragraph">
      <style:paragraph-properties style:text-autospace="none" fo:margin-top="0.0625in" fo:line-height="105%">
        <style:tab-stops>
          <style:tab-stop style:type="left" style:position="0in"/>
          <style:tab-stop style:type="left" style:position="1in"/>
          <style:tab-stop style:type="left" style:position="2in"/>
          <style:tab-stop style:type="left" style:position="3in"/>
          <style:tab-stop style:type="left" style:position="4in"/>
          <style:tab-stop style:type="left" style:position="5in"/>
          <style:tab-stop style:type="left" style:position="6in"/>
          <style:tab-stop style:type="left" style:position="7in"/>
          <style:tab-stop style:type="left" style:position="8in"/>
          <style:tab-stop style:type="left" style:position="9in"/>
          <style:tab-stop style:type="left" style:position="10in"/>
          <style:tab-stop style:type="left" style:position="11in"/>
        </style:tab-stops>
      </style:paragraph-properties>
      <style:text-properties style:font-name="Tahoma" style:font-name-asian="Tahoma" style:font-name-complex="Tahoma" fo:color="#000000" fo:hyphenate="false"/>
    </style:style>
    <style:style style:name="Esquema1" style:display-name="Esquema 1" style:family="paragraph">
      <style:paragraph-properties style:text-autospace="none" fo:margin-top="0.0833in" fo:line-height="105%">
        <style:tab-stops>
          <style:tab-stop style:type="left" style:position="0.625in"/>
          <style:tab-stop style:type="left" style:position="1.625in"/>
          <style:tab-stop style:type="left" style:position="2.625in"/>
          <style:tab-stop style:type="left" style:position="3.625in"/>
          <style:tab-stop style:type="left" style:position="4.625in"/>
          <style:tab-stop style:type="left" style:position="5.625in"/>
          <style:tab-stop style:type="left" style:position="6.625in"/>
          <style:tab-stop style:type="left" style:position="7.625in"/>
          <style:tab-stop style:type="left" style:position="8.625in"/>
          <style:tab-stop style:type="left" style:position="9.625in"/>
          <style:tab-stop style:type="left" style:position="10.625in"/>
        </style:tab-stops>
      </style:paragraph-properties>
      <style:text-properties style:font-name="Tahoma" style:font-name-asian="Tahoma" style:font-name-complex="Tahoma" fo:color="#000000" style:letter-kerning="false" fo:font-size="24pt" style:font-size-asian="24pt" style:font-size-complex="24pt" fo:hyphenate="false"/>
    </style:style>
    <style:style style:name="Esquema2" style:display-name="Esquema 2" style:family="paragraph" style:parent-style-name="Esquema1">
      <style:paragraph-properties fo:margin-top="0.0694in">
        <style:tab-stops>
          <style:tab-stop style:type="left" style:position="0.1875in"/>
          <style:tab-stop style:type="left" style:position="1.1875in"/>
          <style:tab-stop style:type="left" style:position="2.1875in"/>
          <style:tab-stop style:type="left" style:position="3.1875in"/>
          <style:tab-stop style:type="left" style:position="4.1875in"/>
          <style:tab-stop style:type="left" style:position="5.1875in"/>
          <style:tab-stop style:type="left" style:position="6.1875in"/>
          <style:tab-stop style:type="left" style:position="7.1875in"/>
          <style:tab-stop style:type="left" style:position="8.1875in"/>
          <style:tab-stop style:type="left" style:position="9.1875in"/>
          <style:tab-stop style:type="left" style:position="10.1875in"/>
        </style:tab-stops>
      </style:paragraph-properties>
      <style:text-properties fo:font-size="20pt" style:font-size-asian="20pt" style:font-size-complex="20pt" fo:hyphenate="false"/>
    </style:style>
    <style:style style:name="Esquema3" style:display-name="Esquema 3" style:family="paragraph" style:parent-style-name="Esquema2">
      <style:paragraph-properties>
        <style:tab-stops>
          <style:tab-stop style:type="left" style:position="0.75in"/>
          <style:tab-stop style:type="left" style:position="1.75in"/>
          <style:tab-stop style:type="left" style:position="2.75in"/>
          <style:tab-stop style:type="left" style:position="3.75in"/>
          <style:tab-stop style:type="left" style:position="4.75in"/>
          <style:tab-stop style:type="left" style:position="5.75in"/>
          <style:tab-stop style:type="left" style:position="6.75in"/>
          <style:tab-stop style:type="left" style:position="7.75in"/>
          <style:tab-stop style:type="left" style:position="8.75in"/>
          <style:tab-stop style:type="left" style:position="9.75in"/>
        </style:tab-stops>
      </style:paragraph-properties>
      <style:text-properties fo:hyphenate="false"/>
    </style:style>
    <style:style style:name="Esquema4" style:display-name="Esquema 4" style:family="paragraph" style:parent-style-name="Esquema3">
      <style:paragraph-properties>
        <style:tab-stops>
          <style:tab-stop style:type="left" style:position="0.25in"/>
          <style:tab-stop style:type="left" style:position="1.25in"/>
          <style:tab-stop style:type="left" style:position="2.25in"/>
          <style:tab-stop style:type="left" style:position="3.25in"/>
          <style:tab-stop style:type="left" style:position="4.25in"/>
          <style:tab-stop style:type="left" style:position="5.25in"/>
          <style:tab-stop style:type="left" style:position="6.25in"/>
          <style:tab-stop style:type="left" style:position="7.25in"/>
          <style:tab-stop style:type="left" style:position="8.25in"/>
          <style:tab-stop style:type="left" style:position="9.25in"/>
        </style:tab-stops>
      </style:paragraph-properties>
      <style:text-properties fo:hyphenate="false"/>
    </style:style>
    <style:style style:name="Esquema5" style:display-name="Esquema 5" style:family="paragraph" style:parent-style-name="Esquema4">
      <style:paragraph-properties>
        <style:tab-stops>
          <style:tab-stop style:type="left" style:position="0.75in"/>
          <style:tab-stop style:type="left" style:position="1.75in"/>
          <style:tab-stop style:type="left" style:position="2.75in"/>
          <style:tab-stop style:type="left" style:position="3.75in"/>
          <style:tab-stop style:type="left" style:position="4.75in"/>
          <style:tab-stop style:type="left" style:position="5.75in"/>
          <style:tab-stop style:type="left" style:position="6.75in"/>
          <style:tab-stop style:type="left" style:position="7.75in"/>
          <style:tab-stop style:type="left" style:position="8.75in"/>
        </style:tab-stops>
      </style:paragraph-properties>
      <style:text-properties fo:hyphenate="false"/>
    </style:style>
    <style:style style:name="Esquema6" style:display-name="Esquema 6" style:family="paragraph" style:parent-style-name="Esquema5">
      <style:text-properties fo:hyphenate="false"/>
    </style:style>
    <style:style style:name="Esquema7" style:display-name="Esquema 7" style:family="paragraph" style:parent-style-name="Esquema6">
      <style:text-properties fo:hyphenate="false"/>
    </style:style>
    <style:style style:name="Esquema8" style:display-name="Esquema 8" style:family="paragraph" style:parent-style-name="Esquema7">
      <style:text-properties fo:hyphenate="false"/>
    </style:style>
    <style:style style:name="Esquema9" style:display-name="Esquema 9" style:family="paragraph" style:parent-style-name="Esquema8">
      <style:text-properties fo:hyphenate="false"/>
    </style:style>
    <style:style style:name="WW-Título1" style:display-name="WW-Título1" style:family="paragraph">
      <style:paragraph-properties style:text-autospace="none" fo:line-height="105%">
        <style:tab-stops>
          <style:tab-stop style:type="left" style:position="0in"/>
          <style:tab-stop style:type="left" style:position="1in"/>
          <style:tab-stop style:type="left" style:position="2in"/>
          <style:tab-stop style:type="left" style:position="3in"/>
          <style:tab-stop style:type="left" style:position="4in"/>
          <style:tab-stop style:type="left" style:position="5in"/>
          <style:tab-stop style:type="left" style:position="6in"/>
          <style:tab-stop style:type="left" style:position="7in"/>
          <style:tab-stop style:type="left" style:position="8in"/>
          <style:tab-stop style:type="left" style:position="9in"/>
          <style:tab-stop style:type="left" style:position="10in"/>
          <style:tab-stop style:type="left" style:position="11in"/>
        </style:tab-stops>
      </style:paragraph-properties>
      <style:text-properties style:font-name="Tahoma" style:font-name-asian="Tahoma" style:font-name-complex="Tahoma" fo:color="#333399" fo:font-size="24pt" style:font-size-asian="24pt" style:font-size-complex="24pt" fo:hyphenate="false"/>
    </style:style>
    <style:style style:name="WW-Título12" style:display-name="WW-Título12" style:family="paragraph">
      <style:paragraph-properties style:text-autospace="none" fo:line-height="105%">
        <style:tab-stops>
          <style:tab-stop style:type="left" style:position="0in"/>
          <style:tab-stop style:type="left" style:position="1in"/>
          <style:tab-stop style:type="left" style:position="2in"/>
          <style:tab-stop style:type="left" style:position="3in"/>
          <style:tab-stop style:type="left" style:position="4in"/>
          <style:tab-stop style:type="left" style:position="5in"/>
          <style:tab-stop style:type="left" style:position="6in"/>
          <style:tab-stop style:type="left" style:position="7in"/>
          <style:tab-stop style:type="left" style:position="8in"/>
          <style:tab-stop style:type="left" style:position="9in"/>
          <style:tab-stop style:type="left" style:position="10in"/>
          <style:tab-stop style:type="left" style:position="11in"/>
        </style:tab-stops>
      </style:paragraph-properties>
      <style:text-properties style:font-name="Tahoma" style:font-name-asian="Tahoma" style:font-name-complex="Tahoma" fo:color="#333399" fo:font-size="24pt" style:font-size-asian="24pt" style:font-size-complex="24pt" fo:hyphenate="false"/>
    </style:style>
    <style:style style:name="WW-Título123" style:display-name="WW-Título123" style:family="paragraph">
      <style:paragraph-properties style:text-autospace="none" fo:line-height="105%">
        <style:tab-stops>
          <style:tab-stop style:type="left" style:position="0in"/>
          <style:tab-stop style:type="left" style:position="1in"/>
          <style:tab-stop style:type="left" style:position="2in"/>
          <style:tab-stop style:type="left" style:position="3in"/>
          <style:tab-stop style:type="left" style:position="4in"/>
          <style:tab-stop style:type="left" style:position="5in"/>
          <style:tab-stop style:type="left" style:position="6in"/>
          <style:tab-stop style:type="left" style:position="7in"/>
          <style:tab-stop style:type="left" style:position="8in"/>
          <style:tab-stop style:type="left" style:position="9in"/>
          <style:tab-stop style:type="left" style:position="10in"/>
          <style:tab-stop style:type="left" style:position="11in"/>
        </style:tab-stops>
      </style:paragraph-properties>
      <style:text-properties style:font-name="Tahoma" style:font-name-asian="Tahoma" style:font-name-complex="Tahoma" fo:color="#333399" fo:font-size="24pt" style:font-size-asian="24pt" style:font-size-complex="24pt" fo:hyphenate="false"/>
    </style:style>
    <style:style style:name="WW-Título1234" style:display-name="WW-Título1234" style:family="paragraph">
      <style:paragraph-properties style:text-autospace="none" fo:line-height="105%">
        <style:tab-stops>
          <style:tab-stop style:type="left" style:position="0in"/>
          <style:tab-stop style:type="left" style:position="1in"/>
          <style:tab-stop style:type="left" style:position="2in"/>
          <style:tab-stop style:type="left" style:position="3in"/>
          <style:tab-stop style:type="left" style:position="4in"/>
          <style:tab-stop style:type="left" style:position="5in"/>
          <style:tab-stop style:type="left" style:position="6in"/>
          <style:tab-stop style:type="left" style:position="7in"/>
          <style:tab-stop style:type="left" style:position="8in"/>
          <style:tab-stop style:type="left" style:position="9in"/>
          <style:tab-stop style:type="left" style:position="10in"/>
          <style:tab-stop style:type="left" style:position="11in"/>
        </style:tab-stops>
      </style:paragraph-properties>
      <style:text-properties style:font-name="Tahoma" style:font-name-asian="Tahoma" style:font-name-complex="Tahoma" fo:color="#333399" fo:font-size="24pt" style:font-size-asian="24pt" style:font-size-complex="24pt" fo:hyphenate="false"/>
    </style:style>
    <style:style style:name="ListIndent" style:display-name="List Indent" style:family="paragraph" style:parent-style-name="Textbody">
      <style:paragraph-properties fo:margin-bottom="0in" fo:margin-left="1.9687in" fo:text-indent="-1.7715in">
        <style:tab-stops>
          <style:tab-stop style:type="left" style:position="0in"/>
        </style:tab-stops>
      </style:paragraph-properties>
      <style:text-properties fo:hyphenate="false"/>
    </style:style>
    <style:style style:name="TITULO" style:display-name="TITULO" style:family="paragraph" style:parent-style-name="Título1" style:default-outline-level="1">
      <style:paragraph-properties fo:text-align="center"/>
      <style:text-properties fo:hyphenate="false"/>
    </style:style>
    <style:style style:name="CODIGO" style:display-name="CODIGO" style:family="paragraph" style:parent-style-name="Textbody">
      <style:paragraph-properties fo:text-align="start" fo:margin-bottom="0in" fo:line-height="100%"/>
      <style:text-properties style:font-name="Courier New" fo:hyphenate="false"/>
    </style:style>
    <style:style style:name="WW-Título12345" style:display-name="WW-Título12345" style:family="paragraph">
      <style:paragraph-properties style:text-autospace="none" fo:line-height="105%">
        <style:tab-stops>
          <style:tab-stop style:type="left" style:position="0in"/>
          <style:tab-stop style:type="left" style:position="1in"/>
          <style:tab-stop style:type="left" style:position="2in"/>
          <style:tab-stop style:type="left" style:position="3in"/>
          <style:tab-stop style:type="left" style:position="4in"/>
          <style:tab-stop style:type="left" style:position="5in"/>
          <style:tab-stop style:type="left" style:position="6in"/>
          <style:tab-stop style:type="left" style:position="7in"/>
          <style:tab-stop style:type="left" style:position="8in"/>
          <style:tab-stop style:type="left" style:position="9in"/>
          <style:tab-stop style:type="left" style:position="10in"/>
          <style:tab-stop style:type="left" style:position="11in"/>
        </style:tab-stops>
      </style:paragraph-properties>
      <style:text-properties style:font-name="Tahoma" style:font-name-asian="Tahoma" style:font-name-complex="Tahoma" fo:color="#333399" fo:font-size="24pt" style:font-size-asian="24pt" style:font-size-complex="24pt" fo:hyphenate="false"/>
    </style:style>
    <style:style style:name="WW-Título123456" style:display-name="WW-Título123456" style:family="paragraph">
      <style:paragraph-properties style:text-autospace="none" fo:line-height="105%">
        <style:tab-stops>
          <style:tab-stop style:type="left" style:position="0in"/>
          <style:tab-stop style:type="left" style:position="1in"/>
          <style:tab-stop style:type="left" style:position="2in"/>
          <style:tab-stop style:type="left" style:position="3in"/>
          <style:tab-stop style:type="left" style:position="4in"/>
          <style:tab-stop style:type="left" style:position="5in"/>
          <style:tab-stop style:type="left" style:position="6in"/>
          <style:tab-stop style:type="left" style:position="7in"/>
          <style:tab-stop style:type="left" style:position="8in"/>
          <style:tab-stop style:type="left" style:position="9in"/>
          <style:tab-stop style:type="left" style:position="10in"/>
          <style:tab-stop style:type="left" style:position="11in"/>
        </style:tab-stops>
      </style:paragraph-properties>
      <style:text-properties style:font-name="Tahoma" style:font-name-asian="Tahoma" style:font-name-complex="Tahoma" fo:color="#333399" fo:font-size="24pt" style:font-size-asian="24pt" style:font-size-complex="24pt" fo:hyphenate="false"/>
    </style:style>
    <style:style style:name="WW-Título1234567" style:display-name="WW-Título1234567" style:family="paragraph">
      <style:paragraph-properties style:text-autospace="none" fo:line-height="105%">
        <style:tab-stops>
          <style:tab-stop style:type="left" style:position="0in"/>
          <style:tab-stop style:type="left" style:position="1in"/>
          <style:tab-stop style:type="left" style:position="2in"/>
          <style:tab-stop style:type="left" style:position="3in"/>
          <style:tab-stop style:type="left" style:position="4in"/>
          <style:tab-stop style:type="left" style:position="5in"/>
          <style:tab-stop style:type="left" style:position="6in"/>
          <style:tab-stop style:type="left" style:position="7in"/>
          <style:tab-stop style:type="left" style:position="8in"/>
          <style:tab-stop style:type="left" style:position="9in"/>
          <style:tab-stop style:type="left" style:position="10in"/>
          <style:tab-stop style:type="left" style:position="11in"/>
        </style:tab-stops>
      </style:paragraph-properties>
      <style:text-properties style:font-name="Tahoma" style:font-name-asian="Tahoma" style:font-name-complex="Tahoma" fo:color="#333399" fo:font-size="24pt" style:font-size-asian="24pt" style:font-size-complex="24pt" fo:hyphenate="false"/>
    </style:style>
    <style:style style:name="western" style:display-name="western" style:family="paragraph" style:parent-style-name="Standard">
      <style:paragraph-properties fo:text-align="justify" fo:margin-top="0.0194in"/>
      <style:text-properties fo:font-size="10pt" style:font-size-asian="10pt" style:font-size-complex="10pt" fo:hyphenate="true"/>
    </style:style>
    <style:style style:name="FootnoteSymbol" style:display-name="Footnote Symbol" style:family="text"/>
    <style:style style:name="Númerodepágina" style:display-name="Número de página" style:family="text" style:parent-style-name="WW-Fuentedepárrafopredeter."/>
    <style:style style:name="NumberingSymbols" style:display-name="Numbering Symbols" style:family="text"/>
    <style:style style:name="Internetlink" style:display-name="Internet link" style:family="text" style:parent-style-name="WW-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EndnoteSymbol" style:display-name="Endnote Symbol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WW8Num1z0" style:display-name="WW8Num1z0" style:family="text">
      <style:text-properties style:font-name="Symbol"/>
    </style:style>
    <style:style style:name="WW8Num1z1" style:display-name="WW8Num1z1" style:family="text">
      <style:text-properties style:font-name="Courier New" style:font-name-complex="Courier New"/>
    </style:style>
    <style:style style:name="WW8Num1z2" style:display-name="WW8Num1z2" style:family="text">
      <style:text-properties style:font-name="Wingdings"/>
    </style:style>
    <style:style style:name="WW8Num3z0" style:display-name="WW8Num3z0" style:family="text">
      <style:text-properties style:font-name="Arial" style:font-name-asian="Times New Roman" style:font-name-complex="Arial"/>
    </style:style>
    <style:style style:name="WW8Num3z1" style:display-name="WW8Num3z1" style:family="text">
      <style:text-properties style:font-name="Courier New" style:font-name-complex="Courier New"/>
    </style:style>
    <style:style style:name="WW8Num3z2" style:display-name="WW8Num3z2" style:family="text">
      <style:text-properties style:font-name="Wingdings"/>
    </style:style>
    <style:style style:name="WW8Num3z3" style:display-name="WW8Num3z3" style:family="text">
      <style:text-properties style:font-name="Symbol"/>
    </style:style>
    <style:style style:name="WW8Num4z1" style:display-name="WW8Num4z1" style:family="text">
      <style:text-properties style:font-name="Courier New" style:font-name-complex="Courier New"/>
    </style:style>
    <style:style style:name="WW8Num4z2" style:display-name="WW8Num4z2" style:family="text">
      <style:text-properties style:font-name="Wingdings"/>
    </style:style>
    <style:style style:name="WW8Num4z3" style:display-name="WW8Num4z3" style:family="text">
      <style:text-properties style:font-name="Symbol"/>
    </style:style>
    <style:style style:name="WW8Num5z1" style:display-name="WW8Num5z1" style:family="text">
      <style:text-properties style:font-name="Times New Roman" style:font-name-asian="Times New Roman" style:font-name-complex="Times New Roman"/>
    </style:style>
    <style:style style:name="WW8Num7z0" style:display-name="WW8Num7z0" style:family="text">
      <style:text-properties style:font-name="Symbol"/>
    </style:style>
    <style:style style:name="WW8Num7z1" style:display-name="WW8Num7z1" style:family="text">
      <style:text-properties style:font-name="Courier New" style:font-name-complex="Courier New"/>
    </style:style>
    <style:style style:name="WW8Num7z2" style:display-name="WW8Num7z2" style:family="text">
      <style:text-properties style:font-name="Wingdings"/>
    </style:style>
    <style:style style:name="WW8Num8z0" style:display-name="WW8Num8z0" style:family="text">
      <style:text-properties style:font-name="Symbol"/>
    </style:style>
    <style:style style:name="WW8Num8z1" style:display-name="WW8Num8z1" style:family="text">
      <style:text-properties style:font-name="Courier New" style:font-name-complex="Courier New"/>
    </style:style>
    <style:style style:name="WW8Num8z2" style:display-name="WW8Num8z2" style:family="text">
      <style:text-properties style:font-name="Wingdings"/>
    </style:style>
    <style:style style:name="WW8Num9z0" style:display-name="WW8Num9z0" style:family="text">
      <style:text-properties style:font-name="Symbol"/>
    </style:style>
    <style:style style:name="WW8Num9z1" style:display-name="WW8Num9z1" style:family="text">
      <style:text-properties style:font-name="Courier New" style:font-name-complex="Courier New"/>
    </style:style>
    <style:style style:name="WW8Num9z2" style:display-name="WW8Num9z2" style:family="text">
      <style:text-properties style:font-name="Wingdings"/>
    </style:style>
    <style:style style:name="WW8Num12z0" style:display-name="WW8Num12z0" style:family="text">
      <style:text-properties style:font-name="Symbol"/>
    </style:style>
    <style:style style:name="WW8Num12z1" style:display-name="WW8Num12z1" style:family="text">
      <style:text-properties style:font-name="Courier New" style:font-name-complex="Courier New"/>
    </style:style>
    <style:style style:name="WW8Num12z2" style:display-name="WW8Num12z2" style:family="text">
      <style:text-properties style:font-name="Wingdings"/>
    </style:style>
    <style:style style:name="WW8Num13z1" style:display-name="WW8Num13z1" style:family="text">
      <style:text-properties style:font-name="Times New Roman" style:font-name-asian="Times New Roman" style:font-name-complex="Times New Roman"/>
    </style:style>
    <style:style style:name="WW8Num14z0" style:display-name="WW8Num14z0" style:family="text">
      <style:text-properties fo:font-size="12pt" style:font-size-asian="12pt" style:font-size-complex="12pt"/>
    </style:style>
    <style:style style:name="WW8Num14z1" style:display-name="WW8Num14z1" style:family="text">
      <style:text-properties style:font-name="Times New Roman" style:font-name-asian="Times New Roman" style:font-name-complex="Times New Roman"/>
    </style:style>
    <style:style style:name="WW8Num17z1" style:display-name="WW8Num17z1" style:family="text">
      <style:text-properties style:font-name="Courier New" style:font-name-complex="Courier New"/>
    </style:style>
    <style:style style:name="WW8Num17z2" style:display-name="WW8Num17z2" style:family="text">
      <style:text-properties style:font-name="Wingdings"/>
    </style:style>
    <style:style style:name="WW8Num17z3" style:display-name="WW8Num17z3" style:family="text">
      <style:text-properties style:font-name="Symbol"/>
    </style:style>
    <style:style style:name="WW8Num20z0" style:display-name="WW8Num20z0" style:family="text">
      <style:text-properties style:font-name="Symbol"/>
    </style:style>
    <style:style style:name="WW8Num20z1" style:display-name="WW8Num20z1" style:family="text">
      <style:text-properties style:font-name="Courier New" style:font-name-complex="Courier New"/>
    </style:style>
    <style:style style:name="WW8Num20z2" style:display-name="WW8Num20z2" style:family="text">
      <style:text-properties style:font-name="Wingdings"/>
    </style:style>
    <style:style style:name="WW8Num22z0" style:display-name="WW8Num22z0" style:family="text">
      <style:text-properties style:font-name="Symbol"/>
    </style:style>
    <style:style style:name="WW8Num22z1" style:display-name="WW8Num22z1" style:family="text">
      <style:text-properties style:font-name="Courier New" style:font-name-complex="Courier New"/>
    </style:style>
    <style:style style:name="WW8Num22z2" style:display-name="WW8Num22z2" style:family="text">
      <style:text-properties style:font-name="Wingdings"/>
    </style:style>
    <style:style style:name="WW8Num25z2" style:display-name="WW8Num25z2" style:family="text">
      <style:text-properties style:font-name="Symbol"/>
    </style:style>
    <style:style style:name="WW8Num28z0" style:display-name="WW8Num28z0" style:family="text">
      <style:text-properties fo:font-size="12pt" style:font-size-asian="12pt" style:font-size-complex="12pt"/>
    </style:style>
    <style:style style:name="WW8Num28z1" style:display-name="WW8Num28z1" style:family="text">
      <style:text-properties style:font-name="Times New Roman" style:font-name-asian="Times New Roman" style:font-name-complex="Times New Roman"/>
    </style:style>
    <style:style style:name="WW8Num29z0" style:display-name="WW8Num29z0" style:family="text">
      <style:text-properties style:font-name="Symbol"/>
    </style:style>
    <style:style style:name="WW8Num29z1" style:display-name="WW8Num29z1" style:family="text">
      <style:text-properties style:font-name="Courier New" style:font-name-complex="Courier New"/>
    </style:style>
    <style:style style:name="WW8Num29z2" style:display-name="WW8Num29z2" style:family="text">
      <style:text-properties style:font-name="Wingdings"/>
    </style:style>
    <style:style style:name="WW8Num33z0" style:display-name="WW8Num33z0" style:family="text">
      <style:text-properties fo:font-size="12pt" style:font-size-asian="12pt" style:font-size-complex="12pt"/>
    </style:style>
    <style:style style:name="WW8Num33z1" style:display-name="WW8Num33z1" style:family="text">
      <style:text-properties style:font-name="Times New Roman" style:font-name-asian="Times New Roman" style:font-name-complex="Times New Roman"/>
    </style:style>
    <style:style style:name="WW-Fuentedepárrafopredeter." style:display-name="WW-Fuente de párrafo predeter." style:family="text"/>
    <style:style style:name="EncabezadoCar" style:display-name="Encabezado Car" style:family="text" style:parent-style-name="Fuentedepárrafopredeter."/>
    <style:style style:name="PiedepáginaCar" style:display-name="Pie de página Car" style:family="text" style:parent-style-name="Fuentedepárrafopredeter."/>
    <style:style style:name="TextodegloboCar" style:display-name="Texto de globo Car" style:family="text" style:parent-style-name="Fuentedepárrafopredeter.">
      <style:text-properties style:font-name="Tahoma" fo:font-size="8pt" style:font-size-asian="8pt" style:font-size-complex="8pt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ListLabel1" style:display-name="ListLabel 1" style:family="text">
      <style:text-properties style:font-name-asian="StarSymbol" style:font-name-complex="StarSymbol" fo:font-size="10.5pt" style:font-size-asian="10.5pt" style:font-size-complex="9pt" style:text-underline-type="none" style:text-underline-color="font-color"/>
    </style:style>
    <style:style style:name="WW_CharLFO1LVL4" style:family="text">
      <style:text-properties style:font-name="StarSymbol" style:font-name-asian="OpenSymbol" style:font-name-complex="OpenSymbol"/>
    </style:style>
    <style:style style:name="WW_CharLFO1LVL5" style:family="text">
      <style:text-properties style:font-name="StarSymbol" style:font-name-asian="OpenSymbol" style:font-name-complex="OpenSymbol"/>
    </style:style>
    <style:style style:name="WW_CharLFO1LVL6" style:family="text">
      <style:text-properties style:font-name="StarSymbol" style:font-name-asian="OpenSymbol" style:font-name-complex="OpenSymbol"/>
    </style:style>
    <style:style style:name="WW_CharLFO1LVL7" style:family="text">
      <style:text-properties style:font-name="StarSymbol" style:font-name-asian="OpenSymbol" style:font-name-complex="OpenSymbol"/>
    </style:style>
    <style:style style:name="WW_CharLFO1LVL8" style:family="text">
      <style:text-properties style:font-name="StarSymbol" style:font-name-asian="OpenSymbol" style:font-name-complex="OpenSymbol"/>
    </style:style>
    <style:style style:name="WW_CharLFO1LVL9" style:family="text">
      <style:text-properties style:font-name="StarSymbol" style:font-name-asian="OpenSymbol" style:font-name-complex="OpenSymbol"/>
    </style:style>
    <text:list-style style:name="Numbering1" style:display-name="Numbering 1">
      <text:list-level-style-number text:level="1" style:num-prefix=" " style:num-suffix="." style:num-format="1">
        <style:list-level-properties/>
      </text:list-level-style-number>
      <text:list-level-style-number text:level="2" style:num-prefix=" " style:num-suffix="." style:num-format="1" text:display-levels="2">
        <style:list-level-properties/>
      </text:list-level-style-number>
      <text:list-level-style-number text:level="3" style:num-prefix=" " style:num-suffix=")" style:num-format="a" style:num-letter-sync="true">
        <style:list-level-properties/>
      </text:list-level-style-number>
      <text:list-level-style-bullet text:level="4" text:style-name="WW_CharLFO1LVL4" text:bullet-char="•">
        <style:list-level-properties/>
        <style:text-properties style:font-name="StarSymbol"/>
      </text:list-level-style-bullet>
      <text:list-level-style-bullet text:level="5" text:style-name="WW_CharLFO1LVL5" text:bullet-char="•">
        <style:list-level-properties/>
        <style:text-properties style:font-name="StarSymbol"/>
      </text:list-level-style-bullet>
      <text:list-level-style-bullet text:level="6" text:style-name="WW_CharLFO1LVL6" text:bullet-char="•">
        <style:list-level-properties/>
        <style:text-properties style:font-name="StarSymbol"/>
      </text:list-level-style-bullet>
      <text:list-level-style-bullet text:level="7" text:style-name="WW_CharLFO1LVL7" text:bullet-char="•">
        <style:list-level-properties/>
        <style:text-properties style:font-name="StarSymbol"/>
      </text:list-level-style-bullet>
      <text:list-level-style-bullet text:level="8" text:style-name="WW_CharLFO1LVL8" text:bullet-char="•">
        <style:list-level-properties/>
        <style:text-properties style:font-name="StarSymbol"/>
      </text:list-level-style-bullet>
      <text:list-level-style-bullet text:level="9" text:style-name="WW_CharLFO1LVL9" text:bullet-char="•">
        <style:list-level-properties/>
        <style:text-properties style:font-name="StarSymbol"/>
      </text:list-level-style-bullet>
    </text:list-style>
    <text:list-style style:name="Numbering2" style:display-name="Numbering 2">
      <text:list-level-style-number text:level="1" style:num-format="1">
        <style:list-level-properties/>
      </text:list-level-style-number>
      <text:list-level-style-number text:level="2" style:num-format="1" text:start-value="2">
        <style:list-level-properties/>
      </text:list-level-style-number>
      <text:list-level-style-number text:level="3" style:num-format="1" text:start-value="3">
        <style:list-level-properties/>
      </text:list-level-style-number>
      <text:list-level-style-number text:level="4" style:num-format="1" text:start-value="4">
        <style:list-level-properties/>
      </text:list-level-style-number>
      <text:list-level-style-number text:level="5" style:num-format="1" text:start-value="5">
        <style:list-level-properties/>
      </text:list-level-style-number>
      <text:list-level-style-number text:level="6" style:num-format="1" text:start-value="6">
        <style:list-level-properties/>
      </text:list-level-style-number>
      <text:list-level-style-number text:level="7" style:num-format="1" text:start-value="7">
        <style:list-level-properties/>
      </text:list-level-style-number>
      <text:list-level-style-number text:level="8" style:num-format="1" text:start-value="8">
        <style:list-level-properties/>
      </text:list-level-style-number>
      <text:list-level-style-number text:level="9" style:num-format="1" text:start-value="9">
        <style:list-level-properties/>
      </text:list-level-style-number>
    </text:list-style>
    <style:style style:name="WW_CharLFO3LVL1" style:family="text">
      <style:text-properties style:font-name="OpenSymbol"/>
    </style:style>
    <style:style style:name="WW_CharLFO3LVL2" style:family="text">
      <style:text-properties style:font-name="OpenSymbol"/>
    </style:style>
    <style:style style:name="WW_CharLFO3LVL3" style:family="text">
      <style:text-properties style:font-name="OpenSymbol"/>
    </style:style>
    <style:style style:name="WW_CharLFO3LVL4" style:family="text">
      <style:text-properties style:font-name="OpenSymbol"/>
    </style:style>
    <style:style style:name="WW_CharLFO3LVL5" style:family="text">
      <style:text-properties style:font-name="OpenSymbol"/>
    </style:style>
    <style:style style:name="WW_CharLFO3LVL6" style:family="text">
      <style:text-properties style:font-name="OpenSymbol"/>
    </style:style>
    <style:style style:name="WW_CharLFO3LVL7" style:family="text">
      <style:text-properties style:font-name="OpenSymbol"/>
    </style:style>
    <style:style style:name="WW_CharLFO3LVL8" style:family="text">
      <style:text-properties style:font-name="OpenSymbol"/>
    </style:style>
    <style:style style:name="WW_CharLFO3LVL9" style:family="text">
      <style:text-properties style:font-name="OpenSymbol"/>
    </style:style>
    <text:list-style style:name="List1" style:display-name="List 1">
      <text:list-level-style-bullet text:level="1" text:style-name="WW_CharLFO3LVL1" text:bullet-char="•">
        <style:list-level-properties/>
        <style:text-properties style:font-name="OpenSymbol"/>
      </text:list-level-style-bullet>
      <text:list-level-style-bullet text:level="2" text:style-name="WW_CharLFO3LVL2" text:bullet-char="•">
        <style:list-level-properties/>
        <style:text-properties style:font-name="OpenSymbol"/>
      </text:list-level-style-bullet>
      <text:list-level-style-bullet text:level="3" text:style-name="WW_CharLFO3LVL3" text:bullet-char="•">
        <style:list-level-properties/>
        <style:text-properties style:font-name="OpenSymbol"/>
      </text:list-level-style-bullet>
      <text:list-level-style-bullet text:level="4" text:style-name="WW_CharLFO3LVL4" text:bullet-char="•">
        <style:list-level-properties/>
        <style:text-properties style:font-name="OpenSymbol"/>
      </text:list-level-style-bullet>
      <text:list-level-style-bullet text:level="5" text:style-name="WW_CharLFO3LVL5" text:bullet-char="•">
        <style:list-level-properties/>
        <style:text-properties style:font-name="OpenSymbol"/>
      </text:list-level-style-bullet>
      <text:list-level-style-bullet text:level="6" text:style-name="WW_CharLFO3LVL6" text:bullet-char="•">
        <style:list-level-properties/>
        <style:text-properties style:font-name="OpenSymbol"/>
      </text:list-level-style-bullet>
      <text:list-level-style-bullet text:level="7" text:style-name="WW_CharLFO3LVL7" text:bullet-char="•">
        <style:list-level-properties/>
        <style:text-properties style:font-name="OpenSymbol"/>
      </text:list-level-style-bullet>
      <text:list-level-style-bullet text:level="8" text:style-name="WW_CharLFO3LVL8" text:bullet-char="•">
        <style:list-level-properties/>
        <style:text-properties style:font-name="OpenSymbol"/>
      </text:list-level-style-bullet>
      <text:list-level-style-bullet text:level="9" text:style-name="WW_CharLFO3LVL9" text:bullet-char="•">
        <style:list-level-properties/>
        <style:text-properties style:font-name="OpenSymbol"/>
      </text:list-level-style-bullet>
    </text:list-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8Num1" style:display-name="WW8Num1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WW8Num2" style:display-name="WW8Num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0in" text:min-label-width="1.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0in" text:min-label-width="3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0in" text:min-label-width="4.5in"/>
      </text:list-level-style-number>
    </text:list-style>
    <style:style style:name="WW_CharLFO6LVL1" style:family="text">
      <style:text-properties style:font-name="Arial" style:font-name-asian="Times New Roman" style:font-name-complex="Aria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text:list-style style:name="WW8Num3" style:display-name="WW8Num3">
      <text:list-level-style-bullet text:level="1" text:style-name="WW_CharLFO6LVL1" text:bullet-char="-">
        <style:list-level-properties text:space-before="0.25in" text:min-label-width="0.25in"/>
        <style:text-properties style:font-name="Aria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text:list-style style:name="WW8Num4" style:display-name="WW8Num4">
      <text:list-level-style-number text:level="1" style:num-suffix="." style:num-format="1" text:start-value="5">
        <style:list-level-properties text:space-before="0.25in" text:min-label-width="0.25in"/>
      </text:list-level-style-number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style:style style:name="WW_CharLFO8LVL2" style:family="text">
      <style:text-properties style:font-name="Times New Roman" style:font-name-asian="Times New Roman" style:font-name-complex="Times New Roman"/>
    </style:style>
    <text:list-style style:name="WW8Num5" style:display-name="WW8Num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text:style-name="WW_CharLFO8LVL2" style:num-suffix="." style:num-format="1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0in" text:min-label-width="1.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0in" text:min-label-width="3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0in" text:min-label-width="4.5in"/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0in" text:min-label-width="1.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0in" text:min-label-width="3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0in" text:min-label-width="4.5in"/>
      </text:list-level-style-number>
    </text:list-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text:list-style style:name="WW8Num7" style:display-name="WW8Num7">
      <text:list-level-style-bullet text:level="1" text:style-name="WW_CharLFO1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text:list-style style:name="WW8Num8" style:display-name="WW8Num8">
      <text:list-level-style-bullet text:level="1" text:style-name="WW_CharLFO1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/>
        <style:text-properties style:font-name="Wingdings"/>
      </text:list-level-style-bullet>
    </text:list-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text:list-style style:name="WW8Num9" style:display-name="WW8Num9">
      <text:list-level-style-bullet text:level="1" text:style-name="WW_CharLFO1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WW8Num10" style:display-name="WW8Num10">
      <text:list-level-style-number text:level="1" style:num-suffix="." style:num-format="1" text:start-value="3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0in" text:min-label-width="1.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0in" text:min-label-width="3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0in" text:min-label-width="4.5in"/>
      </text:list-level-style-number>
    </text:list-style>
    <text:list-style style:name="WW8Num11" style:display-name="WW8Num1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0in" text:min-label-width="1.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0in" text:min-label-width="3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0in" text:min-label-width="4.5in"/>
      </text:list-level-style-number>
    </text:list-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text:list-style style:name="WW8Num12" style:display-name="WW8Num12">
      <text:list-level-style-bullet text:level="1" text:style-name="WW_CharLFO1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/>
        <style:text-properties style:font-name="Wingdings"/>
      </text:list-level-style-bullet>
    </text:list-style>
    <style:style style:name="WW_CharLFO16LVL2" style:family="text">
      <style:text-properties style:font-name="Times New Roman" style:font-name-asian="Times New Roman" style:font-name-complex="Times New Roman"/>
    </style:style>
    <text:list-style style:name="WW8Num13" style:display-name="WW8Num1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text:style-name="WW_CharLFO16LVL2" style:num-suffix="." style:num-format="1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0in" text:min-label-width="1.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0in" text:min-label-width="3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0in" text:min-label-width="4.5in"/>
      </text:list-level-style-number>
    </text:list-style>
    <style:style style:name="WW_CharLFO17LVL1" style:family="text">
      <style:text-properties fo:font-size="12pt" style:font-size-asian="12pt" style:font-size-complex="12pt"/>
    </style:style>
    <style:style style:name="WW_CharLFO17LVL2" style:family="text">
      <style:text-properties style:font-name="Times New Roman" style:font-name-asian="Times New Roman" style:font-name-complex="Times New Roman"/>
    </style:style>
    <text:list-style style:name="WW8Num14" style:display-name="WW8Num14">
      <text:list-level-style-number text:level="1" text:style-name="WW_CharLFO17LVL1" style:num-suffix="." style:num-format="1" text:start-value="3">
        <style:list-level-properties text:space-before="0.25in" text:min-label-width="0.25in"/>
      </text:list-level-style-number>
      <text:list-level-style-number text:level="2" text:style-name="WW_CharLFO17LVL2" style:num-suffix="." style:num-format="1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0in" text:min-label-width="1.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0in" text:min-label-width="3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0in" text:min-label-width="4.5in"/>
      </text:list-level-style-number>
    </text:list-style>
    <text:list-style style:name="WW8Num15" style:display-name="WW8Num15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fo:text-align="end" text:space-before="0in" text:min-label-width="1.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fo:text-align="end" text:space-before="0in" text:min-label-width="2.75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fo:text-align="end" text:space-before="0in" text:min-label-width="4.25in"/>
      </text:list-level-style-number>
    </text:list-style>
    <text:list-style style:name="WW8Num16" style:display-name="WW8Num16">
      <text:list-level-style-number text:level="1" style:num-format="1" text:start-value="4">
        <style:list-level-properties text:space-before="0in" text:min-label-width="0.25in"/>
      </text:list-level-style-number>
      <text:list-level-style-number text:level="2" style:num-format="1" text:display-levels="2" text:start-value="4">
        <style:list-level-properties text:space-before="0in" text:min-label-width="0.5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75in"/>
      </text:list-level-style-number>
      <text:list-level-style-number text:level="5" style:num-format="1" text:display-levels="5">
        <style:list-level-properties text:space-before="0in" text:min-label-width="0.75in"/>
      </text:list-level-style-number>
      <text:list-level-style-number text:level="6" style:num-format="1" text:display-levels="6">
        <style:list-level-properties text:space-before="0in" text:min-label-width="1in"/>
      </text:list-level-style-number>
      <text:list-level-style-number text:level="7" style:num-format="1" text:display-levels="7">
        <style:list-level-properties text:space-before="0in" text:min-label-width="1.25in"/>
      </text:list-level-style-number>
      <text:list-level-style-number text:level="8" style:num-format="1" text:display-levels="8">
        <style:list-level-properties text:space-before="0in" text:min-label-width="1.25in"/>
      </text:list-level-style-number>
      <text:list-level-style-number text:level="9" style:num-format="1" text:display-levels="9">
        <style:list-level-properties text:space-before="0in" text:min-label-width="1.5in"/>
      </text:list-level-style-number>
    </text:list-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text:list-style style:name="WW8Num17" style:display-name="WW8Num17">
      <text:list-level-style-number text:level="1" style:num-suffix="." style:num-format="1" text:start-value="5">
        <style:list-level-properties text:space-before="0.25in" text:min-label-width="0.25in"/>
      </text:list-level-style-number>
      <text:list-level-style-bullet text:level="2" text:style-name="WW_CharLFO2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WW8Num18" style:display-name="WW8Num18">
      <text:list-level-style-number text:level="1" style:num-suffix=".0." style:num-format="1">
        <style:list-level-properties text:space-before="0in" text:min-label-width="0.5in"/>
      </text:list-level-style-number>
      <text:list-level-style-number text:level="2" style:num-suffix="." style:num-format="1" text:display-levels="2">
        <style:list-level-properties text:space-before="0.4916in" text:min-label-width="0.5in"/>
      </text:list-level-style-number>
      <text:list-level-style-number text:level="3" style:num-suffix="." style:num-format="1" text:display-levels="3">
        <style:list-level-properties text:space-before="0.9833in" text:min-label-width="0.5in"/>
      </text:list-level-style-number>
      <text:list-level-style-number text:level="4" style:num-suffix="." style:num-format="1" text:display-levels="4">
        <style:list-level-properties text:space-before="1.475in" text:min-label-width="0.75in"/>
      </text:list-level-style-number>
      <text:list-level-style-number text:level="5" style:num-suffix="." style:num-format="1" text:display-levels="5">
        <style:list-level-properties text:space-before="1.9666in" text:min-label-width="1in"/>
      </text:list-level-style-number>
      <text:list-level-style-number text:level="6" style:num-suffix="." style:num-format="1" text:display-levels="6">
        <style:list-level-properties text:space-before="2.4583in" text:min-label-width="1in"/>
      </text:list-level-style-number>
      <text:list-level-style-number text:level="7" style:num-suffix="." style:num-format="1" text:display-levels="7">
        <style:list-level-properties text:space-before="2.95in" text:min-label-width="1.25in"/>
      </text:list-level-style-number>
      <text:list-level-style-number text:level="8" style:num-suffix="." style:num-format="1" text:display-levels="8">
        <style:list-level-properties text:space-before="3.4416in" text:min-label-width="1.5in"/>
      </text:list-level-style-number>
      <text:list-level-style-number text:level="9" style:num-suffix="." style:num-format="1" text:display-levels="9">
        <style:list-level-properties text:space-before="3.9333in" text:min-label-width="1.5in"/>
      </text:list-level-style-number>
    </text:list-style>
    <text:list-style style:name="WW8Num19" style:display-name="WW8Num1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0in" text:min-label-width="1.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0in" text:min-label-width="3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0in" text:min-label-width="4.5in"/>
      </text:list-level-style-number>
    </text:list-style>
    <style:style style:name="WW_CharLFO23LVL1" style:family="text">
      <style:text-properties style:font-name="Symbol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text:list-style style:name="WW8Num20" style:display-name="WW8Num20">
      <text:list-level-style-bullet text:level="1" text:style-name="WW_CharLFO2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WW8Num21" style:display-name="WW8Num2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0in" text:min-label-width="1.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0in" text:min-label-width="3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0in" text:min-label-width="4.5in"/>
      </text:list-level-style-number>
    </text:list-style>
    <style:style style:name="WW_CharLFO25LVL1" style:family="text">
      <style:text-properties style:font-name="Symbol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/>
    </style:style>
    <text:list-style style:name="WW8Num22" style:display-name="WW8Num22">
      <text:list-level-style-bullet text:level="1" text:style-name="WW_CharLFO2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WW8Num23" style:display-name="WW8Num2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0in" text:min-label-width="1.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0in" text:min-label-width="3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0in" text:min-label-width="4.5in"/>
      </text:list-level-style-number>
    </text:list-style>
    <text:list-style style:name="WW8Num24" style:display-name="WW8Num2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 text:display-levels="2" text:start-value="2">
        <style:list-level-properties text:space-before="0.25in" text:min-label-width="0.5in"/>
      </text:list-level-style-number>
      <text:list-level-style-number text:level="3" style:num-suffix="." style:num-format="1" text:display-levels="3">
        <style:list-level-properties text:space-before="0.25in" text:min-label-width="0.5in"/>
      </text:list-level-style-number>
      <text:list-level-style-number text:level="4" style:num-suffix="." style:num-format="1" text:display-levels="4">
        <style:list-level-properties text:space-before="0.25in" text:min-label-width="0.75in"/>
      </text:list-level-style-number>
      <text:list-level-style-number text:level="5" style:num-suffix="." style:num-format="1" text:display-levels="5">
        <style:list-level-properties text:space-before="0.25in" text:min-label-width="1in"/>
      </text:list-level-style-number>
      <text:list-level-style-number text:level="6" style:num-suffix="." style:num-format="1" text:display-levels="6">
        <style:list-level-properties text:space-before="0.25in" text:min-label-width="1in"/>
      </text:list-level-style-number>
      <text:list-level-style-number text:level="7" style:num-suffix="." style:num-format="1" text:display-levels="7">
        <style:list-level-properties text:space-before="0.25in" text:min-label-width="1.25in"/>
      </text:list-level-style-number>
      <text:list-level-style-number text:level="8" style:num-suffix="." style:num-format="1" text:display-levels="8">
        <style:list-level-properties text:space-before="0.25in" text:min-label-width="1.25in"/>
      </text:list-level-style-number>
      <text:list-level-style-number text:level="9" style:num-suffix="." style:num-format="1" text:display-levels="9">
        <style:list-level-properties text:space-before="0.25in" text:min-label-width="1.5in"/>
      </text:list-level-style-number>
    </text:list-style>
    <style:style style:name="WW_CharLFO28LVL3" style:family="text">
      <style:text-properties style:font-name="Symbol"/>
    </style:style>
    <text:list-style style:name="WW8Num25" style:display-name="WW8Num25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bullet text:level="3" text:style-name="WW_CharLFO28LVL3" text:bullet-char="">
        <style:list-level-properties text:space-before="1.625in" text:min-label-width="0.25in"/>
        <style:text-properties style:font-name="Symbol"/>
      </text:list-level-style-bullet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0in" text:min-label-width="3.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0in" text:min-label-width="4.75in"/>
      </text:list-level-style-number>
    </text:list-style>
    <text:list-style style:name="WW8Num26" style:display-name="WW8Num26">
      <text:list-level-style-number text:level="1" style:num-format="1" text:start-value="4">
        <style:list-level-properties text:space-before="0in" text:min-label-width="0.25in"/>
      </text:list-level-style-number>
      <text:list-level-style-number text:level="2" style:num-format="1" text:display-levels="2" text:start-value="4">
        <style:list-level-properties text:space-before="0in" text:min-label-width="0.5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75in"/>
      </text:list-level-style-number>
      <text:list-level-style-number text:level="5" style:num-format="1" text:display-levels="5">
        <style:list-level-properties text:space-before="0in" text:min-label-width="0.75in"/>
      </text:list-level-style-number>
      <text:list-level-style-number text:level="6" style:num-format="1" text:display-levels="6">
        <style:list-level-properties text:space-before="0in" text:min-label-width="1in"/>
      </text:list-level-style-number>
      <text:list-level-style-number text:level="7" style:num-format="1" text:display-levels="7">
        <style:list-level-properties text:space-before="0in" text:min-label-width="1.25in"/>
      </text:list-level-style-number>
      <text:list-level-style-number text:level="8" style:num-format="1" text:display-levels="8">
        <style:list-level-properties text:space-before="0in" text:min-label-width="1.25in"/>
      </text:list-level-style-number>
      <text:list-level-style-number text:level="9" style:num-format="1" text:display-levels="9">
        <style:list-level-properties text:space-before="0in" text:min-label-width="1.5in"/>
      </text:list-level-style-number>
    </text:list-style>
    <text:list-style style:name="WW8Num27" style:display-name="WW8Num27">
      <text:list-level-style-number text:level="1" style:num-format="1">
        <style:list-level-properties text:space-before="0in" text:min-label-width="0.2812in"/>
      </text:list-level-style-number>
      <text:list-level-style-number text:level="2" style:num-format="1" text:display-levels="2">
        <style:list-level-properties text:space-before="0in" text:min-label-width="0.5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75in"/>
      </text:list-level-style-number>
      <text:list-level-style-number text:level="5" style:num-format="1" text:display-levels="5">
        <style:list-level-properties text:space-before="0in" text:min-label-width="1in"/>
      </text:list-level-style-number>
      <text:list-level-style-number text:level="6" style:num-format="1" text:display-levels="6">
        <style:list-level-properties text:space-before="0in" text:min-label-width="1in"/>
      </text:list-level-style-number>
      <text:list-level-style-number text:level="7" style:num-format="1" text:display-levels="7">
        <style:list-level-properties text:space-before="0in" text:min-label-width="1.25in"/>
      </text:list-level-style-number>
      <text:list-level-style-number text:level="8" style:num-format="1" text:display-levels="8">
        <style:list-level-properties text:space-before="0in" text:min-label-width="1.25in"/>
      </text:list-level-style-number>
      <text:list-level-style-number text:level="9" style:num-format="1" text:display-levels="9">
        <style:list-level-properties text:space-before="0in" text:min-label-width="1.5in"/>
      </text:list-level-style-number>
    </text:list-style>
    <style:style style:name="WW_CharLFO31LVL1" style:family="text">
      <style:text-properties fo:font-size="12pt" style:font-size-asian="12pt" style:font-size-complex="12pt"/>
    </style:style>
    <style:style style:name="WW_CharLFO31LVL2" style:family="text">
      <style:text-properties style:font-name="Times New Roman" style:font-name-asian="Times New Roman" style:font-name-complex="Times New Roman"/>
    </style:style>
    <text:list-style style:name="WW8Num28" style:display-name="WW8Num28">
      <text:list-level-style-number text:level="1" text:style-name="WW_CharLFO31LVL1" style:num-suffix="." style:num-format="1" text:start-value="3">
        <style:list-level-properties text:space-before="0.25in" text:min-label-width="0.25in"/>
      </text:list-level-style-number>
      <text:list-level-style-number text:level="2" text:style-name="WW_CharLFO31LVL2" style:num-suffix="." style:num-format="1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0in" text:min-label-width="1.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0in" text:min-label-width="3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0in" text:min-label-width="4.5in"/>
      </text:list-level-style-number>
    </text:list-style>
    <style:style style:name="WW_CharLFO32LVL1" style:family="text">
      <style:text-properties style:font-name="Symbol"/>
    </style:style>
    <style:style style:name="WW_CharLFO32LVL2" style:family="text">
      <style:text-properties style:font-name="Courier New" style:font-name-complex="Courier New"/>
    </style:style>
    <style:style style:name="WW_CharLFO32LVL3" style:family="text">
      <style:text-properties style:font-name="Wingdings"/>
    </style:style>
    <style:style style:name="WW_CharLFO32LVL4" style:family="text">
      <style:text-properties style:font-name="Symbol"/>
    </style:style>
    <style:style style:name="WW_CharLFO32LVL5" style:family="text">
      <style:text-properties style:font-name="Courier New" style:font-name-complex="Courier New"/>
    </style:style>
    <style:style style:name="WW_CharLFO32LVL6" style:family="text">
      <style:text-properties style:font-name="Wingdings"/>
    </style:style>
    <style:style style:name="WW_CharLFO32LVL7" style:family="text">
      <style:text-properties style:font-name="Symbol"/>
    </style:style>
    <style:style style:name="WW_CharLFO32LVL8" style:family="text">
      <style:text-properties style:font-name="Courier New" style:font-name-complex="Courier New"/>
    </style:style>
    <style:style style:name="WW_CharLFO32LVL9" style:family="text">
      <style:text-properties style:font-name="Wingdings"/>
    </style:style>
    <text:list-style style:name="WW8Num29" style:display-name="WW8Num29">
      <text:list-level-style-bullet text:level="1" text:style-name="WW_CharLFO3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WW8Num30" style:display-name="WW8Num30">
      <text:list-level-style-number text:level="1" style:num-suffix="." style:num-format="1" text:start-value="4">
        <style:list-level-properties text:space-before="0in" text:min-label-width="0.2916in"/>
      </text:list-level-style-number>
      <text:list-level-style-number text:level="2" style:num-suffix="." style:num-format="1" text:display-levels="2" text:start-value="2">
        <style:list-level-properties text:space-before="0in" text:min-label-width="0.5in"/>
      </text:list-level-style-number>
      <text:list-level-style-number text:level="3" style:num-suffix="." style:num-format="1" text:display-levels="3">
        <style:list-level-properties text:space-before="0in" text:min-label-width="0.5in"/>
      </text:list-level-style-number>
      <text:list-level-style-number text:level="4" style:num-suffix="." style:num-format="1" text:display-levels="4">
        <style:list-level-properties text:space-before="0in" text:min-label-width="0.75in"/>
      </text:list-level-style-number>
      <text:list-level-style-number text:level="5" style:num-suffix="." style:num-format="1" text:display-levels="5">
        <style:list-level-properties text:space-before="0in" text:min-label-width="1in"/>
      </text:list-level-style-number>
      <text:list-level-style-number text:level="6" style:num-suffix="." style:num-format="1" text:display-levels="6">
        <style:list-level-properties text:space-before="0in" text:min-label-width="1in"/>
      </text:list-level-style-number>
      <text:list-level-style-number text:level="7" style:num-suffix="." style:num-format="1" text:display-levels="7">
        <style:list-level-properties text:space-before="0in" text:min-label-width="1.25in"/>
      </text:list-level-style-number>
      <text:list-level-style-number text:level="8" style:num-suffix="." style:num-format="1" text:display-levels="8">
        <style:list-level-properties text:space-before="0in" text:min-label-width="1.25in"/>
      </text:list-level-style-number>
      <text:list-level-style-number text:level="9" style:num-suffix="." style:num-format="1" text:display-levels="9">
        <style:list-level-properties text:space-before="0in" text:min-label-width="1.5in"/>
      </text:list-level-style-number>
    </text:list-style>
    <text:list-style style:name="WW8Num31" style:display-name="WW8Num3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0in" text:min-label-width="1.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0in" text:min-label-width="3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0in" text:min-label-width="4.5in"/>
      </text:list-level-style-number>
    </text:list-style>
    <text:list-style style:name="WW8Num32" style:display-name="WW8Num32">
      <text:list-level-style-number text:level="1" style:num-suffix="." style:num-format="1">
        <style:list-level-properties text:space-before="0.7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0in" text:min-label-width="1.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0in" text:min-label-width="3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0in" text:min-label-width="4.5in"/>
      </text:list-level-style-number>
    </text:list-style>
    <style:style style:name="WW_CharLFO36LVL1" style:family="text">
      <style:text-properties fo:font-size="12pt" style:font-size-asian="12pt" style:font-size-complex="12pt"/>
    </style:style>
    <style:style style:name="WW_CharLFO36LVL2" style:family="text">
      <style:text-properties style:font-name="Times New Roman" style:font-name-asian="Times New Roman" style:font-name-complex="Times New Roman"/>
    </style:style>
    <text:list-style style:name="WW8Num33" style:display-name="WW8Num33">
      <text:list-level-style-number text:level="1" text:style-name="WW_CharLFO36LVL1" style:num-suffix="." style:num-format="1" text:start-value="3">
        <style:list-level-properties text:space-before="0.25in" text:min-label-width="0.25in"/>
      </text:list-level-style-number>
      <text:list-level-style-number text:level="2" text:style-name="WW_CharLFO36LVL2" style:num-suffix="." style:num-format="1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0in" text:min-label-width="1.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0in" text:min-label-width="3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0in" text:min-label-width="4.5in"/>
      </text:list-level-style-number>
    </text:list-style>
    <text:list-style style:name="WW8Num34" style:display-name="WW8Num3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0in" text:min-label-width="1.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0in" text:min-label-width="3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0in" text:min-label-width="4.5in"/>
      </text:list-level-style-number>
    </text:list-style>
    <style:style style:name="WW_CharLFO38LVL1" style:family="text">
      <style:text-properties style:font-name-asian="StarSymbol" style:font-name-complex="StarSymbol" fo:font-size="10.5pt" style:font-size-asian="10.5pt" style:font-size-complex="9pt" style:text-underline-type="none" style:text-underline-color="font-color"/>
    </style:style>
    <style:style style:name="WW_CharLFO38LVL2" style:family="text">
      <style:text-properties style:font-name-asian="StarSymbol" style:font-name-complex="StarSymbol" fo:font-size="10.5pt" style:font-size-asian="10.5pt" style:font-size-complex="9pt" style:text-underline-type="none" style:text-underline-color="font-color"/>
    </style:style>
    <style:style style:name="WW_CharLFO38LVL3" style:family="text">
      <style:text-properties style:font-name-asian="StarSymbol" style:font-name-complex="StarSymbol" fo:font-size="10.5pt" style:font-size-asian="10.5pt" style:font-size-complex="9pt" style:text-underline-type="none" style:text-underline-color="font-color"/>
    </style:style>
    <style:style style:name="WW_CharLFO38LVL4" style:family="text">
      <style:text-properties style:font-name-asian="StarSymbol" style:font-name-complex="StarSymbol" fo:font-size="10.5pt" style:font-size-asian="10.5pt" style:font-size-complex="9pt" style:text-underline-type="none" style:text-underline-color="font-color"/>
    </style:style>
    <style:style style:name="WW_CharLFO38LVL5" style:family="text">
      <style:text-properties style:font-name-asian="StarSymbol" style:font-name-complex="StarSymbol" fo:font-size="10.5pt" style:font-size-asian="10.5pt" style:font-size-complex="9pt" style:text-underline-type="none" style:text-underline-color="font-color"/>
    </style:style>
    <style:style style:name="WW_CharLFO38LVL6" style:family="text">
      <style:text-properties style:font-name-asian="StarSymbol" style:font-name-complex="StarSymbol" fo:font-size="10.5pt" style:font-size-asian="10.5pt" style:font-size-complex="9pt" style:text-underline-type="none" style:text-underline-color="font-color"/>
    </style:style>
    <style:style style:name="WW_CharLFO38LVL7" style:family="text">
      <style:text-properties style:font-name-asian="StarSymbol" style:font-name-complex="StarSymbol" fo:font-size="10.5pt" style:font-size-asian="10.5pt" style:font-size-complex="9pt" style:text-underline-type="none" style:text-underline-color="font-color"/>
    </style:style>
    <style:style style:name="WW_CharLFO38LVL8" style:family="text">
      <style:text-properties style:font-name-asian="StarSymbol" style:font-name-complex="StarSymbol" fo:font-size="10.5pt" style:font-size-asian="10.5pt" style:font-size-complex="9pt" style:text-underline-type="none" style:text-underline-color="font-color"/>
    </style:style>
    <style:style style:name="WW_CharLFO38LVL9" style:family="text">
      <style:text-properties style:font-name-asian="StarSymbol" style:font-name-complex="StarSymbol" fo:font-size="10.5pt" style:font-size-asian="10.5pt" style:font-size-complex="9pt" style:text-underline-type="none" style:text-underline-color="font-color"/>
    </style:style>
    <text:list-style style:name="WWNum5" style:display-name="WWNum5">
      <text:list-level-style-bullet text:level="1" text:style-name="WW_CharLFO38LVL1" text:bullet-char="•">
        <style:list-level-properties/>
        <style:text-properties style:font-name="Times New Roman"/>
      </text:list-level-style-bullet>
      <text:list-level-style-bullet text:level="2" text:style-name="WW_CharLFO38LVL2" text:bullet-char="◦">
        <style:list-level-properties/>
        <style:text-properties style:font-name="Times New Roman"/>
      </text:list-level-style-bullet>
      <text:list-level-style-bullet text:level="3" text:style-name="WW_CharLFO38LVL3" text:bullet-char="▪">
        <style:list-level-properties/>
        <style:text-properties style:font-name="Times New Roman"/>
      </text:list-level-style-bullet>
      <text:list-level-style-bullet text:level="4" text:style-name="WW_CharLFO38LVL4" text:bullet-char="•">
        <style:list-level-properties/>
        <style:text-properties style:font-name="Times New Roman"/>
      </text:list-level-style-bullet>
      <text:list-level-style-bullet text:level="5" text:style-name="WW_CharLFO38LVL5" text:bullet-char="◦">
        <style:list-level-properties/>
        <style:text-properties style:font-name="Times New Roman"/>
      </text:list-level-style-bullet>
      <text:list-level-style-bullet text:level="6" text:style-name="WW_CharLFO38LVL6" text:bullet-char="▪">
        <style:list-level-properties/>
        <style:text-properties style:font-name="Times New Roman"/>
      </text:list-level-style-bullet>
      <text:list-level-style-bullet text:level="7" text:style-name="WW_CharLFO38LVL7" text:bullet-char="•">
        <style:list-level-properties/>
        <style:text-properties style:font-name="Times New Roman"/>
      </text:list-level-style-bullet>
      <text:list-level-style-bullet text:level="8" text:style-name="WW_CharLFO38LVL8" text:bullet-char="◦">
        <style:list-level-properties/>
        <style:text-properties style:font-name="Times New Roman"/>
      </text:list-level-style-bullet>
      <text:list-level-style-bullet text:level="9" text:style-name="WW_CharLFO38LVL9" text:bullet-char="▪">
        <style:list-level-properties/>
        <style:text-properties style:font-name="Times New Roman"/>
      </text:list-level-style-bullet>
    </text:list-style>
    <text:list-style style:name="WWNum10" style:display-name="WWNum10">
      <text:list-level-style-number text:level="1" style:num-suffix=")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RTF_Num2" style:display-name="RTF_Num 2">
      <text:list-level-style-number text:level="1" style:num-suffix="." style:num-format="I">
        <style:list-level-properties text:space-before="0in" text:min-label-width="0.5in"/>
      </text:list-level-style-number>
      <text:list-level-style-number text:level="2" style:num-suffix="." style:num-format="A" style:num-letter-sync="true">
        <style:list-level-properties text:space-before="0.5in" text:min-label-width="0.5in"/>
      </text:list-level-style-number>
      <text:list-level-style-number text:level="3" style:num-suffix="." style:num-format="1">
        <style:list-level-properties text:space-before="1in" text:min-label-width="0.5in"/>
      </text:list-level-style-number>
      <text:list-level-style-number text:level="4" style:num-suffix=")" style:num-format="a" style:num-letter-sync="true">
        <style:list-level-properties text:space-before="1.5in" text:min-label-width="0.5in"/>
      </text:list-level-style-number>
      <text:list-level-style-number text:level="5" style:num-prefix="(" style:num-suffix=")" style:num-format="1">
        <style:list-level-properties text:space-before="2in" text:min-label-width="0.5in"/>
      </text:list-level-style-number>
      <text:list-level-style-number text:level="6" style:num-prefix="(" style:num-suffix=")" style:num-format="a" style:num-letter-sync="true">
        <style:list-level-properties text:space-before="2.5in" text:min-label-width="0.5in"/>
      </text:list-level-style-number>
      <text:list-level-style-number text:level="7" style:num-prefix="(" style:num-suffix=")" style:num-format="i">
        <style:list-level-properties text:space-before="3in" text:min-label-width="0.5in"/>
      </text:list-level-style-number>
      <text:list-level-style-number text:level="8" style:num-prefix="(" style:num-suffix=")" style:num-format="a" style:num-letter-sync="true">
        <style:list-level-properties text:space-before="3.5in" text:min-label-width="0.5in"/>
      </text:list-level-style-number>
      <text:list-level-style-number text:level="9" style:num-prefix="(" style:num-suffix=")" style:num-format="i">
        <style:list-level-properties text:space-before="4in" text:min-label-width="0.5in"/>
      </text:list-level-style-number>
    </text:list-style>
    <text:list-style style:name="RTF_Num3" style:display-name="RTF_Num 3">
      <text:list-level-style-number text:level="1" style:num-suffix="." style:num-format="I">
        <style:list-level-properties text:space-before="0in" text:min-label-width="0.5in"/>
      </text:list-level-style-number>
      <text:list-level-style-number text:level="2" style:num-suffix="." style:num-format="A" style:num-letter-sync="true">
        <style:list-level-properties text:space-before="0.5in" text:min-label-width="0.5in"/>
      </text:list-level-style-number>
      <text:list-level-style-number text:level="3" style:num-suffix="." style:num-format="1">
        <style:list-level-properties text:space-before="1in" text:min-label-width="0.5in"/>
      </text:list-level-style-number>
      <text:list-level-style-number text:level="4" style:num-suffix=")" style:num-format="a" style:num-letter-sync="true">
        <style:list-level-properties text:space-before="1.5in" text:min-label-width="0.5in"/>
      </text:list-level-style-number>
      <text:list-level-style-number text:level="5" style:num-prefix="(" style:num-suffix=")" style:num-format="1">
        <style:list-level-properties text:space-before="2in" text:min-label-width="0.5in"/>
      </text:list-level-style-number>
      <text:list-level-style-number text:level="6" style:num-prefix="(" style:num-suffix=")" style:num-format="a" style:num-letter-sync="true">
        <style:list-level-properties text:space-before="2.5in" text:min-label-width="0.5in"/>
      </text:list-level-style-number>
      <text:list-level-style-number text:level="7" style:num-prefix="(" style:num-suffix=")" style:num-format="i">
        <style:list-level-properties text:space-before="3in" text:min-label-width="0.5in"/>
      </text:list-level-style-number>
      <text:list-level-style-number text:level="8" style:num-prefix="(" style:num-suffix=")" style:num-format="a" style:num-letter-sync="true">
        <style:list-level-properties text:space-before="3.5in" text:min-label-width="0.5in"/>
      </text:list-level-style-number>
      <text:list-level-style-number text:level="9" style:num-prefix="(" style:num-suffix=")" style:num-format="i">
        <style:list-level-properties text:space-before="4in" text:min-label-width="0.5in"/>
      </text:list-level-style-number>
    </text:list-style>
    <text:list-style style:name="RTF_Num4" style:display-name="RTF_Num 4">
      <text:list-level-style-number text:level="1" style:num-suffix="." style:num-format="I">
        <style:list-level-properties text:space-before="0in" text:min-label-width="0.5in"/>
      </text:list-level-style-number>
      <text:list-level-style-number text:level="2" style:num-suffix="." style:num-format="A" style:num-letter-sync="true">
        <style:list-level-properties text:space-before="0.5in" text:min-label-width="0.5in"/>
      </text:list-level-style-number>
      <text:list-level-style-number text:level="3" style:num-suffix="." style:num-format="1">
        <style:list-level-properties text:space-before="1in" text:min-label-width="0.5in"/>
      </text:list-level-style-number>
      <text:list-level-style-number text:level="4" style:num-suffix=")" style:num-format="a" style:num-letter-sync="true">
        <style:list-level-properties text:space-before="1.5in" text:min-label-width="0.5in"/>
      </text:list-level-style-number>
      <text:list-level-style-number text:level="5" style:num-prefix="(" style:num-suffix=")" style:num-format="1">
        <style:list-level-properties text:space-before="2in" text:min-label-width="0.5in"/>
      </text:list-level-style-number>
      <text:list-level-style-number text:level="6" style:num-prefix="(" style:num-suffix=")" style:num-format="a" style:num-letter-sync="true">
        <style:list-level-properties text:space-before="2.5in" text:min-label-width="0.5in"/>
      </text:list-level-style-number>
      <text:list-level-style-number text:level="7" style:num-prefix="(" style:num-suffix=")" style:num-format="i">
        <style:list-level-properties text:space-before="3in" text:min-label-width="0.5in"/>
      </text:list-level-style-number>
      <text:list-level-style-number text:level="8" style:num-prefix="(" style:num-suffix=")" style:num-format="a" style:num-letter-sync="true">
        <style:list-level-properties text:space-before="3.5in" text:min-label-width="0.5in"/>
      </text:list-level-style-number>
      <text:list-level-style-number text:level="9" style:num-prefix="(" style:num-suffix=")" style:num-format="i">
        <style:list-level-properties text:space-before="4in" text:min-label-width="0.5in"/>
      </text:list-level-style-number>
    </text:list-style>
    <text:list-style style:name="RTF_Num5" style:display-name="RTF_Num 5">
      <text:list-level-style-number text:level="1" style:num-suffix="." style:num-format="I">
        <style:list-level-properties text:space-before="0in" text:min-label-width="0.5in"/>
      </text:list-level-style-number>
      <text:list-level-style-number text:level="2" style:num-suffix="." style:num-format="A" style:num-letter-sync="true">
        <style:list-level-properties text:space-before="0.5in" text:min-label-width="0.5in"/>
      </text:list-level-style-number>
      <text:list-level-style-number text:level="3" style:num-suffix="." style:num-format="1">
        <style:list-level-properties text:space-before="1in" text:min-label-width="0.5in"/>
      </text:list-level-style-number>
      <text:list-level-style-number text:level="4" style:num-suffix=")" style:num-format="a" style:num-letter-sync="true">
        <style:list-level-properties text:space-before="1.5in" text:min-label-width="0.5in"/>
      </text:list-level-style-number>
      <text:list-level-style-number text:level="5" style:num-prefix="(" style:num-suffix=")" style:num-format="1">
        <style:list-level-properties text:space-before="2in" text:min-label-width="0.5in"/>
      </text:list-level-style-number>
      <text:list-level-style-number text:level="6" style:num-prefix="(" style:num-suffix=")" style:num-format="a" style:num-letter-sync="true">
        <style:list-level-properties text:space-before="2.5in" text:min-label-width="0.5in"/>
      </text:list-level-style-number>
      <text:list-level-style-number text:level="7" style:num-prefix="(" style:num-suffix=")" style:num-format="i">
        <style:list-level-properties text:space-before="3in" text:min-label-width="0.5in"/>
      </text:list-level-style-number>
      <text:list-level-style-number text:level="8" style:num-prefix="(" style:num-suffix=")" style:num-format="a" style:num-letter-sync="true">
        <style:list-level-properties text:space-before="3.5in" text:min-label-width="0.5in"/>
      </text:list-level-style-number>
      <text:list-level-style-number text:level="9" style:num-prefix="(" style:num-suffix=")" style:num-format="i">
        <style:list-level-properties text:space-before="4in" text:min-label-width="0.5in"/>
      </text:list-level-style-number>
    </text:list-style>
    <text:notes-configuration text:note-class="footnote" text:start-value="0" style:num-format="1" text:start-numbering-at="page" text:footnotes-position="page"/>
    <text:notes-configuration text:note-class="endnote" text:start-value="0" style:num-format="1" text:start-numbering-at="document" text:footnotes-position="document"/>
    <text:outline-style>
      <text:outline-level-style text:level="1" style:num-format=""/>
      <text:outline-level-style text:level="2" style:num-prefix=" " style:num-suffix="." style:num-format="1">
        <style:list-level-properties/>
      </text:outline-level-style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5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TableColumn3" style:family="table-column">
      <style:table-column-properties style:column-width="3.8236in" style:use-optimal-column-width="false"/>
    </style:style>
    <style:style style:name="TableColumn4" style:family="table-column">
      <style:table-column-properties style:column-width="2.3138in" style:use-optimal-column-width="false"/>
    </style:style>
    <style:style style:name="Table2" style:family="table">
      <style:table-properties style:width="6.1375in" fo:margin-left="0.0312in" table:align="left"/>
    </style:style>
    <style:style style:name="TableRow5" style:family="table-row">
      <style:table-row-properties style:min-row-height="1.143in" style:use-optimal-row-height="false"/>
    </style:style>
    <style:style style:name="TableCell6" style:family="table-cell">
      <style:table-cell-properties fo:border="none" fo:padding-top="0.0381in" fo:padding-left="0.0381in" fo:padding-bottom="0.0381in" fo:padding-right="0.0381in"/>
    </style:style>
    <style:style style:name="T7" style:parent-style-name="Fuentedepárrafopredeter." style:family="text">
      <style:text-properties fo:font-size="10pt" style:font-size-asian="10pt" style:font-size-complex="10pt" style:language-asian="es" style:country-asian="ES" style:language-complex="ar" style:country-complex="SA"/>
    </style:style>
    <style:style style:name="T8" style:parent-style-name="Fuentedepárrafopredeter." style:family="text">
      <style:text-properties fo:font-size="10pt" style:font-size-asian="10pt" style:font-size-complex="10pt" style:language-asian="es" style:country-asian="ES" style:language-complex="ar" style:country-complex="SA"/>
    </style:style>
    <style:style style:name="TableCell9" style:family="table-cell">
      <style:table-cell-properties fo:border="none" fo:padding-top="0.0381in" fo:padding-left="0.0381in" fo:padding-bottom="0.0381in" fo:padding-right="0.0381in"/>
    </style:style>
    <style:style style:name="P10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11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12" style:parent-style-name="Númerodepágina" style:family="text">
      <style:text-properties fo:font-size="10pt" style:font-size-asian="10pt" style:font-size-complex="10pt"/>
    </style:style>
    <style:style style:name="T13" style:parent-style-name="Númerodepágina" style:family="text">
      <style:text-properties fo:font-style="italic" style:font-style-asian="italic" fo:font-size="10pt" style:font-size-asian="10pt" style:font-size-complex="10pt"/>
    </style:style>
    <style:style style:name="T14" style:parent-style-name="Númerodepágina" style:family="text">
      <style:text-properties fo:font-style="italic" style:font-style-asian="italic" fo:font-size="10pt" style:font-size-asian="10pt" style:font-size-complex="10pt"/>
    </style:style>
    <style:style style:name="T15" style:parent-style-name="Númerodepágina" style:family="text">
      <style:text-properties fo:font-style="italic" style:font-style-asian="italic" fo:font-size="10pt" style:font-size-asian="10pt" style:font-size-complex="10pt"/>
    </style:style>
    <style:style style:name="T16" style:parent-style-name="Númerodepágina" style:family="text">
      <style:text-properties fo:font-style="italic" style:font-style-asian="italic"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run-through" style:run-through="foreground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TableContents"><text:span text:style-name="T7"><draw:frame draw:z-index="251659264" draw:style-name="a0" draw:name="Imagen 1" text:anchor-type="paragraph" svg:x="2.0311in" svg:y="-0.03819in" svg:width="1.75157in" svg:height="0.79882in" style:rel-width="scale" style:rel-height="scale"><draw:image xlink:href="media/image1.png" xlink:type="simple" xlink:show="embed" xlink:actuate="onLoad"/><svg:title/><svg:desc/></draw:frame></text:span><text:span text:style-name="T8"><draw:frame draw:z-index="251660288" draw:style-name="a1" draw:name="Imagen 2" text:anchor-type="paragraph" svg:x="-0.03819in" svg:y="-0.03622in" svg:width="2.06968in" svg:height="0.79685in" style:rel-width="scale" style:rel-height="scale"><draw:image xlink:href="media/image2.png" xlink:type="simple" xlink:show="embed" xlink:actuate="onLoad"/><svg:title/><svg:desc/></draw:frame></text:span></text:p>
            </table:table-cell>
            <table:table-cell table:style-name="TableCell9">
              <text:p text:style-name="P10">FUNDAMENTOS DE PROGRAMACIÓN CIENTÍFICA EN QUÍMICA</text:p>
              <text:p text:style-name="P11">GRADO EN QUÍMICA</text:p>
            </table:table-cell>
          </table:table-row>
        </table:table>
        <text:p text:style-name="Standard"/>
      </style:header>
      <style:footer>
        <text:p text:style-name="Piedepágina"><text:span text:style-name="T12">Luis Javier Herrera. Programación Científica en Química <text:s text:c="17"/></text:span><text:span text:style-name="T13"><text:s/></text:span><text:span text:style-name="T14"><text:page-number text:fixed="false">4</text:page-number></text:span><text:span text:style-name="T15"><text:s/>de<text:s/></text:span><text:span text:style-name="T16"><text:page-count style:num-format="1">6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1</dc:title>
    <meta:initial-creator>Jose Luis</meta:initial-creator>
    <dc:creator>PROPIETARIO</dc:creator>
    <meta:creation-date>2010-09-23T08:55:00Z</meta:creation-date>
    <dc:date>2018-11-29T18:23:00Z</dc:date>
    <meta:print-date>2010-10-25T18:10:00Z</meta:print-date>
    <meta:template xlink:href="Normal" xlink:type="simple"/>
    <meta:editing-cycles>3</meta:editing-cycles>
    <meta:editing-duration>PT919860S</meta:editing-duration>
    <meta:user-defined meta:name="Info 1"/>
    <meta:user-defined meta:name="Info 2"/>
    <meta:user-defined meta:name="Info 3"/>
    <meta:user-defined meta:name="Info 4"/>
    <meta:document-statistic meta:page-count="6" meta:paragraph-count="14" meta:word-count="1122" meta:character-count="7279" meta:row-count="51" meta:non-whitespace-character-count="6171"/>
  </office:meta>
</office:document-meta>
</file>